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acbb" officeooo:paragraph-rsid="000cacbb"/>
    </style:style>
    <style:style style:name="P2" style:family="paragraph" style:parent-style-name="Standard">
      <style:text-properties officeooo:rsid="000cacbb" officeooo:paragraph-rsid="0017e241"/>
    </style:style>
    <style:style style:name="P3" style:family="paragraph" style:parent-style-name="Standard">
      <style:text-properties officeooo:rsid="000cacbb" officeooo:paragraph-rsid="001e81f3"/>
    </style:style>
    <style:style style:name="P4" style:family="paragraph" style:parent-style-name="Standard">
      <style:text-properties officeooo:rsid="000cacbb" officeooo:paragraph-rsid="002f6a64"/>
    </style:style>
    <style:style style:name="P5" style:family="paragraph" style:parent-style-name="Standard">
      <style:text-properties officeooo:rsid="000cacbb" officeooo:paragraph-rsid="003741ff"/>
    </style:style>
    <style:style style:name="P6" style:family="paragraph" style:parent-style-name="Standard">
      <style:text-properties officeooo:rsid="000cacbb" officeooo:paragraph-rsid="0170093c"/>
    </style:style>
    <style:style style:name="P7" style:family="paragraph" style:parent-style-name="Standard">
      <style:text-properties officeooo:rsid="000cacbb" officeooo:paragraph-rsid="02ee09ed"/>
    </style:style>
    <style:style style:name="P8" style:family="paragraph" style:parent-style-name="Standard">
      <style:text-properties officeooo:rsid="000cacbb" officeooo:paragraph-rsid="0310325b"/>
    </style:style>
    <style:style style:name="P9" style:family="paragraph" style:parent-style-name="Standard">
      <style:text-properties officeooo:rsid="000cacbb" officeooo:paragraph-rsid="03354dbb"/>
    </style:style>
    <style:style style:name="P10" style:family="paragraph" style:parent-style-name="Standard">
      <style:text-properties officeooo:rsid="000cacbb" officeooo:paragraph-rsid="033af44e"/>
    </style:style>
    <style:style style:name="P11" style:family="paragraph" style:parent-style-name="Standard">
      <style:text-properties officeooo:rsid="000cacbb" officeooo:paragraph-rsid="0384d496"/>
    </style:style>
    <style:style style:name="P12" style:family="paragraph" style:parent-style-name="Standard">
      <style:text-properties officeooo:rsid="000cacbb" officeooo:paragraph-rsid="039b2a87"/>
    </style:style>
    <style:style style:name="P13" style:family="paragraph" style:parent-style-name="Standard">
      <style:text-properties officeooo:rsid="000cacbb" officeooo:paragraph-rsid="03a495ee"/>
    </style:style>
    <style:style style:name="P14" style:family="paragraph" style:parent-style-name="Standard">
      <style:text-properties officeooo:rsid="000cacbb" officeooo:paragraph-rsid="03ab3b66"/>
    </style:style>
    <style:style style:name="P15" style:family="paragraph" style:parent-style-name="Standard">
      <style:text-properties officeooo:rsid="000cacbb" officeooo:paragraph-rsid="03b07b03"/>
    </style:style>
    <style:style style:name="P16" style:family="paragraph" style:parent-style-name="Standard">
      <style:text-properties officeooo:rsid="000cacbb" officeooo:paragraph-rsid="03b7720e"/>
    </style:style>
    <style:style style:name="P17" style:family="paragraph" style:parent-style-name="Standard">
      <style:text-properties officeooo:rsid="000cacbb" officeooo:paragraph-rsid="0415a04f"/>
    </style:style>
    <style:style style:name="P18" style:family="paragraph" style:parent-style-name="Standard">
      <style:text-properties officeooo:rsid="000cacbb" officeooo:paragraph-rsid="0427bd02"/>
    </style:style>
    <style:style style:name="P19" style:family="paragraph" style:parent-style-name="Standard">
      <style:text-properties officeooo:rsid="000cacbb" officeooo:paragraph-rsid="042e844e"/>
    </style:style>
    <style:style style:name="P20" style:family="paragraph" style:parent-style-name="Standard">
      <style:text-properties officeooo:rsid="00406838" officeooo:paragraph-rsid="00406838"/>
    </style:style>
    <style:style style:name="P21" style:family="paragraph" style:parent-style-name="Standard">
      <style:text-properties officeooo:rsid="0040a6c2" officeooo:paragraph-rsid="00ee7995"/>
    </style:style>
    <style:style style:name="P22" style:family="paragraph" style:parent-style-name="Standard">
      <style:text-properties officeooo:rsid="007d8ce8" officeooo:paragraph-rsid="007d8ce8"/>
    </style:style>
    <style:style style:name="P23" style:family="paragraph" style:parent-style-name="Standard">
      <style:text-properties officeooo:rsid="007f8262" officeooo:paragraph-rsid="007f8262"/>
    </style:style>
    <style:style style:name="P24" style:family="paragraph" style:parent-style-name="Standard">
      <style:text-properties officeooo:rsid="00804fbf" officeooo:paragraph-rsid="00804fbf"/>
    </style:style>
    <style:style style:name="P25" style:family="paragraph" style:parent-style-name="Standard">
      <style:text-properties officeooo:rsid="01df6f51" officeooo:paragraph-rsid="01df6f51"/>
    </style:style>
    <style:style style:name="P26" style:family="paragraph" style:parent-style-name="Standard">
      <style:text-properties officeooo:rsid="024e4c0d" officeooo:paragraph-rsid="024e4c0d"/>
    </style:style>
    <style:style style:name="P27" style:family="paragraph" style:parent-style-name="Standard">
      <style:text-properties officeooo:rsid="02bb5e41" officeooo:paragraph-rsid="02bb5e41"/>
    </style:style>
    <style:style style:name="P28" style:family="paragraph" style:parent-style-name="Standard">
      <style:text-properties officeooo:rsid="02ee09ed" officeooo:paragraph-rsid="02ee09ed"/>
    </style:style>
    <style:style style:name="P29" style:family="paragraph" style:parent-style-name="Standard">
      <style:text-properties officeooo:rsid="033af44e" officeooo:paragraph-rsid="033af44e"/>
    </style:style>
    <style:style style:name="P30" style:family="paragraph" style:parent-style-name="Standard">
      <style:text-properties officeooo:rsid="003bff84" officeooo:paragraph-rsid="03ba9c86"/>
    </style:style>
    <style:style style:name="P31" style:family="paragraph" style:parent-style-name="Standard">
      <style:text-properties officeooo:rsid="01352f23" officeooo:paragraph-rsid="03eab4b8"/>
    </style:style>
    <style:style style:name="T1" style:family="text">
      <style:text-properties officeooo:rsid="000da63c"/>
    </style:style>
    <style:style style:name="T2" style:family="text">
      <style:text-properties officeooo:rsid="00110337"/>
    </style:style>
    <style:style style:name="T3" style:family="text">
      <style:text-properties officeooo:rsid="001a496b"/>
    </style:style>
    <style:style style:name="T4" style:family="text">
      <style:text-properties officeooo:rsid="001b1982"/>
    </style:style>
    <style:style style:name="T5" style:family="text">
      <style:text-properties officeooo:rsid="001cc1e8"/>
    </style:style>
    <style:style style:name="T6" style:family="text">
      <style:text-properties officeooo:rsid="001e81f3"/>
    </style:style>
    <style:style style:name="T7" style:family="text">
      <style:text-properties officeooo:rsid="00202cc3"/>
    </style:style>
    <style:style style:name="T8" style:family="text">
      <style:text-properties officeooo:rsid="002035b2"/>
    </style:style>
    <style:style style:name="T9" style:family="text">
      <style:text-properties officeooo:rsid="0021ec10"/>
    </style:style>
    <style:style style:name="T10" style:family="text">
      <style:text-properties officeooo:rsid="0022e9d4"/>
    </style:style>
    <style:style style:name="T11" style:family="text">
      <style:text-properties officeooo:rsid="00240b03"/>
    </style:style>
    <style:style style:name="T12" style:family="text">
      <style:text-properties officeooo:rsid="0026753e"/>
    </style:style>
    <style:style style:name="T13" style:family="text">
      <style:text-properties officeooo:rsid="002c2a3d"/>
    </style:style>
    <style:style style:name="T14" style:family="text">
      <style:text-properties officeooo:rsid="002f6a64"/>
    </style:style>
    <style:style style:name="T15" style:family="text">
      <style:text-properties officeooo:rsid="002f8fb7"/>
    </style:style>
    <style:style style:name="T16" style:family="text">
      <style:text-properties officeooo:rsid="003297db"/>
    </style:style>
    <style:style style:name="T17" style:family="text">
      <style:text-properties officeooo:rsid="00356587"/>
    </style:style>
    <style:style style:name="T18" style:family="text">
      <style:text-properties officeooo:rsid="00369ec5"/>
    </style:style>
    <style:style style:name="T19" style:family="text">
      <style:text-properties officeooo:rsid="00397cc1"/>
    </style:style>
    <style:style style:name="T20" style:family="text">
      <style:text-properties officeooo:rsid="003a6968"/>
    </style:style>
    <style:style style:name="T21" style:family="text">
      <style:text-properties officeooo:rsid="003ab414"/>
    </style:style>
    <style:style style:name="T22" style:family="text">
      <style:text-properties officeooo:rsid="003dd0d3"/>
    </style:style>
    <style:style style:name="T23" style:family="text">
      <style:text-properties officeooo:rsid="00413957"/>
    </style:style>
    <style:style style:name="T24" style:family="text">
      <style:text-properties style:text-position="super 58%" officeooo:rsid="00413957"/>
    </style:style>
    <style:style style:name="T25" style:family="text">
      <style:text-properties style:text-position="super 58%" officeooo:rsid="0170093c"/>
    </style:style>
    <style:style style:name="T26" style:family="text">
      <style:text-properties style:text-position="super 58%" officeooo:rsid="03a495ee"/>
    </style:style>
    <style:style style:name="T27" style:family="text">
      <style:text-properties officeooo:rsid="0052e959"/>
    </style:style>
    <style:style style:name="T28" style:family="text">
      <style:text-properties officeooo:rsid="007f8262"/>
    </style:style>
    <style:style style:name="T29" style:family="text">
      <style:text-properties officeooo:rsid="007fdef5"/>
    </style:style>
    <style:style style:name="T30" style:family="text">
      <style:text-properties officeooo:rsid="00804fbf"/>
    </style:style>
    <style:style style:name="T31" style:family="text">
      <style:text-properties officeooo:rsid="0089185e"/>
    </style:style>
    <style:style style:name="T32" style:family="text">
      <style:text-properties officeooo:rsid="0092b438"/>
    </style:style>
    <style:style style:name="T33" style:family="text">
      <style:text-properties officeooo:rsid="0093ff45"/>
    </style:style>
    <style:style style:name="T34" style:family="text">
      <style:text-properties officeooo:rsid="011abf24"/>
    </style:style>
    <style:style style:name="T35" style:family="text">
      <style:text-properties officeooo:rsid="011bdd81"/>
    </style:style>
    <style:style style:name="T36" style:family="text">
      <style:text-properties officeooo:rsid="0124571c"/>
    </style:style>
    <style:style style:name="T37" style:family="text">
      <style:text-properties officeooo:rsid="0129c18e"/>
    </style:style>
    <style:style style:name="T38" style:family="text">
      <style:text-properties officeooo:rsid="013b0a7f"/>
    </style:style>
    <style:style style:name="T39" style:family="text">
      <style:text-properties officeooo:rsid="013ec027"/>
    </style:style>
    <style:style style:name="T40" style:family="text">
      <style:text-properties officeooo:rsid="013f668d"/>
    </style:style>
    <style:style style:name="T41" style:family="text">
      <style:text-properties officeooo:rsid="01423e17"/>
    </style:style>
    <style:style style:name="T42" style:family="text">
      <style:text-properties officeooo:rsid="01457360"/>
    </style:style>
    <style:style style:name="T43" style:family="text">
      <style:text-properties officeooo:rsid="0147c297"/>
    </style:style>
    <style:style style:name="T44" style:family="text">
      <style:text-properties officeooo:rsid="0147d760"/>
    </style:style>
    <style:style style:name="T45" style:family="text">
      <style:text-properties officeooo:rsid="0147e1ed"/>
    </style:style>
    <style:style style:name="T46" style:family="text">
      <style:text-properties officeooo:rsid="0148821b"/>
    </style:style>
    <style:style style:name="T47" style:family="text">
      <style:text-properties officeooo:rsid="0149191a"/>
    </style:style>
    <style:style style:name="T48" style:family="text">
      <style:text-properties officeooo:rsid="01497722"/>
    </style:style>
    <style:style style:name="T49" style:family="text">
      <style:text-properties officeooo:rsid="015eacef"/>
    </style:style>
    <style:style style:name="T50" style:family="text">
      <style:text-properties officeooo:rsid="016c6d30"/>
    </style:style>
    <style:style style:name="T51" style:family="text">
      <style:text-properties officeooo:rsid="0170093c"/>
    </style:style>
    <style:style style:name="T52" style:family="text">
      <style:text-properties officeooo:rsid="01ba16ac"/>
    </style:style>
    <style:style style:name="T53" style:family="text">
      <style:text-properties officeooo:rsid="01df6f51"/>
    </style:style>
    <style:style style:name="T54" style:family="text">
      <style:text-properties officeooo:rsid="01dfff22"/>
    </style:style>
    <style:style style:name="T55" style:family="text">
      <style:text-properties officeooo:rsid="01e005c1"/>
    </style:style>
    <style:style style:name="T56" style:family="text">
      <style:text-properties officeooo:rsid="01e1f278"/>
    </style:style>
    <style:style style:name="T57" style:family="text">
      <style:text-properties officeooo:rsid="01e2c6e8"/>
    </style:style>
    <style:style style:name="T58" style:family="text">
      <style:text-properties officeooo:rsid="01e39561"/>
    </style:style>
    <style:style style:name="T59" style:family="text">
      <style:text-properties officeooo:rsid="01e5f455"/>
    </style:style>
    <style:style style:name="T60" style:family="text">
      <style:text-properties officeooo:rsid="01ea4b0d"/>
    </style:style>
    <style:style style:name="T61" style:family="text">
      <style:text-properties officeooo:rsid="01eb18ff"/>
    </style:style>
    <style:style style:name="T62" style:family="text">
      <style:text-properties officeooo:rsid="01f0502f"/>
    </style:style>
    <style:style style:name="T63" style:family="text">
      <style:text-properties officeooo:rsid="01f06100"/>
    </style:style>
    <style:style style:name="T64" style:family="text">
      <style:text-properties officeooo:rsid="01f34f78"/>
    </style:style>
    <style:style style:name="T65" style:family="text">
      <style:text-properties officeooo:rsid="01fc32af"/>
    </style:style>
    <style:style style:name="T66" style:family="text">
      <style:text-properties officeooo:rsid="020206f6"/>
    </style:style>
    <style:style style:name="T67" style:family="text">
      <style:text-properties officeooo:rsid="0206a08d"/>
    </style:style>
    <style:style style:name="T68" style:family="text">
      <style:text-properties officeooo:rsid="0208e6c8"/>
    </style:style>
    <style:style style:name="T69" style:family="text">
      <style:text-properties officeooo:rsid="020b11ee"/>
    </style:style>
    <style:style style:name="T70" style:family="text">
      <style:text-properties officeooo:rsid="020bc550"/>
    </style:style>
    <style:style style:name="T71" style:family="text">
      <style:text-properties officeooo:rsid="020fc8d1"/>
    </style:style>
    <style:style style:name="T72" style:family="text">
      <style:text-properties officeooo:rsid="021165e1"/>
    </style:style>
    <style:style style:name="T73" style:family="text">
      <style:text-properties officeooo:rsid="0215ef7d"/>
    </style:style>
    <style:style style:name="T74" style:family="text">
      <style:text-properties officeooo:rsid="0219bae7"/>
    </style:style>
    <style:style style:name="T75" style:family="text">
      <style:text-properties officeooo:rsid="0222535f"/>
    </style:style>
    <style:style style:name="T76" style:family="text">
      <style:text-properties officeooo:rsid="0223fce7"/>
    </style:style>
    <style:style style:name="T77" style:family="text">
      <style:text-properties officeooo:rsid="022423a6"/>
    </style:style>
    <style:style style:name="T78" style:family="text">
      <style:text-properties officeooo:rsid="0225d6ca"/>
    </style:style>
    <style:style style:name="T79" style:family="text">
      <style:text-properties officeooo:rsid="02265037"/>
    </style:style>
    <style:style style:name="T80" style:family="text">
      <style:text-properties officeooo:rsid="02281f30"/>
    </style:style>
    <style:style style:name="T81" style:family="text">
      <style:text-properties officeooo:rsid="022d87b6"/>
    </style:style>
    <style:style style:name="T82" style:family="text">
      <style:text-properties officeooo:rsid="023149fd"/>
    </style:style>
    <style:style style:name="T83" style:family="text">
      <style:text-properties officeooo:rsid="02339298"/>
    </style:style>
    <style:style style:name="T84" style:family="text">
      <style:text-properties officeooo:rsid="0234000f"/>
    </style:style>
    <style:style style:name="T85" style:family="text">
      <style:text-properties officeooo:rsid="02354a2d"/>
    </style:style>
    <style:style style:name="T86" style:family="text">
      <style:text-properties officeooo:rsid="02370d2d"/>
    </style:style>
    <style:style style:name="T87" style:family="text">
      <style:text-properties officeooo:rsid="023e3a90"/>
    </style:style>
    <style:style style:name="T88" style:family="text">
      <style:text-properties officeooo:rsid="023ebb41"/>
    </style:style>
    <style:style style:name="T89" style:family="text">
      <style:text-properties officeooo:rsid="024254f1"/>
    </style:style>
    <style:style style:name="T90" style:family="text">
      <style:text-properties officeooo:rsid="024403d4"/>
    </style:style>
    <style:style style:name="T91" style:family="text">
      <style:text-properties officeooo:rsid="024708eb"/>
    </style:style>
    <style:style style:name="T92" style:family="text">
      <style:text-properties officeooo:rsid="024bd4aa"/>
    </style:style>
    <style:style style:name="T93" style:family="text">
      <style:text-properties officeooo:rsid="024cf2da"/>
    </style:style>
    <style:style style:name="T94" style:family="text">
      <style:text-properties officeooo:rsid="000cacbb"/>
    </style:style>
    <style:style style:name="T95" style:family="text">
      <style:text-properties officeooo:rsid="024f1c28"/>
    </style:style>
    <style:style style:name="T96" style:family="text">
      <style:text-properties officeooo:rsid="024f8fcb"/>
    </style:style>
    <style:style style:name="T97" style:family="text">
      <style:text-properties officeooo:rsid="025233a8"/>
    </style:style>
    <style:style style:name="T98" style:family="text">
      <style:text-properties officeooo:rsid="0252cb53"/>
    </style:style>
    <style:style style:name="T99" style:family="text">
      <style:text-properties officeooo:rsid="0254294e"/>
    </style:style>
    <style:style style:name="T100" style:family="text">
      <style:text-properties officeooo:rsid="0255b316"/>
    </style:style>
    <style:style style:name="T101" style:family="text">
      <style:text-properties officeooo:rsid="0258906a"/>
    </style:style>
    <style:style style:name="T102" style:family="text">
      <style:text-properties officeooo:rsid="025b8653"/>
    </style:style>
    <style:style style:name="T103" style:family="text">
      <style:text-properties officeooo:rsid="025c9f6f"/>
    </style:style>
    <style:style style:name="T104" style:family="text">
      <style:text-properties officeooo:rsid="025ea988"/>
    </style:style>
    <style:style style:name="T105" style:family="text">
      <style:text-properties officeooo:rsid="026234f6"/>
    </style:style>
    <style:style style:name="T106" style:family="text">
      <style:text-properties officeooo:rsid="02640b30"/>
    </style:style>
    <style:style style:name="T107" style:family="text">
      <style:text-properties officeooo:rsid="026747b3"/>
    </style:style>
    <style:style style:name="T108" style:family="text">
      <style:text-properties officeooo:rsid="026ab409"/>
    </style:style>
    <style:style style:name="T109" style:family="text">
      <style:text-properties officeooo:rsid="026db0d7"/>
    </style:style>
    <style:style style:name="T110" style:family="text">
      <style:text-properties officeooo:rsid="02718618"/>
    </style:style>
    <style:style style:name="T111" style:family="text">
      <style:text-properties officeooo:rsid="027381c8"/>
    </style:style>
    <style:style style:name="T112" style:family="text">
      <style:text-properties officeooo:rsid="027649a5"/>
    </style:style>
    <style:style style:name="T113" style:family="text">
      <style:text-properties officeooo:rsid="027944b1"/>
    </style:style>
    <style:style style:name="T114" style:family="text">
      <style:text-properties officeooo:rsid="027d20e1"/>
    </style:style>
    <style:style style:name="T115" style:family="text">
      <style:text-properties officeooo:rsid="027d2922"/>
    </style:style>
    <style:style style:name="T116" style:family="text">
      <style:text-properties officeooo:rsid="0280ab85"/>
    </style:style>
    <style:style style:name="T117" style:family="text">
      <style:text-properties officeooo:rsid="028365f1"/>
    </style:style>
    <style:style style:name="T118" style:family="text">
      <style:text-properties officeooo:rsid="0286172b"/>
    </style:style>
    <style:style style:name="T119" style:family="text">
      <style:text-properties officeooo:rsid="02879b25"/>
    </style:style>
    <style:style style:name="T120" style:family="text">
      <style:text-properties officeooo:rsid="028edb61"/>
    </style:style>
    <style:style style:name="T121" style:family="text">
      <style:text-properties officeooo:rsid="0290e72d"/>
    </style:style>
    <style:style style:name="T122" style:family="text">
      <style:text-properties officeooo:rsid="0297a30e"/>
    </style:style>
    <style:style style:name="T123" style:family="text">
      <style:text-properties officeooo:rsid="02998208"/>
    </style:style>
    <style:style style:name="T124" style:family="text">
      <style:text-properties officeooo:rsid="02a0eddd"/>
    </style:style>
    <style:style style:name="T125" style:family="text">
      <style:text-properties officeooo:rsid="02a364c3"/>
    </style:style>
    <style:style style:name="T126" style:family="text">
      <style:text-properties officeooo:rsid="02a528f9"/>
    </style:style>
    <style:style style:name="T127" style:family="text">
      <style:text-properties officeooo:rsid="02a60eab"/>
    </style:style>
    <style:style style:name="T128" style:family="text">
      <style:text-properties officeooo:rsid="02ab3061"/>
    </style:style>
    <style:style style:name="T129" style:family="text">
      <style:text-properties officeooo:rsid="02ac7040"/>
    </style:style>
    <style:style style:name="T130" style:family="text">
      <style:text-properties officeooo:rsid="02ae37c3"/>
    </style:style>
    <style:style style:name="T131" style:family="text">
      <style:text-properties officeooo:rsid="02b00656"/>
    </style:style>
    <style:style style:name="T132" style:family="text">
      <style:text-properties officeooo:rsid="02b332ed"/>
    </style:style>
    <style:style style:name="T133" style:family="text">
      <style:text-properties officeooo:rsid="02b49cd1"/>
    </style:style>
    <style:style style:name="T134" style:family="text">
      <style:text-properties officeooo:rsid="02b6ed4d"/>
    </style:style>
    <style:style style:name="T135" style:family="text">
      <style:text-properties officeooo:rsid="02b745eb"/>
    </style:style>
    <style:style style:name="T136" style:family="text">
      <style:text-properties officeooo:rsid="02b9bbc7"/>
    </style:style>
    <style:style style:name="T137" style:family="text">
      <style:text-properties officeooo:rsid="02bb5e41"/>
    </style:style>
    <style:style style:name="T138" style:family="text">
      <style:text-properties officeooo:rsid="02bbb849"/>
    </style:style>
    <style:style style:name="T139" style:family="text">
      <style:text-properties officeooo:rsid="02c45efc"/>
    </style:style>
    <style:style style:name="T140" style:family="text">
      <style:text-properties officeooo:rsid="02c5fda4"/>
    </style:style>
    <style:style style:name="T141" style:family="text">
      <style:text-properties officeooo:rsid="02c726c5"/>
    </style:style>
    <style:style style:name="T142" style:family="text">
      <style:text-properties officeooo:rsid="02ca6049"/>
    </style:style>
    <style:style style:name="T143" style:family="text">
      <style:text-properties officeooo:rsid="02cd8d00"/>
    </style:style>
    <style:style style:name="T144" style:family="text">
      <style:text-properties officeooo:rsid="02cf68af"/>
    </style:style>
    <style:style style:name="T145" style:family="text">
      <style:text-properties officeooo:rsid="02d1e404"/>
    </style:style>
    <style:style style:name="T146" style:family="text">
      <style:text-properties officeooo:rsid="02d4d907"/>
    </style:style>
    <style:style style:name="T147" style:family="text">
      <style:text-properties officeooo:rsid="02d6626a"/>
    </style:style>
    <style:style style:name="T148" style:family="text">
      <style:text-properties officeooo:rsid="02d6a6ce"/>
    </style:style>
    <style:style style:name="T149" style:family="text">
      <style:text-properties officeooo:rsid="02d7fe2c"/>
    </style:style>
    <style:style style:name="T150" style:family="text">
      <style:text-properties officeooo:rsid="02da755a"/>
    </style:style>
    <style:style style:name="T151" style:family="text">
      <style:text-properties officeooo:rsid="02db09ce"/>
    </style:style>
    <style:style style:name="T152" style:family="text">
      <style:text-properties officeooo:rsid="02dcfc19"/>
    </style:style>
    <style:style style:name="T153" style:family="text">
      <style:text-properties officeooo:rsid="02dd8c30"/>
    </style:style>
    <style:style style:name="T154" style:family="text">
      <style:text-properties officeooo:rsid="02e52981"/>
    </style:style>
    <style:style style:name="T155" style:family="text">
      <style:text-properties officeooo:rsid="02e61fa9"/>
    </style:style>
    <style:style style:name="T156" style:family="text">
      <style:text-properties officeooo:rsid="02e7848a"/>
    </style:style>
    <style:style style:name="T157" style:family="text">
      <style:text-properties officeooo:rsid="02eb175b"/>
    </style:style>
    <style:style style:name="T158" style:family="text">
      <style:text-properties officeooo:rsid="02ec4ae8"/>
    </style:style>
    <style:style style:name="T159" style:family="text">
      <style:text-properties officeooo:rsid="02ee09ed"/>
    </style:style>
    <style:style style:name="T160" style:family="text">
      <style:text-properties officeooo:rsid="02ef8078"/>
    </style:style>
    <style:style style:name="T161" style:family="text">
      <style:text-properties officeooo:rsid="02f0d476"/>
    </style:style>
    <style:style style:name="T162" style:family="text">
      <style:text-properties officeooo:rsid="02f1bd6d"/>
    </style:style>
    <style:style style:name="T163" style:family="text">
      <style:text-properties officeooo:rsid="02f63b27"/>
    </style:style>
    <style:style style:name="T164" style:family="text">
      <style:text-properties officeooo:rsid="02f81f81"/>
    </style:style>
    <style:style style:name="T165" style:family="text">
      <style:text-properties officeooo:rsid="02fe9d3f"/>
    </style:style>
    <style:style style:name="T166" style:family="text">
      <style:text-properties officeooo:rsid="02ff1b0a"/>
    </style:style>
    <style:style style:name="T167" style:family="text">
      <style:text-properties officeooo:rsid="03003d6d"/>
    </style:style>
    <style:style style:name="T168" style:family="text">
      <style:text-properties officeooo:rsid="03013a7a"/>
    </style:style>
    <style:style style:name="T169" style:family="text">
      <style:text-properties officeooo:rsid="030298d3"/>
    </style:style>
    <style:style style:name="T170" style:family="text">
      <style:text-properties officeooo:rsid="0305ed41"/>
    </style:style>
    <style:style style:name="T171" style:family="text">
      <style:text-properties officeooo:rsid="0307b2ff"/>
    </style:style>
    <style:style style:name="T172" style:family="text">
      <style:text-properties officeooo:rsid="030be19c"/>
    </style:style>
    <style:style style:name="T173" style:family="text">
      <style:text-properties officeooo:rsid="030e7a68"/>
    </style:style>
    <style:style style:name="T174" style:family="text">
      <style:text-properties officeooo:rsid="0310325b"/>
    </style:style>
    <style:style style:name="T175" style:family="text">
      <style:text-properties officeooo:rsid="0315f115"/>
    </style:style>
    <style:style style:name="T176" style:family="text">
      <style:text-properties officeooo:rsid="031b189a"/>
    </style:style>
    <style:style style:name="T177" style:family="text">
      <style:text-properties officeooo:rsid="031db6d0"/>
    </style:style>
    <style:style style:name="T178" style:family="text">
      <style:text-properties officeooo:rsid="031e4a8a"/>
    </style:style>
    <style:style style:name="T179" style:family="text">
      <style:text-properties officeooo:rsid="031f10c1"/>
    </style:style>
    <style:style style:name="T180" style:family="text">
      <style:text-properties officeooo:rsid="03219dba"/>
    </style:style>
    <style:style style:name="T181" style:family="text">
      <style:text-properties officeooo:rsid="0321f649"/>
    </style:style>
    <style:style style:name="T182" style:family="text">
      <style:text-properties officeooo:rsid="0322e537"/>
    </style:style>
    <style:style style:name="T183" style:family="text">
      <style:text-properties officeooo:rsid="0326da27"/>
    </style:style>
    <style:style style:name="T184" style:family="text">
      <style:text-properties officeooo:rsid="032aee8c"/>
    </style:style>
    <style:style style:name="T185" style:family="text">
      <style:text-properties officeooo:rsid="032bbc1c"/>
    </style:style>
    <style:style style:name="T186" style:family="text">
      <style:text-properties officeooo:rsid="032e85af"/>
    </style:style>
    <style:style style:name="T187" style:family="text">
      <style:text-properties officeooo:rsid="0334ab3c"/>
    </style:style>
    <style:style style:name="T188" style:family="text">
      <style:text-properties officeooo:rsid="03354dbb"/>
    </style:style>
    <style:style style:name="T189" style:family="text">
      <style:text-properties officeooo:rsid="03367107"/>
    </style:style>
    <style:style style:name="T190" style:family="text">
      <style:text-properties officeooo:rsid="0337410c"/>
    </style:style>
    <style:style style:name="T191" style:family="text">
      <style:text-properties officeooo:rsid="0338c1c7"/>
    </style:style>
    <style:style style:name="T192" style:family="text">
      <style:text-properties officeooo:rsid="03398684"/>
    </style:style>
    <style:style style:name="T193" style:family="text">
      <style:text-properties officeooo:rsid="033dd170"/>
    </style:style>
    <style:style style:name="T194" style:family="text">
      <style:text-properties officeooo:rsid="033fa6e4"/>
    </style:style>
    <style:style style:name="T195" style:family="text">
      <style:text-properties officeooo:rsid="034239bd"/>
    </style:style>
    <style:style style:name="T196" style:family="text">
      <style:text-properties officeooo:rsid="0343ba97"/>
    </style:style>
    <style:style style:name="T197" style:family="text">
      <style:text-properties officeooo:rsid="034d6b7e"/>
    </style:style>
    <style:style style:name="T198" style:family="text">
      <style:text-properties officeooo:rsid="03513d40"/>
    </style:style>
    <style:style style:name="T199" style:family="text">
      <style:text-properties officeooo:rsid="03680d50"/>
    </style:style>
    <style:style style:name="T200" style:family="text">
      <style:text-properties officeooo:rsid="0394f759"/>
    </style:style>
    <style:style style:name="T201" style:family="text">
      <style:text-properties officeooo:rsid="0396c191"/>
    </style:style>
    <style:style style:name="T202" style:family="text">
      <style:text-properties officeooo:rsid="0396e49b"/>
    </style:style>
    <style:style style:name="T203" style:family="text">
      <style:text-properties officeooo:rsid="03987a6a"/>
    </style:style>
    <style:style style:name="T204" style:family="text">
      <style:text-properties officeooo:rsid="039b2a87"/>
    </style:style>
    <style:style style:name="T205" style:family="text">
      <style:text-properties officeooo:rsid="039c8ff7"/>
    </style:style>
    <style:style style:name="T206" style:family="text">
      <style:text-properties officeooo:rsid="039e8ce5"/>
    </style:style>
    <style:style style:name="T207" style:family="text">
      <style:text-properties officeooo:rsid="039f53d7"/>
    </style:style>
    <style:style style:name="T208" style:family="text">
      <style:text-properties officeooo:rsid="03a0d476"/>
    </style:style>
    <style:style style:name="T209" style:family="text">
      <style:text-properties officeooo:rsid="03a495ee"/>
    </style:style>
    <style:style style:name="T210" style:family="text">
      <style:text-properties officeooo:rsid="03a6afcb"/>
    </style:style>
    <style:style style:name="T211" style:family="text">
      <style:text-properties officeooo:rsid="03a9150a"/>
    </style:style>
    <style:style style:name="T212" style:family="text">
      <style:text-properties officeooo:rsid="03ad91de"/>
    </style:style>
    <style:style style:name="T213" style:family="text">
      <style:text-properties officeooo:rsid="03aeb60d"/>
    </style:style>
    <style:style style:name="T214" style:family="text">
      <style:text-properties officeooo:rsid="03b4480e"/>
    </style:style>
    <style:style style:name="T215" style:family="text">
      <style:text-properties officeooo:rsid="03bb0d36"/>
    </style:style>
    <style:style style:name="T216" style:family="text">
      <style:text-properties officeooo:rsid="03d897e1"/>
    </style:style>
    <style:style style:name="T217" style:family="text">
      <style:text-properties officeooo:rsid="04064e34"/>
    </style:style>
    <style:style style:name="T218" style:family="text">
      <style:text-properties officeooo:rsid="0408d53a"/>
    </style:style>
    <style:style style:name="T219" style:family="text">
      <style:text-properties officeooo:rsid="04099410"/>
    </style:style>
    <style:style style:name="T220" style:family="text">
      <style:text-properties officeooo:rsid="040cd311"/>
    </style:style>
    <style:style style:name="T221" style:family="text">
      <style:text-properties officeooo:rsid="040da65c"/>
    </style:style>
    <style:style style:name="T222" style:family="text">
      <style:text-properties officeooo:rsid="040e03e6"/>
    </style:style>
    <style:style style:name="T223" style:family="text">
      <style:text-properties officeooo:rsid="0410aa02"/>
    </style:style>
    <style:style style:name="T224" style:family="text">
      <style:text-properties officeooo:rsid="04113058"/>
    </style:style>
    <style:style style:name="T225" style:family="text">
      <style:text-properties officeooo:rsid="0414746a"/>
    </style:style>
    <style:style style:name="T226" style:family="text">
      <style:text-properties officeooo:rsid="0414ec80"/>
    </style:style>
    <style:style style:name="T227" style:family="text">
      <style:text-properties officeooo:rsid="0415a04f"/>
    </style:style>
    <style:style style:name="T228" style:family="text">
      <style:text-properties officeooo:rsid="0416a579"/>
    </style:style>
    <style:style style:name="T229" style:family="text">
      <style:text-properties officeooo:rsid="04190073"/>
    </style:style>
    <style:style style:name="T230" style:family="text">
      <style:text-properties officeooo:rsid="041a4c4c"/>
    </style:style>
    <style:style style:name="T231" style:family="text">
      <style:text-properties officeooo:rsid="042461be"/>
    </style:style>
    <style:style style:name="T232" style:family="text">
      <style:text-properties officeooo:rsid="0427a73d"/>
    </style:style>
    <style:style style:name="T233" style:family="text">
      <style:text-properties officeooo:rsid="04291d32"/>
    </style:style>
    <style:style style:name="T234" style:family="text">
      <style:text-properties officeooo:rsid="0429e873"/>
    </style:style>
    <style:style style:name="T235" style:family="text">
      <style:text-properties officeooo:rsid="042abedb"/>
    </style:style>
    <style:style style:name="T236" style:family="text">
      <style:text-properties officeooo:rsid="042bebe9"/>
    </style:style>
    <style:style style:name="T237" style:family="text">
      <style:text-properties officeooo:rsid="043678ec"/>
    </style:style>
    <style:style style:name="T238" style:family="text">
      <style:text-properties officeooo:rsid="0437dce6"/>
    </style:style>
    <style:style style:name="T239" style:family="text">
      <style:text-properties officeooo:rsid="0438ef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ty : "then as i was about to ride my in-you-words</text:p>
      <text:p text:style-name="P1">"godforsaken" bike,i just turned around to have a last look</text:p>
      <text:p text:style-name="P1">at you.."</text:p>
      <text:p text:style-name="P1">Ash(hugging Misty) : "just for clarification,Mist,that song</text:p>
      <text:p text:style-name="P1">you were humming that day from Kelly Trooper's</text:p>
      <text:p text:style-name="P1">Rockmore Woods-"Cutain Call",which we jointly roasted(both laugh) to soul it up(both smile), </text:p>
      <text:p text:style-name="P1">that um..if i weren't an</text:p>
      <text:p text:style-name="P1">utter buffoon then,i would've instantly atleast have a</text:p>
      <text:p text:style-name="P1">private talk with you or well..um..i've never thought itself</text:p>
      <text:p text:style-name="P1">but why I didn't go to Cerulian myself that day?i barely</text:p>
      <text:p text:style-name="P1">knew there was something called Hoenn in this world.."</text:p>
      <text:p text:style-name="P1">Misty(smirk) : "parting with each other actually broadened</text:p>
      <text:p text:style-name="P1">both our gazes, don't you think?"</text:p>
      <text:p text:style-name="P1">Ash(irritated) : "whatever!i just want to fondle my flower</text:p>
      <text:p text:style-name="P1">all the time(smile,Misty giggles)..but the next one year if</text:p>
      <text:p text:style-name="P1">any vulture and especially the Cerulian breed tries to</text:p>
      <text:p text:style-name="P1">insinuate that i must stay away <text:span text:style-name="T3">from </text:span>My wife for a full 12 hours</text:p>
      <text:p text:style-name="P1">due to some godforsaken work,then i'll.."</text:p>
      <text:p text:style-name="P1">Misty(brust into laughter) : "Ash,i would've been in a big</text:p>
      <text:p text:style-name="P1">trouble had you infact tried to come with me that day</text:p>
      <text:p text:style-name="P1">cause we were <text:span text:style-name="T4">20</text:span> and that though was a Gym still my</text:p>
      <text:p text:style-name="P1">home also..pl<text:span text:style-name="T5">u</text:span>s(giggle)..that bike ONLY had ONE</text:p>
      <text:p text:style-name="P1">seat(laughing),else it would've been another night outside</text:p>
      <text:p text:style-name="P1">and um..you know you might've been.."</text:p>
      <text:p text:style-name="P2">Ash(<text:span text:style-name="T8">laugh</text:span>) : "endangered?"</text:p>
      <text:p text:style-name="P2">Misty(laugh) : "exactly"</text:p>
      <text:p text:style-name="P3">Ash<text:span text:style-name="T6">(smile,hugging Misty firmly)</text:span> : "<text:span text:style-name="T7">only mistyviously that i’m(Misty giggles)..anyway,</text:span></text:p>
      <text:p text:style-name="P3">i've always wondered to which Cerulian bonehead</text:p>
      <text:p text:style-name="P1">did this idea occur to not give an extra seat in the bike so</text:p>
      <text:p text:style-name="P1">that people may carry others yet gave a god damn basket</text:p>
      <text:p text:style-name="P1">in front which was oversized and made the control</text:p>
      <text:p text:style-name="P1">almost impossible that too in a godforbidden forest like</text:p>
      <text:p text:style-name="P1">Viridian,which i guess i still may get lost in(laugh)"</text:p>
      <text:p text:style-name="P1">Misty(laugh) : "<text:span text:style-name="T9">Hall of Fame</text:span> in Cerulian Hating should be your</text:p>
      <text:p text:style-name="P1">title you know"</text:p>
      <text:p text:style-name="P1">Ash(scowl) : "i never found anything good there EXCEPT</text:p>
      <text:p text:style-name="P1">my <text:span text:style-name="T10">eternally</text:span> cherished flower(hugging Misty,Misty</text:p>
      <text:p text:style-name="P1">giggles),and my badge too was due to her"</text:p>
      <text:p text:style-name="P1">Misty(smile) : "well,atleast we battled,Dase really made a</text:p>
      <text:p text:style-name="P1">mess out of the situation"</text:p>
      <text:p text:style-name="P1">Ash(laugh) : "’<text:span text:style-name="T11">are you a fan?if so,please contact our manager’,’no mam i’m here for a gym badge’,’seal,give him the badge’(both laugh),’um..but mam,the battle..’,’um..all our pokemons are at centre,we’ve lost all matches terribly(both brusts into laughter) ’,then Lillie shows out of three only her Goldeen is left unscathed(both brusts into laughter),then Daisy says just take it kid,it’s still a badge(both brusts into laughter)’..</text:span>Sensational Trio in all aspects,no they have no match,still"</text:p>
      <text:p text:style-name="P1">Misty(smile) : "<text:span text:style-name="T12">Viol was there that day i never knew,the news of our(smirk) gym date(Ash giggles and tends Misty,Misty tenders Ash’s hairs)..that she obviously came to know first,came to me was as ususal too emotional(both smile),then would say this and that about you(Ash laughs) and all and i was in no mood and excepr Viol at that time i never had good relations with my sisters or anyone in the world(Ash tenders Misty’s cheeks),then this and that i was just too screwed up just told her not to disturb me that day atleast the next day we’ll talk much then she goes to her room and </text:span><text:soft-page-break/><text:span text:style-name="T12">then(smile,hugging Ash firmly)..my sweet bee came to rescue me(both smile and hug each other firmly for a few moments)</text:span>"</text:p>
      <text:p text:style-name="P1">Ash (laugh) : "<text:span text:style-name="T13">well after i left you final time all Violet</text:span> did was to panick all over the place</text:p>
      <text:p text:style-name="P1">long enough to force the police to start interrogating till</text:p>
      <text:p text:style-name="P1">Lance forbade them."</text:p>
      <text:p text:style-name="P1">Misty(smile) : "yes,she was the first one to see the</text:p>
      <text:p text:style-name="P1">judgement day death note you rather shoved through my ears<text:span text:style-name="T14">(laugh)”</text:span></text:p>
      <text:p text:style-name="P4">Ash(grim,<text:span text:style-name="T15">tendering Misty’s cheeks)</text:span> : "um..was i too..um..loud?"</text:p>
      <text:p text:style-name="P1">Misty(laugh) : "Ash,your another gem like my sisters,that</text:p>
      <text:p text:style-name="P1">day's theatrics were brilliant,if you were in</text:p>
      <text:p text:style-name="P1">our show at your present form,we would have had to turn</text:p>
      <text:p text:style-name="P1">the building into showhouse only cause even 4 of us</text:p>
      <text:p text:style-name="P1">wouldn't have had any time to manage the pokmeons let</text:p>
      <text:p text:style-name="P1">alone the Gym Battles but as soon as you would've</text:p>
      <text:p text:style-name="P1">realized that your Cerulian-Vultures were going to your</text:p>
      <text:p text:style-name="P1">Insinuate something,we would've been driven out of the</text:p>
      <text:p text:style-name="P1">city itself<text:span text:style-name="T16">(both brusts into laughter)</text:span>"</text:p>
      <text:p text:style-name="P1">Ash(laugh) : "i guess"</text:p>
      <text:p text:style-name="P1">Misty<text:span text:style-name="T18">(smile)</text:span> : "<text:span text:style-name="T17">anyway back to Jhoto,</text:span>i turned back and saw Brock returning and you</text:p>
      <text:p text:style-name="P1">had your head down murmuring something..</text:p>
      <text:p text:style-name="P1">Ash<text:span text:style-name="T18">(bit grim)</text:span> : "um..i was going to part with you three after 5</text:p>
      <text:p text:style-name="P1">years,well Brock left,Trac<text:span text:style-name="T19">e</text:span> left but that day you..you never</text:p>
      <text:p text:style-name="P1">went away from me even for a moment Mist in all those 5</text:p>
      <text:p text:style-name="P1">years<text:span text:style-name="T21">(both hug each other)</text:span>,you didn't even go home,rather staying with me only</text:p>
      <text:p text:style-name="P1">with phone contact i remembered that Daisy and all</text:p>
      <text:p text:style-name="P1">weren't then exactly showing there care to you so you</text:p>
      <text:p text:style-name="P1">were rather happy with me and when i returned home</text:p>
      <text:p text:style-name="P1">after 3 years <text:span text:style-name="T20">which i still can’t believe 2 league continuously(both smile)</text:span>,you stayed in my home infact for all those <text:span text:style-name="T35">15 days</text:span>(laugh) that was too much for my break.."</text:p>
      <text:p text:style-name="P1">Misty(laugh) : "sure,how many days did you halt</text:p>
      <text:p text:style-name="P5">afterwards?"</text:p>
      <text:p text:style-name="P30">Ash(laugh) : “yeah,saying but i recall what mom said then(Misty laughs as well)..’honey,wont she go home’(both brusts into laughter),then i was grim and rather whinnig that ’mom,<text:span text:style-name="T31">please atleast don’t drive her away</text:span>’(both brusts into laughter),<text:span text:style-name="T22">then mom becomes stern,’honey,that’s very rude,what are you thinking,i’m sorry but i thought she’s a bit too young to pass the whole travel break with her boyfriend at his home’(both brusts into laughter),then i obviously blushed and all and just said ‘no,no ,what are you saying,we’re just friends,good friends,best friends,very best..um..’(both brusts into laughter)...then mom says ‘hmm..i spoke with her sisters(both brusts into laughter)..but she can also sometimes stay in the lab(both brusts into laughter) like Brock and Tracy does sometimes here sometimes there...continuously..(both brusts into laughter)...’um..mom,i..um..will also go..um..(both brusts into laughter)...so mom just sighed and said ‘take care of yourself and your better friend’(both brusts into laughter)...”</text:span></text:p>
      <text:p text:style-name="P20">Misty(laugh) : “yeah,and i call Dase saying i’m at Ash’s home,then she’s angry and says’Mist,i’ll call the police(both brusts into laughter)’,then i scoff saying no i’m <text:span text:style-name="T27">happier </text:span>here and had a little quarrel and all but then later Lil calls says you shouldn’t be my boyfriend and all,finally <text:span text:style-name="T32">my </text:span>Viol flower says ‘um..<text:span text:style-name="T33">are you old enough to be legally</text:span> engaged’(both brusts into laughter) <text:span text:style-name="T215">then yeah finally Dase learns from mom that i’m always with you and goes like - ‘i see,we thought we are experienced enough(both laugh)...hostaged him at his own room(both brust into laughter)...great Mist,great..way to go(both laughs)..Viol,which movie had this plot’(both brusts into laughter)</text:span>”</text:p>
      <text:p text:style-name="P21">Ash(laugh) : “then Trace goes <text:span text:style-name="T23">all over Professor(both laugh) and all and Professor asks him why are Ash and that girl acting wired with each other(both brusts into laughter) and adds like - “hmm.. Waterflower sister,she’s a future gym leader,i see very difficult social </text:span><text:soft-page-break/><text:span text:style-name="T23">life...intelligent,intelligent”(both brusts into laughter)...then there was Brock of all(both laughs)..’yay!Ash,how was your 100</text:span><text:span text:style-name="T24">th</text:span><text:span text:style-name="T23"> kiss anniversary?(both brusts into laughter)”...and Trace was obviously awestruck and then too overjoyed(Misty laughs) and just before we left very solemly was stuttering to me like - ‘Ash,you two are only 18,just legal(both brusts into laughter)..but atleast don’t marry in a jungle(both brusts into laughter)...and all my friends,Harris,Lenny and all said like -‘wow,this bro never interested in girls(laugh,Misty brusts into laughter),goes out to travel and yeah we undertsand travel companions and all but no big deal and saw so many beautiful and skillfull girls but just wow(both laughs),Cerulian of all(laughs,Misty brusts into laughter),travel break,good skills with both pokemons and people and all we understand,she must have seen many great blokes as well(both laugh),but a guy like Ash(both brusts into laughter)..and even stays at his own home so nonchalantly all the time(both brusts into laughter),trophies on all accounts(both brusts into laughter),really Ash,really(both brusts into laughter)..ah!we get it(both brusts into laughter)’...then they smile and go like -’congratulations man,congratulations(both laughs)..too young though(both brusts into laughter)...you budged or she(both brusts into laughter)..’ ..and finally Gary of all blokes(both laughs) says like-’hmm,Ashy-boy(both laugh),hmm..pokemon master..hmm..(both brusts into laughter)...thought just girlfriend,but this much...hmm(both laughs)...Orange Islands..hmm..(both laugh)...honeymoon already completed..hmm..(both brusts into laughter)..league win while at honeymoon..hmm..(both brusts into laughter)..3 year not a word straight at home so free..hmm(both brusts into laughter)...thinks we won’t understand as there’s no ring..hmm..(both brusts into laughter)...hmm..Ashy-boy,hmm...Misty Waterflower Ketchum..hmm..(both brusts into laughter)..Waterflower wasn’t good enough so add Ketchum..hmm..(both brusts into laughter)..and of all had to be Ash Ketchum..hmm..(both brusts into laughter)..18 long years hmm...(both brusts into laughter)..league champion,Orange,hmm..too much water...hmm..(both brusts into laughter)...hmm..Ashy boy..hmm..dips in water,picks the flower(both brusts into laughter),wins the trophy..hmm...and then proudly bounces around - ‘toffy-flower,toffy-flower,ya ya,na na’ (both brusts into laughter)..hmm(both laughs)...Ashey-boy..hmm..can’t get a girlfriend so get a wife..hmm..(both brusts into laughter)..’ and each time i scoff them that all their trouble is because we’re not of same gender and all and i don’t care what their girlfriends or boyfriends do(both laugh)..oh(laugh)..this is from the few of my female friends ‘yeah,Ash very nice your wife..’(both brusts into laughter)..then i scoff like what the hell are you saying,can’t she be just my best friend and stay here a bit if she wants to which they say like-‘um..no sometimes we also fake fight with our beaus(both laughs)..but she..(both laugh)..very sweet but um..when it’s about you..um..(both laugh)..as if married for years..(both laugh)..did you marry the first day itself?(both brusts into laughter)..’...then i just say please enough,she just wants to stay here because she wants to go to research(both laugh) and so is talking with Professor Oak and pondering over travelling more or not that’s all atleast don’t tell her these(both brusts into laughter)...then they just giggle and taunt like ‘yay,new term,new term(both laughs),marriage at first sight(both brusts into laughter)’..that was something Mist,really(both laughs)..but that term is so true(both smile),no wonder about soulmates(both giggle and have a quick hug)..’</text:span></text:p>
      <text:p text:style-name="P22">Misty(laugh) : “well,similar things happened to me but you know they never saw you before <text:span text:style-name="T28">your stay there during..(hugs Ash and giggles)..”</text:span></text:p>
      <text:p text:style-name="P23">Ash(smile,<text:span text:style-name="T29">tendering Misty’s cheeks</text:span>) : “<text:span text:style-name="T34">when </text:span>i confessed to my sweety(Misty giggles<text:span text:style-name="T30">)...”</text:span></text:p>
      <text:p text:style-name="P24">Misty(smile) : “right during then a<text:span text:style-name="T36">gain 10 days and</text:span> few met,then you went off but gave me that trophy and before that none were really sure but you gifted me that trophy and nothing else some said just show-off and all the one or two who understood me said like(laugh)..’<text:span text:style-name="T37">aww,Mist so cute your boyfriend(both laughs)..so down to earth despite all success..aww,so innocent..(both brusts into laughter)..but Mist very introverted(both brusts into laughter)...will stammer all the time(both brusts into laughter)...’ and now(both brusts into laughter)...no all know about your antics and all but the proposal(both brusts into laughter), ‘so namecall(both brusts into laughter),who will cheat first on the first night(both brusts into laughter)’,’see i’ve been rather depressed while you namecall(both laugh) were on the spot even this morning(both brusts into laughter),so why don’t you do the honours(both laugh),but don’t expect me on next noon(both brusts into laughter)..’..</text:span><text:soft-page-break/><text:span text:style-name="T37">(Misty hugs Ash very firmly,Ash also hugs Misty very firmly)..you were so right when you said that Ash,’you’ve roamed among millions only to see your Ash’..only you,just you,as usual(both keep hugging each other for a few moments)..”</text:span></text:p>
      <text:p text:style-name="P31">Ash(smile,<text:span text:style-name="T216">hugging Misty very firmly,Misty also hugging Ash very firmly and smiling</text:span>) : “yeah,we really have been like like since day one,<text:span text:style-name="T216">you said thst Mist yesterday during namecall negotiations(both laughs) ‘you know only one name and one person when it comes to your personal life and everything else is impersonal to you’...so true is that i’m totally blind without my sweet Mist cause i’m not full then(bothh smile at each other and keep hugging for a few moments)...</text:span>but (laugh)..<text:span text:style-name="T52">then the next break at Jhoto to Hoenn stayed only for 6 days and all goes like ‘already divorced,so sad,this is why never to travell just after marriage,travel-marriage difficult to keep,fine man next one,next time,what next,reconcile or else,um..is divorce too costly’(both brusts into laughter)..and that actually pained me even more so did call you and all but just left quickly and then you were there whole time with us when Hoenn break happened,again for 15 days along with May and Max for 7 but then we were 22 and that fun wasn’t there(both smile)..still would taunt about remarriage(both laugh) but many actually had moved away and all and Gary since then always believed that we two were soulmates and all i told him no i’m not so sure and neither is she but has known each other just too well for a long 5 years and so on,just like each other’s company a lot(both smile) but again May was taunting us and all..but that really was my last break without a formal wife(both laugh),i returned from Cerulian again just 6 days and then was too busy about next journey cause Gary baited me with his Sinnoh buddies(both laugh)...but Trace’s antics were supreme(both laugh)..in Hoenn break he obviously made friends with May and supplied her food(both laugh)..she though just told him like -’but your girlfriend and you won’t have a sketch like that during proposal’(both brusts into laughter)...anyhow then Trace was much more calm about us just said what happens in Gym and all just normal and what you say about me(both smile)..which itself were extremely funny a few as you know but just love to chew(both giggle at each other)..these are Hoenn Break..’Dewgong hyperbeam,Snorlax style’(both brusts into laughter)...’here’s your badge,Aww,that fight Ash was so good’(both brusts into laughter)...’umm..’mam who is Ash’(both brusts into laughter),’um..oh..no,no ,it’s someone,so sweet my Ash is..um hey why are you still standing here GET OUT’(both brusts into laughter) then he would go like ‘yeah some hangouts,always asked me whom Ash was sitting with in the furthest table or opposite side bench’(both brusts into laughter)...after our confession just proper and all a lot about Daisy of course(both laughs)..but different stuff...but Hoenn break obviously you were there and i was beeing around you whole time(both laughs) so never cared really(both laugh)-Gary said taunting just ‘hmm..roles reversed’(both brusts into laughter) and a few others similar i just scoffed them saying atleast ‘i know her for 7 years’(both brust into laughter) and so on..and after Battle Frontier he wasn’t there at all except 1 day and next break was Sinnoh that time i stayed for 2 full weeks(both laughs)..then Trace did return with all his new grown-up antics(both laugh)..’Ash,11 years,it’s time’(both brusts into laughter),’why don’t you tell Daisy that’(both laugh)..’takes time,takes time’(both brusts into laughter),’well you’ve all the time,i come back 2 years later only’,’Ah,your flower too naive(both laugh),mine too thorney(both brusts into laughter)’,’then tell Syther not me’(both laughs),’man,just marry her get in here start gym battling share her burden(both laugh)’,’indeed half fish hald lad that’s my role then,too bad you’ll be forced into the coustum blindfolded’(both brust into laughter)..yeah you know like that,but really Mist,i wish i did that then but Unova i just didn’t know had to go for sure for my bunch and they were starved in that 1 month i stayed there in Cerulian and home could see it but really in Unova so much happened every day lost my control somewhere,and that break-up time was the last i was home but now i’m soully married with my soulmate Mist(both smiles each other and hugs each other firmly)..”</text:span></text:p>
      <text:p text:style-name="P25">Misty(smile) : “right Ash lets return to Jhoto end”</text:p>
      <text:p text:style-name="P5">Ash(smile) : "<text:span text:style-name="T53">yeah,</text:span>you and Brock- your memory was troubling</text:p>
      <text:p text:style-name="P1">me after Jhoto and as soon as i went home,<text:span text:style-name="T54">stayed only 6 days went off</text:span>,Hoenn to Battle</text:p>
      <text:p text:style-name="P1">Frontier,<text:span text:style-name="T54">15</text:span> and you were there,May was beaking my</text:p>
      <text:p text:style-name="P1">head whole day since she saw me alone with you in the</text:p>
      <text:p text:style-name="P1"><text:soft-page-break/>balcony..and um..you then had already reached a pretty</text:p>
      <text:p text:style-name="P1">high level for a <text:span text:style-name="T55">22</text:span> year old,and i saw you suddenly just</text:p>
      <text:p text:style-name="P1">after getting inside home and was then an utter jerk to</text:p>
      <text:p text:style-name="P1">say in reply to you ever sweet greeting "hi Ash!" I said</text:p>
      <text:p text:style-name="P1">rather in a flustered state "yeah! Hi! what are you doing</text:p>
      <text:p text:style-name="P1"><text:span text:style-name="T56">here</text:span>?"<text:span text:style-name="T56">(both brusts into laughter)</text:span> and you came to congratulate me on my Hoenn</text:p>
      <text:p text:style-name="P1">victory<text:span text:style-name="T57">(both brusts into laughter)</text:span>"</text:p>
      <text:p text:style-name="P1">Misty(laugh) : "you were so childish even at <text:span text:style-name="T57">22</text:span>,but i just</text:p>
      <text:p text:style-name="P1">cherished that sweetness of yours ever so much"</text:p>
      <text:p text:style-name="P1">Ash<text:span text:style-name="T58">(smile)</text:span> : "yeah as i said that,you just smirked rather as you</text:p>
      <text:p text:style-name="P1">expected something like that by then and congratulated</text:p>
      <text:p text:style-name="P1">me..but,you'll forever be a miracle monger to me sisnce</text:p>
      <text:p text:style-name="P1">that day our reunion in Hoenn,i saw Gyarados and then</text:p>
      <text:p text:style-name="P1">the flamethrower,i was rather so jealous of you as i</text:p>
      <text:p text:style-name="P1">thought i want Gyarados and also more so cause i had</text:p>
      <text:p text:style-name="P1">very few pokemon as i was new to hoenn,but then..</text:p>
      <text:p text:style-name="P1">(blush)..um..i turned back at you and you were smirking</text:p>
      <text:p text:style-name="P1">at me saying that it was rather very impressive than only</text:p>
      <text:p text:style-name="P1">impressive with a rather proud face then i went intoflashback and recalled,and i'm naratting this to you now</text:p>
      <text:p text:style-name="P1">cause i was too flustered before to do so but you looked</text:p>
      <text:p text:style-name="P1">nice that day,i already felt a strange feeling that since very</text:p>
      <text:p text:style-name="P1">last days of Jhoto was being more apparent to me but i</text:p>
      <text:p text:style-name="P1">never quite bothered.."</text:p>
      <text:p text:style-name="P1">Misty(smile) : "you were thinking a too much about me</text:p>
      <text:p text:style-name="P1">and gazing at me a bit too much and a bit longer and a bit</text:p>
      <text:p text:style-name="P1">more intently by the end of Jhoto,i was in cloud 9 and</text:p>
      <text:p text:style-name="P1">Brock also told me but you know what he was then to just</text:p>
      <text:p text:style-name="P1">as usual jump into the sea(laugh).."</text:p>
      <text:p text:style-name="P1">Ash(smile) : "yeah i guess i never before that considered</text:p>
      <text:p text:style-name="P1">you <text:span text:style-name="T59">more that the better</text:span> playmate<text:span text:style-name="T59">(both laugh)</text:span>,but as i said,as you were looking</text:p>
      <text:p text:style-name="P1">at Gyarados i looked at you constantly and intently a bit</text:p>
      <text:p text:style-name="P1">and then followed you after that closely,how you took the</text:p>
      <text:p text:style-name="P1">pokeball,kissed it as if you knew you would win,which i</text:p>
      <text:p text:style-name="P1">never till then myself could do so confidently,and released</text:p>
      <text:p text:style-name="P1">Gyarados of all pokemons..i really was amused,just how</text:p>
      <text:p text:style-name="P1">self confident you were,and Mist,it was the<text:span text:style-name="T60">n</text:span> i realized</text:p>
      <text:p text:style-name="P1">jealousy but as later i returned from flashback i thought</text:p>
      <text:p text:style-name="P1">may be i could beat Gyarados too but <text:span text:style-name="T61">that wasn’t the big thing the big thing was that</text:span> your disposition did</text:p>
      <text:p text:style-name="P1">entice me..when in Hoenn during the reunion i was just</text:p>
      <text:p text:style-name="P1">overjoyed to be able to see you and so did you.."</text:p>
      <text:p text:style-name="P1">Misty(smile) : "yeah,during my 5 years i was all about</text:p>
      <text:p text:style-name="P1">following you,fighting you and longing for you,the Gym suddenly such a huge responsibility and your memories</text:p>
      <text:p text:style-name="P1">just made had in those mere 9 months turned me into</text:p>
      <text:p text:style-name="P1">a grown up lady"</text:p>
      <text:p text:style-name="P1">Ash(smile) : "exactly, that's what i did saw,i saw the</text:p>
      <text:p text:style-name="P1">Cerulian City Gym Leader Misty Waterflower not my</text:p>
      <text:p text:style-name="P11">playmate Mist anymore(Misty smiles and tenders Ash’s hair)..<text:span text:style-name="T62">but no</text:span> Mist,you know what as sweet as you are,i just still cherish your that cute little sweetness that you were when we first met and the reason is simply because that dumb Gym..i never felt you had the time to enjoy yourself more <text:soft-page-break/>which i had in Hoenn after which i got a better foothold on things,but for me i just feel your pain now Mist,<text:span text:style-name="T63">you were way matured than i was at that age but still that now i realized was somehow forced upon you that disposition and all cause once i went close you still were my sweet playmate Mist in a whisker except that time in Hoenn break cause you wanted me to bee around which i happily obliged to(Misty smirks and smiles,Ash smiles too)</text:span>..you know great Gym leader is one thing and my sweet Mist is another,now i realize that sudden maturity of yours didn’t do you much favour as dumb buffoons instantly jumped upon you..if you got that Hoenn <text:span text:style-name="T64">for just</text:span> another year atleast in fact you could’ve become what i’m now,always fooling around,everfree,totally careless,totally free from anything-this Mist is your real nature as now as know.(Misty smiles,tendering Ash’s cheeks).you know Mist,i’ve had my respect and i’ve had my reservations for all in this world of Pokemon professionally involved and even for team rocket..but now i just feel that all is a bondage to me atleast for sure this idea of responsibility in this profession regarding this exact word pokemon battle(Misty smiles)..i can just laugh at anyone saying responsibility that they feel cause i know by soul no such thing exists...you want to be a gym leader you should be but i just don’t like this idea of responsibility at all and i want to take that upon myself cause battling for me is done for this life,<text:span text:style-name="T65">my bunch helped to make the great boss of team rocket of all to realize the fun,there’s nothing more for me in store to achieve professionally in this life atleast(Misty smiles and tenders Ash’s hair) </text:span>i’ve got nothing to do except to fool around and that’s how i’ll make responsibility a complete joke and fun that’s all <text:span text:style-name="T66">and now my life is all about you now otherwise i’m just like a pokemon itself i don’t have to do anything at all(Misty smiles and tenders Ash’s cheeks)</text:span>..Mist,i just want you to get rid of this dumb idea of responsibility for a f.. Gym,Pokemons,your family different stuff,but this Gym that hasn’t ever done you a good and had almost killed you by slow poisoning which another dumb buffon like me didn’t realize then due to utter ignorance..just don’t bother about dumbnuts trying to win badges <text:span text:style-name="T68">if they can’t compete</text:span>,<text:span text:style-name="T67">don’t bother about what they force upon you that has got nothing to do with pokemons,it’s just totally useless these things,you know i always tell an Onix can’t win but you know as well as me Onix certailny can win all its just a matter of training matter of insight,perseverence but at the end all play..</text:span>Mist you know me,i wouldn’t care a fig if a gym is closed for that day <text:span text:style-name="T69">or forever from that day</text:span>,i’ll move along to next and so on,<text:span text:style-name="T70">i wouldn’t give a fig about who the leader is and what about him or her before the match is over and just be professional till then,i’m there to have fun and if deserving win a badge that’s all,my bunch comes before me all time and then only after that if you want make friends with gym leaders all the time but atleast do it properly and politely but that’s a different thing entirely and can be done all the time after the match a good proper match to have the fun not going there from first hand like utter buffoons...</text:span>these brats should realize that a badge has to earned <text:span text:style-name="T71">and the leader should be given proper respect no matter who he or she is and what you feel </text:span>and not just you can arrive and it’ll be handed over to you after may be your first 3 gyms,Brock did hand it over,<text:span text:style-name="T72">you did hand it over</text:span> but i wouldn’t have stopped if he didn’t,i wouldn’t have stopped if Daisy had beaten me that day <text:span text:style-name="T72">or you did,i just would never stop at all,and yeah i might have a feeling for you at first sight cause you were of my age that doesn’t mean i’ll go all over like a textbook coward</text:span>..that’s what i want if anything to see in people who wants to do Pokemon Training <text:span text:style-name="T73">respect and giving it to own self first</text:span>..one has to move forward and that’s all otherwise why bother coming here at all,<text:span text:style-name="T74">why bother starting even,pokemon traing is hardest profession in pokemon world just choose another go elsewhere anyhow so few even completes 8 journeys and and win even 1 league,the system is unimaginably brutal and takes real men or women to go through not infatuated buffoons like that</text:span>..and no Mist,no matter what you say,as long as i’m in Cerulian,no brat gets to challege unless they know how to behave properly and give right respect no matter what he or she thinks inside...to me it’s all about your bunch and that’s how it should be no matter where and every hall of fame gym that i’ve seen was exactly like that except this damn Cerulian..but every Gym must be like that in my ideal picture,what responsibility does a gym leader has to babysit a buffon who doesn’t know what he’s doing in the first place <text:span text:style-name="T75">with himself or herself to begin with</text:span>?..the answer is absolutely none,and that’s how it should be...i just want this Mist that’s all,nothing else,just don’t think you have any responsibility to anyone if they are incompetent enough to not <text:soft-page-break/>behave properly <text:span text:style-name="T76">first</text:span>,just let me drive them away <text:span text:style-name="T77">first hand from the challenger identification centre itself</text:span>,they’ve got a long way to go to become a sane person first and then handle their own bunch then think of training then set a goal gym is the last step,if one can’t do <text:span text:style-name="T78">the very first</text:span>,atleast Cerulian isn’t for them as long as <text:span text:style-name="T79">i’m there with you or our future</text:span>..4 on 4 no restrictions,battle or bust..you’ll understand the challengers capasity after the first round itself you don’t have to go till 4th being a Gym leader <text:span text:style-name="T80">and you know too well proper challengers would absoutely adore this opportunity even if they only have 4 pokemons</text:span>,but the pests will think twice on a four on four strict stuff..those brats uttering attack this and that <text:span text:style-name="T81">without knowing who even they themselves are first</text:span>..just fed up with it am I completely and it’s so much fun if the two really are respectful to each other,barely found it..finally my thing is that just don’t think that it’s your responsibility to babysit doomsday goblins out of their infatua<text:span text:style-name="T82">tion</text:span> slumbers..they will get their food thrown <text:span text:style-name="T83">at </text:span>somewhere else <text:span text:style-name="T84">but not at Cerulian</text:span>,my sweet flower’s sweetness would be cheated upon i won’t tolerate that if i’m in the gym <text:span text:style-name="T85">and i won’t tolerate that in case of future too if such case arises and system stays same</text:span> and as soon as you went back buffons started to roam around and it was those 4 dumb buffons to come first <text:span text:style-name="T86">who </text:span>will not be sane for long(Misty laughs and shakes her head)<text:span text:style-name="T86">lived 12 more years in so called sanity too long(Misty laughs)</text:span>,i just don’t like it at all this idea of responsibility of a gym leader just totally bogus stuff anybody experienced enough knows who deserves what..if the brats don’t understand that’s their retardness not the gym leader’s irresponsibility straight and simple..."</text:p>
      <text:p text:style-name="P1">Misty(smile,hugging Ash firmly) : “my sweet little bee,you’re always within me dont worry(Ash smiles and hugs Misty very yfirmly).everybody isn’t you Ash,just give them a chance,what you could do with any gym which i myself saw i know,very rare people can do that and in Kalos atleast you had long surpassed anything imaginable here,you never had any match and yes Brock did tell you many times that Onix wouldn’t have coped up with chu-bro if you just persisted a bit and i get your point and <text:span text:style-name="T87">i know it all </text:span>who you ever were but your likes are rare and yes you’re right that the responsibility stuff did get on my nerves but it’s ok,i just ever needed my soulmate that’s all,<text:span text:style-name="T88">that jubilant self you’re talking about is only for you sweety,it’s real me for real myself,my Ash(both smile)..and </text:span>i’ve in my 12 years barely saw anyone like you except once or twice <text:span text:style-name="T89">and the behaviour you’re talking about exactly like that,absolutely proper,more than that even</text:span>..though(laugh)..i can already understand what doom awaits even if the Elite4 heads come in there once my fool-around bee steps in(both laugh) with Crawdauntogator(both brusts into laughter)<text:span text:style-name="T90">associeted with our new electrician(both laughs)</text:span>..but just be patient Ash,you’ll have ample time to be with me sweety,don’t worry and alright i myself would love to battle good challengers be it less in number but still atleast say 2 days are for kids,agree?”</text:p>
      <text:p text:style-name="P1">Ash(smile,hugging Misty firmly) : “soully...but only a half day(Misty brusts into laughter)and the registration time will be 11-11:15(Misty brusts into laughter)..at Dark Night:Gym Challenger Registration Version(Misty laughs aloud)..if pass that get you badge <text:span text:style-name="T91">exactly there don’t have to battle(Misty shakes her head and laughs)</text:span> but unfortunately no legend would dare to play this one(Misty laughs)..just want to chew up each brat that ever cheated on my flowers sweetness and those who will..besides if any pokebrat misbehaves(Misty brusts into laughter),apart from my water pests you have an <text:span text:style-name="T92">wisdom-brat there</text:span>(both brusts into laughter)..that’s enough...my sweet Mist shouldn’t be away from me long at all(both smiles at each other)..(laugh)..besides Mist,i’m already dreaded enough am not I that you’re AWOL(both brusts into laughter)..”</text:p>
      <text:p text:style-name="P1">Misty(smile,tendering Ash’s cheeks) : “soully(both brusts into laughter)..i won’t be away from my bee either(both hugs each other firmly for a few moments)..”</text:p>
      <text:p text:style-name="P1">Ash(laughs) : “besides can i bash Cerulian again?(both laughs)”</text:p>
      <text:p text:style-name="P1">Misty(laugh) : "Ash,give it a break,we’ll see when we get in,now continue"</text:p>
      <text:p text:style-name="P1">Ash(smile) : "right no Cerulian bonehead could disturb me</text:p>
      <text:p text:style-name="P1">when i was looking at you,the Gym Leader,then i saw you</text:p>
      <text:p text:style-name="P1">had become so established in yourself and my first</text:p>
      <text:p text:style-name="P1"><text:span text:style-name="T93">momentary </text:span>jealousy turned into the respect for that i had for a Gym</text:p>
      <text:p text:style-name="P1">Leader..(laugh)till i started trash talking them last year.."</text:p>
      <text:p text:style-name="P1">Misty(smile) : "but you still have.."</text:p>
      <text:p text:style-name="P1"><text:soft-page-break/>Ash(smile) : "precisely.then i had that respect for you,then</text:p>
      <text:p text:style-name="P1">i was rather ashtonished by you and kept a bit more</text:p>
      <text:p text:style-name="P1">regular contact because may be um.."</text:p>
      <text:p text:style-name="P1">Misty(smile) : "felt insecured with yousrself?"</text:p>
      <text:p text:style-name="P1">Ash(smile,hugging Misty) : "i always am unless you're</text:p>
      <text:p text:style-name="P1">right here"</text:p>
      <text:p text:style-name="P1">Misty(smile, hugging Ash) : "right!you know for all my</text:p>
      <text:p text:style-name="P1">infatuation with you Ash,that reunion i saw you,you also</text:p>
      <text:p text:style-name="P1">had grown up but were in same sweet oblivion that i</text:p>
      <text:p text:style-name="P1">rather felt a big sister affection for you rather than an</text:p>
      <text:p text:style-name="P1">attraction,but i always had my feeling inside me and yourt houghts,it really was a great reunion,but by then</text:p>
      <text:p text:style-name="P1">affection had taken over attraction whenever i thought of</text:p>
      <text:p text:style-name="P1">you,and um..Ash,a few times then i've had my doubts</text:p>
      <text:p text:style-name="P1">whether mine was also a mistake i mean whether it was</text:p>
      <text:p text:style-name="P1">true feeling or only infatuation for you.."</text:p>
      <text:p text:style-name="P1">Ash(smile) : "Mist, it's just the process till the final union</text:p>
      <text:p text:style-name="P1">that we've had where you saw all objects and ideas were absolutely laughed off and we’ve got souled as usual."</text:p>
      <text:p text:style-name="P1">Misty(broad smile,hugging Ash) : "exactly".</text:p>
      <text:p text:style-name="P26">Ash(laugh) : “no matter what Mist,i just you know can’t and don’t want to get out of my current state now,’hey namecall,are you insinuating something’(both brusts into laughter)...surely Trace and all who said so immature wants it all back so badly(both brusts into laughter)..and that’s exactly what the sludges taught me just go <text:span text:style-name="T95">all</text:span> volume cause you’ve got nothing to lose at all(both smile)..well Cerulian mob was better(both brusts into laughter)..anyhow,<text:span text:style-name="T94">then i kept up contacts with you which is after Jhoto i contacted you twice in weekends and once in midweek it became 2-2 cause of my journeys but the extra day was for Gyarados(both brusts into laughter)..”</text:span></text:p>
      <text:p text:style-name="P1">Misty(laugh) : “What did you do to my poor girl yesterday Ash,hum?(both laughs)..”</text:p>
      <text:p text:style-name="P1">Ash(laughs) : “<text:span text:style-name="T96">well if i broadcast this none will keep Gyarados’ anymore(laugh,Misty laughs as well)..</text:span>well Gyarados being Gyarados ever angry gets ready out comes <text:span text:style-name="T97">thinks of a battle then comes in</text:span> Heracross with total type disadvantage and <text:span text:style-name="T98">that type was </text:span>also to fool around with my sweety(Misty smirks,Ash tenders her cheeks,Misty hugs Ash firmly) then <text:span text:style-name="T99">a little bug like </text:span>Heracross <text:span text:style-name="T99">absolutely nonchalantly </text:span>said like ‘me 4 legal 2 illegal(both laughs),you one legal and no illegal-<text:span text:style-name="T100">beaus that is(both brusts into laughter)</text:span>,match done’(both <text:span text:style-name="T100">laughs</text:span>)..yeah exactly why she was so puzzled as you know the that bug just played a<text:span text:style-name="T101">n extremely nasty</text:span> sentimental type difference joke(both laughs) cause recently the Lab has had a few Gyarados’ and the bug as usual bugged around and extracted this info as to her it’s called beau-counting(both brusts into laughter) and their different antics and so on and her illegal ones are Bulbasaur(both laugh) and Bruneri(both laughs)..the poor girl looked at you and just lied down thinking what world is this even(both brusts into laughter),then i just went and patted her and <text:span text:style-name="T103">mentally </text:span>said like don’t worry <text:span text:style-name="T102">all fun</text:span> and she kinda was relieved to get back into the ball rather than being with absolute madcaps(both laughs)..and Mist had i told Nivy(both laugh)..it would’ve been like ‘do you interpret better your masters moods or emotions’(both brusts into laughter)..Gyarados,<text:span text:style-name="T104">given their natural temperament,</text:span> would’ve cried there then...once the opponent for once thinks of anything else apart from just fooling around,my bunch can’t be beaten and the otherwise is that the match doesn’t happen,so always a tie,<text:span text:style-name="T105">always friendship wins over everyone</text:span>(both smile)..(laugh)..though Mist,except Goldy i guess all are well behaved so don’t ever let your Gyarados to mingle with those two water brats(both laugh)..<text:span text:style-name="T106">cause with that power and all she’s very respected but if she of all strats to misbehave(both laughs),then the gym is done(both laughs)...</text:span>she’ll make all challenger’s her beaus then(both brusts into laughter)...”</text:p>
      <text:p text:style-name="P1">Misty(laughs) : “we should just let them have fun and just give the badges away then(both laughs)..”</text:p>
      <text:p text:style-name="P1"><text:soft-page-break/>Ash(laughs) : “yu<text:span text:style-name="T107">p,Master Cerulian Sensation</text:span>:DaisyDevil version(both laughs)...just love that name on poor Daisy(both laughs) but the night has been stupendous just because of that mob..<text:span text:style-name="T217">Mist,all my career and being with you and all but this moment and the night(both brust into laughter)</text:span>..<text:span text:style-name="T108">just impossible to ever forget,’suddenly that brat appears off the blue</text:span>/<text:span text:style-name="T219">in all smiles with his sinister crew</text:span>/he gets to a shop as if to get his due/suddenly he declares ring for his <text:span text:style-name="T109">only</text:span> beau(both brusts into laughter)...no Mist never can forget that mob in this life...’you’ve abducted all’,’why would <text:span text:style-name="T110">Cerulians</text:span> want Cerulian rings’(both brusts into laughter)..<text:span text:style-name="T218">that mob will remain legendary..(both laugh)..</text:span>”</text:p>
      <text:p text:style-name="P1">Misty(laugh) : “Ash,would you finish reminiscensing?want some sweet bee buzz(both laughs)”</text:p>
      <text:p text:style-name="P1">Ash(smile,huggig Misty firmly) : “right sweety,so then the contacts were more frequent and</text:p>
      <text:p text:style-name="P1">always were fun but rather grave and serious</text:p>
      <text:p text:style-name="P1">discussion,but then you should tell me about the</text:p>
      <text:p text:style-name="P1">handkerchief"</text:p>
      <text:p text:style-name="P1">Misty(smile,tendering Ash’s cheeks) : "still has it?"</text:p>
      <text:p text:style-name="P1">Ash(dissapointed) : "no,torn it up myself..um.."</text:p>
      <text:p text:style-name="P1">Misty(smile) : "didn't spare a single one did you?"</text:p>
      <text:p text:style-name="P1">Ash(dissapointed) : "all went the first night itself"</text:p>
      <text:p text:style-name="P1">Misty(smile) : "you've always been like this haven't you"</text:p>
      <text:p text:style-name="P1">Ash(solemn) : "i guess, don't like to keep junk rather</text:p>
      <text:p text:style-name="P1">everything in memory..<text:span text:style-name="T220">but that was..</text:span>"</text:p>
      <text:p text:style-name="P1">Misty(smile,hugging Ash) : "just store this one specially."</text:p>
      <text:p text:style-name="P1">Ash(smile,hugging Misty) : "done."</text:p>
      <text:p text:style-name="P1">Misty(smile) : "right,then as you were murmuring and</text:p>
      <text:p text:style-name="P1">Brock was approaching you,i finally tried to atleast give</text:p>
      <text:p text:style-name="P1">you an ultimate point,then gave you my handkerchief andlater sent you the lure.."</text:p>
      <text:p text:style-name="P1">Ash(laugh) : "well the handkerchief helped the very next</text:p>
      <text:p text:style-name="P1">day as those 3 buffoons jumped on me.."</text:p>
      <text:p text:style-name="P1">Misty(smile) : "thank God they did,else you wouldn't ever</text:p>
      <text:p text:style-name="P1">had thought about Keeping it"</text:p>
      <text:p text:style-name="P1">Ash(smile) : "might be,<text:span text:style-name="T220">but i’ve my sweety now(both hug each other quickly and giggle at each other) </text:span>but anyway then i kept that with</text:p>
      <text:p text:style-name="P1">me.then it just went on,would have a look at it and all..i</text:p>
      <text:p text:style-name="P1">didn't miss you i've never missed anyone nor i will but i</text:p>
      <text:p text:style-name="P1">guess it was just my longing for you that's all.."</text:p>
      <text:p text:style-name="P1">Misty(smile) : "<text:span text:style-name="T111">how was your break after Undercover</text:span>?"</text:p>
      <text:p text:style-name="P1">Ash(smile) : "<text:span text:style-name="T111">well it was at Professor Kukui’s most times and then 1 week at Safforn,you know they did offer me direct hall of fame because what my bunch did but i just said no,atleast let me see Kalos now i’ve seen the whole world and then just went there</text:span>..Kalos has been my best journey personally but just that last moment has made it sour..i had</text:p>
      <text:p text:style-name="P1">enoumous privacy and i was somewhere else really in</text:p>
      <text:p text:style-name="P1">Kalos cause i never needed to think about battle and all total self reflection,<text:span text:style-name="T112">studies people from intellectual and all sorts of environments,32 gyms all hall of fame</text:span> for around 2 years amusing experience for me that..won all the Badges from hall of fame leaders at full force..know the whole region so</text:p>
      <text:p text:style-name="P1">well..and then Elite4..um,it was the point i just wasn't</text:p>
      <text:p text:style-name="P1">really sane after that farewell incident in Kalos and then the sludge attack at Unova and that was my ultimate point as i told you after that i just became nasty on any kind of personal relationship,then i</text:p>
      <text:p text:style-name="P1">planned,<text:span text:style-name="T113">Kalos finished july,so,September</text:span>,<text:span text:style-name="T113">November</text:span>,January,<text:span text:style-name="T113">February,</text:span>March,<text:span text:style-name="T113">May and </text:span>June</text:p>
      <text:p text:style-name="P1">that was my plan</text:p>
      <text:p text:style-name="P1">Unova,Sinnoh,Hoenn,Kalos,Jhoto,Orange,Kanto...well i</text:p>
      <text:p text:style-name="P1">hated to go back to Orange <text:span text:style-name="T115">most</text:span> cause you were 17-18</text:p>
      <text:p text:style-name="P1"><text:soft-page-break/>then,with all your blossoming jubilance(<text:span text:style-name="T114">tenders Misty’s cheeks,</text:span>Misty laughs) and Trace with his antics(both laugh)..14 years,and I just didn't want to</text:p>
      <text:p text:style-name="P1">mingle much..but you know i just knew who i was then..it</text:p>
      <text:p text:style-name="P1">just felt like i could turn the whole world over just for</text:p>
      <text:p text:style-name="P1">fun..but i really didn't have any objectives..just thought</text:p>
      <text:p text:style-name="P1">buy a library in Kalos and spend the rest of my library or</text:p>
      <text:p text:style-name="P1">go to Sinnoh and Professor Kukui..and all,then finally</text:p>
      <text:p text:style-name="P1">went into Kanto..Lance said what he said..still I went back</text:p>
      <text:p text:style-name="P1">to Kalos to have a study further..then once i finished</text:p>
      <text:p text:style-name="P1">things actually pained me so much,each time i parted</text:p>
      <text:p text:style-name="P1">from you came back and i just became a devil..i realized</text:p>
      <text:p text:style-name="P1">my Mistake but more so my longing was now tangible to me which just surpassed all emotions..and had a feeling that you weren't married or</text:p>
      <text:p text:style-name="P1">like that,but if you really were..i'm sorry Mist,but i just</text:p>
      <text:p text:style-name="P1">might've destroyed the whole Cerulian city and abducted</text:p>
      <text:p text:style-name="P1">you or something..i just didn't know what i was doing and</text:p>
      <text:p text:style-name="P1">with my level it was hard..Pikachu realized this and he</text:p>
      <text:p text:style-name="P1">became very agitated all the time,<text:span text:style-name="T116">i just told him it has got nothing to do with battles at all and you know he doesn’t understand human emotions always got a bit dumbstruck at this and showed a picture of you saying this is what it is(both smile),he just would say it’s your picture and that’s all he understands(both smile)</text:span>..but as luck may have</text:p>
      <text:p text:style-name="P1">it..you were in that condition..and i just jumped upon you</text:p>
      <text:p text:style-name="P1">that's all..there was no power that day Mist, Could've</text:p>
      <text:p text:style-name="P1">taken you away from me..i'm so sorry i pained you for 12</text:p>
      <text:p text:style-name="P1">years being an idiot..i just can't be whole without <text:span text:style-name="T117">you</text:span></text:p>
      <text:p text:style-name="P1">Mist.."</text:p>
      <text:p text:style-name="P1">Misty(smile) : "forgetting whom your naratting the story</text:p>
      <text:p text:style-name="P1">to,dear?"</text:p>
      <text:p text:style-name="P1">Ash(smile,hugging Misty) : "all of memories are so precious to me now only because i'm naratting them to</text:p>
      <text:p text:style-name="P1">my sweety!"</text:p>
      <text:p text:style-name="P1">Misty(smile) : "ok,lets continue!"</text:p>
      <text:p text:style-name="P1">Ash : "yeah,then that Jhoto separation..i was going a bit</text:p>
      <text:p text:style-name="P1">poetic about Brock but could only say thank you Misty to</text:p>
      <text:p text:style-name="P1">myself as your thoughts were choking me and the more it</text:p>
      <text:p text:style-name="P1">went the more i realized what you meant when you said</text:p>
      <text:p text:style-name="P1">"would i ever see you" and that song,i just brushed you</text:p>
      <text:p text:style-name="P1">aside being childish as it takes if i sat on Charizard then 20</text:p>
      <text:p text:style-name="P1">minutes to reach Cerulian,now 3(laughs,Misty sighs and shakes her head<text:span text:style-name="T118">)</text:span>,but as soon as you were gone i</text:p>
      <text:p text:style-name="P1">just couldn't come into terms you know 5 years not one moment we were away...then team rocket came</text:p>
      <text:p text:style-name="P1">then i realized your words and kept that handkerchief</text:p>
      <text:p text:style-name="P1">went to phone you from the Lab..on the road i once or</text:p>
      <text:p text:style-name="P1">twice said "hey Misty,come look its this or that pokemon"</text:p>
      <text:p text:style-name="P1">(Misty smiles) only for chu-bro to remind me that you</text:p>
      <text:p text:style-name="P1">weren't there anymore,<text:span text:style-name="T119">which..</text:span>which after 5 years of constant</text:p>
      <text:p text:style-name="P1">company was just <text:span text:style-name="T119">fet impossible to tak</text:span>(tears).."</text:p>
      <text:p text:style-name="P1">Misty(smile, hugging Ash) : "sweety,I'm here always"</text:p>
      <text:p text:style-name="P1">Ash(clears off tears,smile) : "we grew up with each other</text:p>
      <text:p text:style-name="P1">didn't we Mist?"</text:p>
      <text:p text:style-name="P1">Misty(smile) : "surely Ash,i myself can't believe it either</text:p>
      <text:p text:style-name="P1"><text:soft-page-break/>that for 5 years not even a day was spent without you"</text:p>
      <text:p text:style-name="P1">Ash(smile) : "that got you through in your initial days in</text:p>
      <text:p text:style-name="P1">that go..nah just not in a mood.."</text:p>
      <text:p text:style-name="P1">Misty(laugh) : "finally the poor Cerulian brats can sleep</text:p>
      <text:p text:style-name="P1">well(Ash laughs)(smile) yeah,and you've influenced my</text:p>
      <text:p text:style-name="P1">style as well the most though later i found mine"</text:p>
      <text:p text:style-name="P1">Ash(smile) : "you and Gyarados have influenced me beyond</text:p>
      <text:p text:style-name="P1">measures."</text:p>
      <text:p text:style-name="P1">Misty(laugh) : "till that day.."</text:p>
      <text:p text:style-name="P1">Ash(smile) : "no,still..(laugh)..well beau-counting is different <text:span text:style-name="T120">stuff</text:span>(both brusts into laughter).."</text:p>
      <text:p text:style-name="P1">Misty(laughing) : "you don't need anything anymore <text:span text:style-name="T121">Ash,jut me(smile).</text:span>"</text:p>
      <text:p text:style-name="P1">Ash(smile) : "<text:span text:style-name="T121">that i’ve ever had(both hug each other firmly for a few moments)</text:span>"</text:p>
      <text:p text:style-name="P1">Misty(smil<text:span text:style-name="T121">e</text:span>) : "right,<text:span text:style-name="T121">restart then(both laugh)</text:span>"</text:p>
      <text:p text:style-name="P1">Ash : "yeah,well all has been influenced by my style till i started Dark Night:Tickle Tracy Version(both laughs)...but nah your style has a different grace,i was all about intuitive counters and all,you were ever forward yet gracefull and just as i said were so much more powerful than what you showed always so self confident and your abilities,you were eversweet everywhere and my true dream everywhere(both smile at each other) and my Mist is ever dream esque to me never touched by this world of words and ideas..way above my soul my being Mist you’re just me(both hug each other firmly)...all i ever want is to be in the dream to see the dearm that you are,just keep gazing at you for eternity,feel your presence perpetually just my Mist is how i call it(both keep hugging each other very firmly for a few moments)...”</text:p>
      <text:p text:style-name="P1">Misty(smile,hugging Ash very firmly) : “<text:span text:style-name="T122">me as well Ash,</text:span>just you”(they keep hugging each other firmly for a few more moments)</text:p>
      <text:p text:style-name="P1">Ash(laugh) : “but here about your style i’m using you in past tense cause you know the electricity(both brusts into laughter)..no really Mist you’ll have to change your style pretty drastically cause i have to have him due to my stuffs and that pest is really dangerous(Misty laughs and shakes her head)..unless you really you know play with him and let your bunch play with him,he’ll mid match try to fondle eveyone cause that to him would signal that this is play(both laugh) and thus all of us would have to be aware of light going out anytime and sudden appearences with tickling(both laughs) <text:span text:style-name="T123">and then Nivy will be there(both laughs)</text:span>...anyhow,then obviously i won Hoenn which kinda made me feel that i really can go the way cause it was my second and i got serious,came to know the rules very well and all that and kept contact with you</text:p>
      <text:p text:style-name="P1">but as i was saying you said congratulations while at home and i looked</text:p>
      <text:p text:style-name="P1">at you and i just knew you were so much more powerful</text:p>
      <text:p text:style-name="P1">than what you showed and i really became a fan and was</text:p>
      <text:p text:style-name="P1">kinda.."</text:p>
      <text:p text:style-name="P1">Misty(laugh) : "following me around in your own home(both laughs)"</text:p>
      <text:p text:style-name="P1">Ash(smile) : “well as i said either me or you physically will do that anyway(both smiles)..yeah,and that little brat picked it it up as i probably</text:p>
      <text:p text:style-name="P1">that day had let my arms around you shoulder or</text:p>
      <text:p text:style-name="P1">something while star gazing and that was 2 days before</text:p>
      <text:p text:style-name="P1">we departed"</text:p>
      <text:p text:style-name="P1">Misty<text:span text:style-name="T124">(smile)</text:span> : "i was just loving it,i told you i had a strange big</text:p>
      <text:p text:style-name="P1">sister affection for you then,but actually it was longing</text:p>
      <text:p text:style-name="P1">and i just wanted you to try to fly around me just as i did</text:p>
      <text:p text:style-name="P1">for all those years..(giggle) "</text:p>
      <text:p text:style-name="P1">Ash(smile) : "and i happily obliged,but(grim)and these m.. didn’t realize that the maturity was too sudden and thus would create mental pressure eventually especially cause she was living <text:span text:style-name="T125">with </text:span>and feeding utter buffoons which was the reason why she had to be like a big sister to all otherwise she couldn’t live there in that nonsense mess,and i heard that she was <text:span text:style-name="T126">like the</text:span> great queen while the <text:soft-page-break/>reporters had ulterior motives <text:span text:style-name="T127">and i never really cared cause i ever knew if you put a warm hand on shoulder you’re legend cause the rest were abject boneheads..</text:span>”</text:p>
      <text:p text:style-name="P1">Misty(sigh) : “Ash,it was 12 years ago,just beat it”</text:p>
      <text:p text:style-name="P1">Ash(<text:span text:style-name="T221">smile</text:span>) : “can i cheat on Cerulian Mist?”</text:p>
      <text:p text:style-name="P1">Misty(frown) : “you..(brusts into laughter)..Ash..”</text:p>
      <text:p text:style-name="P1">Ash(hugging Misty very firmly <text:span text:style-name="T222">looking into her eyes</text:span>,smile) : “every day selected challengers,natural environment,Charizard will be there,a totally new type of facility,so?why not sweety..hum?..”</text:p>
      <text:p text:style-name="P1">Misty(tendering Ash’s hair) : “you’ll be bored cause no vultures will be there(laugh)”</text:p>
      <text:p text:style-name="P1">Ash(looking into Misty’s eyes,hugging her,Misty also hugs Ash <text:span text:style-name="T222">now</text:span> and looks into his eyes,<text:span text:style-name="T129">both smile</text:span>) : “that’s not the answer <text:span text:style-name="T130">sweety is it?</text:span>and it’s so sweet this idea,hum?..lets runaway?”</text:p>
      <text:p text:style-name="P1">Misty(smile,same pose) : “Ash,just..”</text:p>
      <text:p text:style-name="P1">Ash(smile,same pose) : “soully”</text:p>
      <text:p text:style-name="P1">(they stay in that pose for <text:span text:style-name="T128">a few minutes)</text:span></text:p>
      <text:p text:style-name="P1">Ash(smile): “had the right thing,that’s the system.”</text:p>
      <text:p text:style-name="P1">Misty(smile,looking into Ash’s eyes,hugging him,Ash also hugs Misty and looks into her eyes <text:span text:style-name="T131">and smiles</text:span>) : “lets just runaway”</text:p>
      <text:p text:style-name="P1">Ash(smile) : “Pinkenberry all day long,just you and me soully together(both keeps the same pose for a moment and then hug each other very firmly for a few more moments)”</text:p>
      <text:p text:style-name="P1">Misty(smile) : “alright continue running away(both smile)”</text:p>
      <text:p text:style-name="P1">Ash(smile) : “yeah,so May was so</text:p>
      <text:p text:style-name="P1">ecstatic and saying propose,propose,propose(Misty</text:p>
      <text:p text:style-name="P1">laughs) the whole day next day to which i scoffed her that</text:p>
      <text:p text:style-name="P1">she was a mere kid then,to which she scowled and said</text:p>
      <text:p text:style-name="P1">she'll keep an watch on me,to which i said till Drew comes</text:p>
      <text:p text:style-name="P1">around,at which she just frowned and left telling me if i</text:p>
      <text:p text:style-name="P1">don't propose i'll be in deep waters(<text:span text:style-name="T132">both </text:span>laugh)"</text:p>
      <text:p text:style-name="P1">Misty(bit concerned) : "Ash,May is the best friend,your true little sister</text:p>
      <text:p text:style-name="P1">you've ever had,why cut her off?"</text:p>
      <text:p text:style-name="P1">Ash(solemn) : "Mist,i just sweared her left and right thats</text:p>
      <text:p text:style-name="P1">all,she said-well it was her 1st anniversary with</text:p>
      <text:p text:style-name="P1">Drew,actually on phone..um..i regret that really but i..that</text:p>
      <text:p text:style-name="P1">was the very next day Serena pulled that b.. stunt which obviously for a(Mist frowns again and shakes her head)..anyway.. and i</text:p>
      <text:p text:style-name="P1">already had turned Max off so,um..as soon as her</text:p>
      <text:p text:style-name="P1">thoughts appeared and i realized i had always taken</text:p>
      <text:p text:style-name="P1">Serena as that as well and she cheating on my trust,i just</text:p>
      <text:p text:style-name="P1">couldn't contain myself..and she was the only person that</text:p>
      <text:p text:style-name="P1">i never spoken harshly,she was exactly my little sis and</text:p>
      <text:p text:style-name="P1">among all if later I trusted someone it was her,became</text:p>
      <text:p text:style-name="P1">very vey matured after her Jhoto league and all of you</text:p>
      <text:p text:style-name="P1">know her and Drew..both just utterly sweet..i did use harsh</text:p>
      <text:p text:style-name="P1">words,which i did to all else including you many times but</text:p>
      <text:p text:style-name="P1">not May and Max,well Max was so little then but May,you</text:p>
      <text:p text:style-name="P1">just can't be harsh on her,Max I showed my disinterest and he himself took the clue and was off without telling May at all,just like Clemont and Dawn,Cilan was well</text:p>
      <text:p text:style-name="P1">he was professional with me thoroughly...well May on her</text:p>
      <text:p text:style-name="P1">anniversary said like i couldn't have imagined a better day</text:p>
      <text:p text:style-name="P1">and you know better day and i was there,she since she</text:p>
      <text:p text:style-name="P1">partes always called me bro or something..and all that i</text:p>
      <text:p text:style-name="P1">just lost it..I said get off you being with him and breaking</text:p>
      <text:p text:style-name="P1">up makes no sense to me or you,you say its better day as</text:p>
      <text:p text:style-name="P1"><text:soft-page-break/>if it was a big deal and you wouldn't have someone other</text:p>
      <text:p text:style-name="P1">than Drew and viseversa..that was a real crime from</text:p>
      <text:p text:style-name="P1">me..and she just realized i wasn't on level head cause of</text:p>
      <text:p text:style-name="P1">all my things and all that then..but May was the only one</text:p>
      <text:p text:style-name="P1">who sympathized with me after our break-up..Drew was</text:p>
      <text:p text:style-name="P1">kinda not sure..but May surely..Cilan chided me straight</text:p>
      <text:p text:style-name="P1">but said i won't bother about your personal life as he saw</text:p>
      <text:p text:style-name="P1">my full change and you and me from so sweet to so</text:p>
      <text:p text:style-name="P1">sour,and he is your huge fan..i perfected cooking and all</text:p>
      <text:p text:style-name="P1">from him as Brock left..so he has been Professional and</text:p>
      <text:p text:style-name="P1">never contacted you i guess since once just after break</text:p>
      <text:p text:style-name="P1">up till today?</text:p>
      <text:p text:style-name="P1">Misty(bit long faced) : "No he didn't.. just the day after you told him,was</text:p>
      <text:p text:style-name="P1">very brief just wished me luck and just how happy he was</text:p>
      <text:p text:style-name="P1">to personally know me and all that was it..May kept</text:p>
      <text:p text:style-name="P1">contact and was same as she was except any mention of you unless logically impossible,Max was always my huge pet(Ash laughs)..he kept contact,Dawn very rare..later didn't at all but</text:p>
      <text:p text:style-name="P1">surprisingly was around Cerulian the day after your antics(Ash</text:p>
      <text:p text:style-name="P1">laughs),I threw the party,she was there the next day,told</text:p>
      <text:p text:style-name="P1">me heard about it from Pokémon centre and all..was nice</text:p>
      <text:p text:style-name="P1">and then you know said i will contact you cause I can't</text:p>
      <text:p text:style-name="P1">keep my emotions checked when its about you and all</text:p>
      <text:p text:style-name="P1">that(both laugh)...Iris never did contact me afterwards as you said in your case just wanted to move on and</text:p>
      <text:p text:style-name="P1">Max recently turned off the last 9/10 months or so,realized</text:p>
      <text:p text:style-name="P1">my moods and that was it.."</text:p>
      <text:p text:style-name="P1">Ash(bit concerned) : "Mist,just a thing,those stuffs..why</text:p>
      <text:p text:style-name="P1">suddenly.."</text:p>
      <text:p text:style-name="P1">Misty(sigh) : "just an addiction you know..you were</text:p>
      <text:p text:style-name="P1">haunting me and even in the very last days i didn't want to</text:p>
      <text:p text:style-name="P1">battle and all..and then started it after the sludge attack and then Dase much later found out,just had a quarrel and then just went a step too far,this made Dase actually scream at mom once mom may have said something about you and so on..you really saved me Ash..no you said that</text:p>
      <text:p text:style-name="P1">day you know you're an insane and all sucked up</text:p>
      <text:p text:style-name="P1">nothing(Ash hugging Misty firmly)..i would've become exactly that cause..i just</text:p>
      <text:p text:style-name="P1">didn't know and every night that picture i thought i'll tear</text:p>
      <text:p text:style-name="P1">apart but just couldn't..someone i talked with and even agreed to date,but just that moment at night when i thought about it i just felt like a sword has just pierced through my heart and just hugged that picture cried my head off and would say like leave me and all..i told you just an overdose and i'll</text:p>
      <text:p text:style-name="P1">call all to jump..5 months i would've done that,i</text:p>
      <text:p text:style-name="P1">would've become completely lunatic..but(beam),then my</text:p>
      <text:p text:style-name="P1">sweet bee came and just..(hugging Ash firmly)..I cherish</text:p>
      <text:p text:style-name="P1">you so much Ash..so much..soully.."</text:p>
      <text:p text:style-name="P1">Ash(hugging Misty firmly,smile) : "my sweetly sweet sweety flower...you know Mist,this exactly was the factor that your very being was me and everyone that came to your personal contact knew it and my great legendary crime was that why i wasn’t exactly like in that aspect and thus i was deemed immature despite me telling those m.. things that helped them the most and that immaturity was what bugged those m.. yet they weren’t prudent enough to just knock me knowing i’m immature saying come back battle prove yourself only whinning like so and so..and them being the greatest legends in maturity were bufoon enough to not take up that damn gym for 10 days or just shut it down for 10 days and if that wasn’t good enough they let sludges float up the groud...just funny Mist,just funny as i said yesterday all about your not you..i never needed to prove anything to <text:soft-page-break/>you and viseversa and you know Mist i’m so happy that the boyfriend girlfriend ridiculusity isn’t anywhere near us and even this husband wife stuff all wordplays we know who we are and our relation and thus no objects or ideas interfare...so eternalized,the end...(Misty smiles )..anyhow,and i knew you'll</text:p>
      <text:p text:style-name="P1">get so much better overnight once you were with me again all the time.."</text:p>
      <text:p text:style-name="P1">Misty(smile) : "You broke in and all,and i had a mixed</text:p>
      <text:p text:style-name="P1">feeling,i didn't want to do anything,just sat on your Lap</text:p>
      <text:p text:style-name="P1">and that was my moment still.."</text:p>
      <text:p text:style-name="P1">Ash(smile) : "you sat so sweetly as i said barely managed not to hug you to death(Misty smiles and huggs Ash) Kanto Water Empress,most beautiful and</text:p>
      <text:p text:style-name="P1">skillful Sensational Sister...Ash Ketchum,the little boy</text:p>
      <text:p text:style-name="P1">from Pallet,always there..(hugging Misty very firmly)first sight ‘my Ash’ that’s it,that’s my sweet soulmate Mist(Ash and Misty both keep hugging each other firmly)..and no Mist,i was extremely</text:p>
      <text:p text:style-name="P1">sorry to know your state...very sorry..and your doses of (),</text:p>
      <text:p text:style-name="P1">that just turned me into a complete devil..that day i</text:p>
      <text:p text:style-name="P1">preyed upon my sweety to soul her(both giggle).. truely i</text:p>
      <text:p text:style-name="P1">was in an extreme mood of verbal smackdown cause that was the dose for the m.. that were trying to delude you in your mind..i really had to warn the Lab staff off though they weren’t legally authorized there once i was in but i don’t know what i did to you and your condition none would’ve understood me and would’ve jumped and if they did i would’ve felt physically threatened and that would’ve been it cause you know my most sinister ones were there all together and if Crwadauntogator themselves got a hint,they being who they are,that lab wouldn’t have been anymore...(Misty tenders Ash’s cheeks and hair)..really Mist,my whole wrath was upon the veil that covered you and any distraction would’ve just imploded me,i told you about the gym and all and i really did feel then and there that like just beat it i’ll kill off all gyms from this world and then when i was saying die.die,die that was even more crazy..really only my soumate could’ve faced that and ‘my Ash’ would become ‘I’m Ash’(both smile at each other and hugs each other)...but i just thank God that i've got</text:p>
      <text:p text:style-name="P1">you back cause there were just so many constraints and chances...i'm rather now realizing even more after i've got</text:p>
      <text:p text:style-name="P1">you back both our pains,mine especially... that's why I just</text:p>
      <text:p text:style-name="P1">want to be with you in Honeymoon..all i want..just gazing</text:p>
      <text:p text:style-name="P1">at you, hugging you,being at your presence..i just want my soulmate and adore</text:p>
      <text:p text:style-name="P1">her all day.. you're my whole being Mist..i cherish you</text:p>
      <text:p text:style-name="P1">too,soully so much..just you"(both hug each other firmly for some time)</text:p>
      <text:p text:style-name="P1">Misty(smile) : "anyway as i’ve souled my sweet bee,lets go to mount moon 2 sweety"</text:p>
      <text:p text:style-name="P1">Ash(smile) : "right,then those dumbnuts pulled their trick</text:p>
      <text:p text:style-name="P1">and you mentored max and was separated with Pikachu</text:p>
      <text:p text:style-name="P1">from us when i was thinking about Pikachu and Brock</text:p>
      <text:p text:style-name="P1">suddenly said don't worry Misty is with them,which just</text:p>
      <text:p text:style-name="P1">gave me a shock cause(laugh,Misty Laughs)yeah right,it</text:p>
      <text:p text:style-name="P1">would've been a worry for us 2 years back that Pikachu was the one who had to look after yourself in such</text:p>
      <text:p text:style-name="P1">situation but,then i realized (smile) that my flower had</text:p>
      <text:p text:style-name="P1">really blossomed"</text:p>
      <text:p text:style-name="P1">Misty(smile) : "i can never forget that dance and strangely</text:p>
      <text:p text:style-name="P1">you were keeping May in between us"</text:p>
      <text:p text:style-name="P1">Ash(smile) : "to gaze at you safely"</text:p>
      <text:p text:style-name="P1">Misty(smile) : "so finally you decided to gaze at someone</text:p>
      <text:p text:style-name="P1">intentionally"</text:p>
      <text:p text:style-name="P1">Ash(smile,huggig Misty) : "not someone but my only flower..(Misty giggles)..yeah,and Mist certain b..(Misty Frowns)..</text:p>
      <text:p text:style-name="P1"><text:soft-page-break/>(laugh)..nah that's from undercover actually,comes</text:p>
      <text:p text:style-name="P1">in Pinkeenberry(grin,Misty shakes her head and laughs,smile) anyhow</text:p>
      <text:p text:style-name="P1">they have at first sight charmed me but gazing to me is all</text:p>
      <text:p text:style-name="P1">about you(smile)...it was not how you looked or</text:p>
      <text:p text:style-name="P1">anything..but i just loved to keep gazing at your face rather to say your whole being enticed me since the first sight,just my Mist...it's</text:p>
      <text:p text:style-name="P1">majestic feeling(hugs Misty firmly,Misty too hugs Ash)"</text:p>
      <text:p text:style-name="P1">Misty(smile) : "but,Ash try to cut that language,i know you're</text:p>
      <text:p text:style-name="P1">feeling guilty about your actions to me yesterday and all</text:p>
      <text:p text:style-name="P1">that,but please we're married now, it's ok..and it's ok,we</text:p>
      <text:p text:style-name="P1">will be at Pinkenberry all alone for a long time.."</text:p>
      <text:p text:style-name="P1">Ash(smile) : "right,so i gazed at you and obviously May</text:p>
      <text:p text:style-name="P1">would understand and(laugh)threatened me to break my</text:p>
      <text:p text:style-name="P1">head with stones at night unless i proposed,to which i</text:p>
      <text:p text:style-name="P1">said she'll as usual eat too much and fall asleep,to which</text:p>
      <text:p text:style-name="P1">she compelled Brock to ration my food and her "normal"food between poor Max and himself and scowled them to</text:p>
      <text:p text:style-name="P1">gulp that up(both laughs) 10 years yet so very fresh in my</text:p>
      <text:p text:style-name="P1">memory..(both smile)..so she starved herself and me,to</text:p>
      <text:p text:style-name="P1">which i smirked that now great we'll eat each other</text:p>
      <text:p text:style-name="P1">up,then she smirked that she'll be the best for both,then i</text:p>
      <text:p text:style-name="P1">said if you slept off,she wisely nodded girls are always</text:p>
      <text:p text:style-name="P1">more tensed(both laugh),when i said i've seen that,she frowned and</text:p>
      <text:p text:style-name="P1">again then really said something i wish(sigh) i paid more</text:p>
      <text:p text:style-name="P1">attention to..but anyway,i've my flower(smiles at</text:p>
      <text:p text:style-name="P1">Misty,Misty giggles) she said that if i don't then even if</text:p>
      <text:p text:style-name="P1">another boy doesn't or you yourself don't it'll only pain us</text:p>
      <text:p text:style-name="P1">both,then i thought she won't let me sleep tonight plus</text:p>
      <text:p text:style-name="P1">you were anyhow leaving as Daisy and gang were upto</text:p>
      <text:p text:style-name="P1">their old dirty tricks(both laugh)..but again i now realize their trouble too,’you’re the reason for all this misfortune,sisters or show’(both brusts into laughter),what a night(both laughs)anyway,so i myself was also</text:p>
      <text:p text:style-name="P1">desperate,did she tell you anything"</text:p>
      <text:p text:style-name="P1">Misty(smile) : "she was here and there talking about Drew</text:p>
      <text:p text:style-name="P1">as if to suggest me from my own experience,which she</text:p>
      <text:p text:style-name="P1">was trying to portray as a travel companion</text:p>
      <text:p text:style-name="P1">environment,and i easily realized what she was upto(both</text:p>
      <text:p text:style-name="P1">laugh,Ash shakes his head) so i just played along,and yes</text:p>
      <text:p text:style-name="P1">that day she implied to me that you want to meet,but i</text:p>
      <text:p text:style-name="P1">also implied its always if other people aren't</text:p>
      <text:p text:style-name="P1">evsdropping,which obviously dissapointed her(laugh) and</text:p>
      <text:p text:style-name="P1">then we spoke(giggle)"</text:p>
      <text:p text:style-name="P1">Ash(giggle) : "right,i just about didn't have the right words</text:p>
      <text:p text:style-name="P1">and talked about your pokemons..well Gyarados that</text:p>
      <text:p text:style-name="P1">is(Misty laughs)..and then we had that hand holding and</text:p>
      <text:p text:style-name="P1">just slipped our fingers through againt each others</text:p>
      <text:p text:style-name="P1">fingures and all that,and yet i just stammered along and then finally i kinda forcefully hugged you</text:p>
      <text:p text:style-name="P1">and just said you're my best ever friend"</text:p>
      <text:p text:style-name="P1">Misty(laugh) : "actually that really was your way of saying</text:p>
      <text:p text:style-name="P1">you cherished me and i got that and answered you in your</text:p>
      <text:p text:style-name="P1">language but didn't do much..i just wanted you to burn for</text:p>
      <text:p text:style-name="P1">me with longing,as I thought then you'll have to confess</text:p>
      <text:p text:style-name="P1"><text:soft-page-break/>and i just loved that day so much"</text:p>
      <text:p text:style-name="P1">Ash(smile) : "right,next morning May opined that it</text:p>
      <text:p text:style-name="P1">would've been so much better if i did this and that,to</text:p>
      <text:p text:style-name="P1">which i said next time i'll take the rose from Drew</text:p>
      <text:p text:style-name="P1">personally,which dissuaded her from pestering both you</text:p>
      <text:p text:style-name="P1">and me(laugh)..but(laugh)..yesterday’s confession is nowhere worldly..(both brusts into laughter)"</text:p>
      <text:p text:style-name="P1">Misty(laugh) : "really Ash,from yesterday’s perspective just every seriousness or emotion or whatever even in that moment just makes no sense at all,’i’ll admit 3 things and ask 1 question’,’please’,’can i add two more questions before’(both brusts into laughter)..’what now’,’can i namecall you’(both brusts into laughter)..then finally i said whatever and you confess then still(both laugh)..’so i’m marrying a namecalled’ (both brusts into laughter),’yes as usual you namecalled”(both brusts into laughter) <text:s/>really Ash,that was something else none would realize outside what we were doing(both smile) anyway back to mount moon 2(both smile) and then Brock was you know as usual always wanted me to jump and since that day also started to give a piece</text:p>
      <text:p text:style-name="P1">of his mind everyday to you"</text:p>
      <text:p text:style-name="P1">Ash(sigh) : "yeah he did,Mist,but i still can't come.."</text:p>
      <text:p text:style-name="P1">Misty(frown) : "again dear?"</text:p>
      <text:p text:style-name="P1">Ash(smile) : "ok,ok,i won't (Misty smiles),yeah so after my</text:p>
      <text:p text:style-name="P1">3rd frontier symbol,i just couldn't take it anymore and one</text:p>
      <text:p text:style-name="P1">day just phoned you and spoke my mind too emotionally"</text:p>
      <text:p text:style-name="P1">Misty(smile) : "right,but Ash,that was music to my years</text:p>
      <text:p text:style-name="P1">cause i was only waiting for the inevitability,and then you</text:p>
      <text:p text:style-name="P1">were so so sweet"</text:p>
      <text:p text:style-name="P1">Ash(smile) : "right,and then well,May and all came to know and</text:p>
      <text:p text:style-name="P1">all that till i won Battle Frontier and straight went to</text:p>
      <text:p text:style-name="P1">Cerulian,Mist if only i knew those.."</text:p>
      <text:p text:style-name="P1">Misty(laugh) : "no let them sleep for now,ok?"</text:p>
      <text:p text:style-name="P1">Ash(smile) : "my conversations with you became more</text:p>
      <text:p text:style-name="P1">and more intense but i being a jerk,it was either pokemon</text:p>
      <text:p text:style-name="P1">or your gym battles that's all"</text:p>
      <text:p text:style-name="P1">Misty(smile) : "Ash,you're so sweet and then were even</text:p>
      <text:p text:style-name="P1">more as you were just about becoming a youth,it was</text:p>
      <text:p text:style-name="P1">amusing for me,and i always knew how much you loved</text:p>
      <text:p text:style-name="P1">my poses and winks.."</text:p>
      <text:p text:style-name="P1">Ash(smile) : oh! i died for those winks Mist,really,and your</text:p>
      <text:p text:style-name="P1">poses were as beautiful as ever,just that jovial self yours shined through and i felt like never stop gazing your pictures and it was heaven,and then that..um.."</text:p>
      <text:p text:style-name="P1">Misty(smirk) : "want those(laugh)?"</text:p>
      <text:p text:style-name="P1">Ash(smile) : "<text:span text:style-name="T133">ever </text:span>soully(both smile)..so your kisses were</text:p>
      <text:p text:style-name="P1">actually a big trouble cause they caught me and all</text:p>
      <text:p text:style-name="P1">that,infact Dawn nonchalantly told me to do the same to you with her</text:p>
      <text:p text:style-name="P1">lipsticks(both brusts into laughter).."</text:p>
      <text:p text:style-name="P1">Misty(laugh) : "May helped the letters right?"</text:p>
      <text:p text:style-name="P1">Ash (laugh) : "pretty much that's why they became very strange (bot<text:span text:style-name="T134">h</text:span> laughs)..but you know my thing never were those i just liked to just get lost at your presece and all else just those pictures and calls then were emotions and now i’m soully Mistyvious(both smile and hug each other firmly)"</text:p>
      <text:p text:style-name="P1">Misty(smile) : "soully,no Ash your beat-downs yesterday also has broken all of those from my mind as well but (laugh)..thank God i didn’t have to see Dark Night: Library Bookself Version(both brusts into laughter)... but your pictures made my day though i</text:p>
      <text:p text:style-name="P1">was so terribly busy then,just in the shows and so on,but</text:p>
      <text:p text:style-name="P1">people pestered me as well then,which i did tell you but</text:p>
      <text:p text:style-name="P1">you always in all your sweetness <text:span text:style-name="T135">always just</text:span></text:p>
      <text:p text:style-name="P1"><text:soft-page-break/>brushed them off and that really made my day cause i</text:p>
      <text:p text:style-name="P1">realized the insignificance <text:span text:style-name="T136">of those more and </text:span>more..<text:span text:style-name="T137">and that’s exactly what hurt me the most when you as ever for 5/6 years brushed those aside would only foisting those upon me and i just lost it then i guess your apologies were unbearable and all i guess i realized your mental situation with so many new things about pokemons were dawing upon you just lost yourself.</text:span>"</text:p>
      <text:p text:style-name="P27">Ash(smile) : “yeah exactly you know and i really just had to be with my bunc and all and you kinda you know i was sure about you so much and only just vented those things out and all i guess my fool around nature was just about came in life then and after Kalos and Elite4 just overflooded me totally.”</text:p>
      <text:p text:style-name="P27">Misty(smile) : “really Ash,just a half day never feels like we’ve not been like this ever soully”</text:p>
      <text:p text:style-name="P1">Ash(smile) : "<text:span text:style-name="T137">soully,but i would’ve definite came back had i knew Cerulian mob then/9both laughs)..</text:span>um..just a sideshow(Misty</text:p>
      <text:p text:style-name="P1">Laughs),those Godforsaken brats <text:span text:style-name="T137">who looked at my flower then</text:span> if are still</text:p>
      <text:p text:style-name="P1">around,beware,(closed eyes,smile)i feel hungry,very hungry(both laughs)...so</text:p>
      <text:p text:style-name="P1">i went straight to Cerulian <text:span text:style-name="T138">after Battle Frontier for 10 days </text:span>and the first thing happened</text:p>
      <text:p text:style-name="P1">was LillieDevil(both laughed) "who are you?where are you</text:p>
      <text:p text:style-name="P1">from?why are you not at Viridian?why your hair is like</text:p>
      <text:p text:style-name="P1">this?which perfume do you use?",then suddenly Daisy</text:p>
      <text:p text:style-name="P1">remembers me and goes like "aww,the Hoenn Champion</text:p>
      <text:p text:style-name="P1">Ash right",i said i just won Battle Frontier,to Violet's utter</text:p>
      <text:p text:style-name="P1">confusion as she has never heard of it(both laughs) then</text:p>
      <text:p text:style-name="P1">Lillie tells them its just that sideshow(both laugh) and looks at me</text:p>
      <text:p text:style-name="P1">carefully when i somehow manage to say may i meet</text:p>
      <text:p text:style-name="P1">Misty, Daisy goes like what i mean by meeting, whether i</text:p>
      <text:p text:style-name="P1">know her,if i'm a fan they have no time for me and so</text:p>
      <text:p text:style-name="P1">on,then i finally had to call them by their names and</text:p>
      <text:p text:style-name="P1">remind me who i was,then they wisely pointed out that</text:p>
      <text:p text:style-name="P1">the meeting is not possible to which Violet scoffed them saying this is so romantic and so on(both laughs),in the meantime</text:p>
      <text:p text:style-name="P1">someone told them they were needed and they reluctantly</text:p>
      <text:p text:style-name="P1">told me to go to the guest room and you were out for that</text:p>
      <text:p text:style-name="P1">day..before that Violet pointed out to be more romantic,i must throw that henius cap away first(both laughs).."</text:p>
      <text:p text:style-name="P1">Misty: "yeah,i went to Viridian actually for show,came</text:p>
      <text:p text:style-name="P1">back got a verbal smack for inviting my boyfriend without</text:p>
      <text:p text:style-name="P1">telling them(both laugh) and so on,when i finally pointed</text:p>
      <text:p text:style-name="P1">out your second Gym battle there and all that,did they</text:p>
      <text:p text:style-name="P1">finally warm upto you"</text:p>
      <text:p text:style-name="P1">Ash : "yeah and then they started to cajole me into the</text:p>
      <text:p text:style-name="P1">battling for them..(both brusts into laughter) then i finally</text:p>
      <text:p text:style-name="P1">could meet you and confess my feelings for you and all</text:p>
      <text:p text:style-name="P1">that and um.."</text:p>
      <text:p text:style-name="P1">Misty(smile, hugging Ash) : "had our first kiss..till</text:p>
      <text:p text:style-name="P1">yesterday my favourite moment"</text:p>
      <text:p text:style-name="P1">Ash(smile,hugging Misty) : "yeah, though i kinda never</text:p>
      <text:p text:style-name="P1">expected it but had to give in to my emotions and you</text:p>
      <text:p text:style-name="P1">actually made the situation normal"</text:p>
      <text:p text:style-name="P1">Misty(smile) : "right!Ash,now you can understand my</text:p>
      <text:p text:style-name="P1">position.."</text:p>
      <text:p text:style-name="P1">Ash(smile) : "yeah,it really made your 2 years</text:p>
      <text:p text:style-name="P1">actually(both smile) then of course i went back home the</text:p>
      <text:p text:style-name="P1">very next day went to Sinnoh cause Gary had some great</text:p>
      <text:p text:style-name="P1"><text:soft-page-break/>new pokemons(both laughs) and then you know we were talking everyday and our relationship became clear and normal and all that,which saved me too by-the-way(both brusts into laughter)..then that Sinnoh League win</text:p>
      <text:p text:style-name="P1">happened and umm(solemn)..things started to change"</text:p>
      <text:p text:style-name="P1">Misty(smile) : "later dear,i want to go back(both</text:p>
      <text:p text:style-name="P1">laugh)..restart from your phone confession(both laugh)"</text:p>
      <text:p text:style-name="P1">Ash(smile) : "yeah the 1st and 2nd symbol..well it was</text:p>
      <text:p text:style-name="P1">heart-wrenching..Mist, I really never even thought that you</text:p>
      <text:p text:style-name="P1">could ever long for someone else so i was sort of sure</text:p>
      <text:p text:style-name="P1">that i'll see you sweet face beaming again amd again..so</text:p>
      <text:p text:style-name="P1">first two was a bit strange,i just couldn't let go of your</text:p>
      <text:p text:style-name="P1">memories and my chu-bro would tell me that,this is Misty-</text:p>
      <text:p text:style-name="P1">showing your things all the time and i guess he only</text:p>
      <text:p text:style-name="P1">realized i want to meet you..then after my 3rd and you</text:p>
      <text:p text:style-name="P1">were talking..well i got too close to the screen(both</text:p>
      <text:p text:style-name="P1">laughs)..and sorta could feel your presence.."</text:p>
      <text:p text:style-name="P1">Misty(smile) : "yeah and i just kinda automatically</text:p>
      <text:p text:style-name="P1">puckered my lips and it was a really romantic moment.."</text:p>
      <text:p text:style-name="P1">Ash(smile) : "but then somehow i refrained from kissing</text:p>
      <text:p text:style-name="P1">you(both laugh) through the screen (both laugh)..but i just</text:p>
      <text:p text:style-name="P1">knew..my sweet sweet chu-bro said just like i did with him,i now also want to fondle Misty(both laugh)..so</text:p>
      <text:p text:style-name="P1">anyway next day..um.."</text:p>
      <text:p text:style-name="P1">Misty(smile) : "yeah,next day,i knew you just were unable</text:p>
      <text:p text:style-name="P1">to take it anymore,so just mouthed off any challenger..</text:p>
      <text:p text:style-name="P1">(laugh).. alright.."</text:p>
      <text:p text:style-name="P1">Ash(laugh) : "right,those damn brats that were alive that day if comes around, Gangerized version Crawdauntogator is patiently</text:p>
      <text:p text:style-name="P1">waiting(both brusts into laughter).. they're hungry,very</text:p>
      <text:p text:style-name="P1">hungry(both brusts into laughter)...yeah so then?"</text:p>
      <text:p text:style-name="P1">Misty(smile) : "then i was just overjoyed and all and you</text:p>
      <text:p text:style-name="P1">finally called and was gibberishing(both laugh)..so i just</text:p>
      <text:p text:style-name="P1">kinda told you how i was a bit tired and want to rest on</text:p>
      <text:p text:style-name="P1">the table so that i could come very close to the screen(both</text:p>
      <text:p text:style-name="P1">laugh)..</text:p>
      <text:p text:style-name="P1">Ash(laugh) : "yeah,mystyvious(both laugh,Misty smirks and tenders Ash’s hair)..no just the gibberish first(both laughs)..i just had a field day(both laughs)..and while not with my bunch just saw you everywhere(both smile)..then i thought how to approach you cause you were like my own self(both smile)..then came up with the idea of Whirl Cup of all more to appease you cause you won(both brusts into laughter)..so was gibberishing like..”</text:p>
      <text:p text:style-name="P1">Misty(laugh) : “the bits i remember ‘um..great match’ 500 times(both laughs),’you looked so bea..um..gracefull’ 5000 times(both laughs) and finally ‘your’re just um..i mean..such a..um..frie..um..special person to me’ like a million times(both brusts into laughter),then i just wanted to push you to destruction(laugh,giggle at Ash,Ash smiles at her)..”</text:p>
      <text:p text:style-name="P1">Ash(smile) : “so as soon as you came near the screen i just felt like imploding(smile,Misty tenders Ash’s cheeks) so i just couldn't take that anymore and</text:p>
      <text:p text:style-name="P1">said i cherished you for so long and went all</text:p>
      <text:p text:style-name="P1">over..Mist,that really was a great feeling(both giggle).."</text:p>
      <text:p text:style-name="P1">Misty(smile) : "yeah and i was also so happy i just</text:p>
      <text:p text:style-name="P1">reciprocated and kissed the screen(both smile).."</text:p>
      <text:p text:style-name="P1">Ash(Laugh) : "to which i said on the cheeks(both brusts</text:p>
      <text:p text:style-name="P1">into laughter)...anyhow then i personally phoned you</text:p>
      <text:p text:style-name="P1"><text:soft-page-break/>most because of sweet talks(both laugh) which were obviously sweeter Gyarados<text:span text:style-name="T139">er</text:span> talks(both brusts into laughter) and all..then Gary insinuated May and they found out you kissed</text:p>
      <text:p text:style-name="P1">picture(smile)..i did preserve the kiss but then just</text:p>
      <text:p text:style-name="P1">faded(both laugh)..then you sent another such then won</text:p>
      <text:p text:style-name="P1">Battle Frontier only after that i really was established as a grown up person(both laughs)..May decided to part,Max went back to start his</text:p>
      <text:p text:style-name="P1">journey..Brock as usual wasn't sure whether another was</text:p>
      <text:p text:style-name="P1">due or not but i went straight to Cerulian for <text:span text:style-name="T140">10</text:span> days(both</text:p>
      <text:p text:style-name="P1">laugh)..told mom Mist is now my girlfriend and i'll see her later many times but Mist herself told me she may have</text:p>
      <text:p text:style-name="P1">to go away for a long time without contact(both brusts</text:p>
      <text:p text:style-name="P1">into laughter).."</text:p>
      <text:p text:style-name="P1">Misty(laugh) : "mom later told me,the first thing you said like ‘Hi Mom!</text:p>
      <text:p text:style-name="P1">remember Misty, she's my girlfriend now’(both brusts into</text:p>
      <text:p text:style-name="P1">laughter)..and mom was kinda taken aback(both</text:p>
      <text:p text:style-name="P1">laughs)..but she knew it all along anyway(both smile).."</text:p>
      <text:p text:style-name="P1">Ash(laugh) : “Professor Oak said all the problems that have had happened is due to the marriage i was talking about being due for 17 years(both brusts into laughter) and not happening exactly then(both laughs)..<text:span text:style-name="T141">or at 18 as they were going(both laugh)..toffy-flower(both brusts into laughter)</text:span>..the whole world knew except so and so but no vulture could’ve done anything as i’m all mistyvious(hugs Misty firmly and Misty also hugs Ash firmly and keep staring into each other’s eyes for a few moments)..”</text:p>
      <text:p text:style-name="P1">Misty(hugging Ash,smile) : “my sweet bee,return(both smile)”</text:p>
      <text:p text:style-name="P1">Ash(smile) : "right then of course those 7 days,Ceruliam</text:p>
      <text:p text:style-name="P1">Cape,the Dates(laugh)..both have had a good dose of it i</text:p>
      <text:p text:style-name="P1">guess..(both laugh).."</text:p>
      <text:p text:style-name="P1">Misty(laugh) : "i'll always remember,'would you go to a</text:p>
      <text:p text:style-name="P1">date if i ask you now',No,why, you're a stranger,you date</text:p>
      <text:p text:style-name="P1">only known people then’(both brusts into laughter).."</text:p>
      <text:p text:style-name="P1">Ash(laugh) : "then your shows,the songs..well infact i</text:p>
      <text:p text:style-name="P1">never knew why Violate was a gym leader anyway(both</text:p>
      <text:p text:style-name="P1">brusts into laughter)..i knew Daisy,you told she was</text:p>
      <text:p text:style-name="P1">always good i saw that one day..but it just never</text:p>
      <text:p text:style-name="P1">interested her..and Lillie was never concentrated..Violet..</text:p>
      <text:p text:style-name="P1">(laugh)..how many(both laugh)?"</text:p>
      <text:p text:style-name="P1">Misty(laugh) : "thrice in whole life(both brusts into</text:p>
      <text:p text:style-name="P1">laughter)..after i returned only once(both brusts into</text:p>
      <text:p text:style-name="P1">laughter)..and you know she'd say 1 on 1,first hit,Mantine</text:p>
      <text:p text:style-name="P1">return,here's your badge(both brusts into laughter)..never</text:p>
      <text:p text:style-name="P1">even bothered to have a second(both brusts intolaughter).."</text:p>
      <text:p text:style-name="P1">Ash<text:span text:style-name="T142">(smile)</text:span> : "yeah but in shows i knew what Violet was once in</text:p>
      <text:p text:style-name="P1">her environment..but i only gazed at you(both</text:p>
      <text:p text:style-name="P1">laughes)..and i could see what other people were</text:p>
      <text:p text:style-name="P1">doing..and one man one day probably thought i was</text:p>
      <text:p text:style-name="P1">rather gazing like i know you very well..hey man do you</text:p>
      <text:p text:style-name="P1">know her,yeah second cousin(both brusts into</text:p>
      <text:p text:style-name="P1">laughter)..so that was it..um..just a bit(Misty brusts into</text:p>
      <text:p text:style-name="P1">laughter)..those forsaken brats if are around that ever</text:p>
      <text:p text:style-name="P1">even looked at my flower,i'm starving (both brusts into</text:p>
      <text:p text:style-name="P1">laughter)..but Mist i only later realized boys were ok i</text:p>
      <text:p text:style-name="P1">know girls far more dangerous (both laughes)..cause they</text:p>
      <text:p text:style-name="P1">just want to know everything about you so that they can</text:p>
      <text:p text:style-name="P1"><text:soft-page-break/>immitate and all..I saw 4 shows..final day finally sweet</text:p>
      <text:p text:style-name="P1">sweet Trace is there(both brusts into laughter)..i knew the</text:p>
      <text:p text:style-name="P1">brat knows not one thing except swimming like 10</text:p>
      <text:p text:style-name="P1">hours(both brusts into laughter)..and you carried him</text:p>
      <text:p text:style-name="P1">throughout and he just didn't know what to do(both</text:p>
      <text:p text:style-name="P1">laughed)..Trace was out didn't know i was in audience so</text:p>
      <text:p text:style-name="P1">when i say hi,he was like why are you not in any</text:p>
      <text:p text:style-name="P1">leagues(both brusts into laughter)...so had fun then that</text:p>
      <text:p text:style-name="P1">moment there..in full night total seclusion your space that</text:p>
      <text:p text:style-name="P1">was..once i entered i knew you had Mistyvious ideas(both</text:p>
      <text:p text:style-name="P1">brusts into laughter)..but then again(both brusts in laughter..”</text:p>
      <text:p text:style-name="P1">Misty(smile) : "just wanted to kiss you for may be like 8</text:p>
      <text:p text:style-name="P1">years(both laughs)..so just went off and once i went very</text:p>
      <text:p text:style-name="P1">close you just asked 'Mist,um..may i..um..have a.."(both</text:p>
      <text:p text:style-name="P1">brusts into laughter).."</text:p>
      <text:p text:style-name="P1">Ash(laugh) : "yeah ,and you straight came in front of me</text:p>
      <text:p text:style-name="P1">with your typical mistyvious wink and smile and i got totally dissolved(both smile at each other) and and we had our kiss,a very long one too(both brusts</text:p>
      <text:p text:style-name="P1">into laughter)..more like 80 years (both laughs)..anyhow,i</text:p>
      <text:p text:style-name="P1">though didn't feel awkward but just a bit puzzled because</text:p>
      <text:p text:style-name="P1">i knew you like better than the back of my hands(both smiles at each other) and like never have</text:p>
      <text:p text:style-name="P1">been in that position and situation (both laugh)..so a strange stuff..during our kiss all i thought</text:p>
      <text:p text:style-name="P1">was how much i cherised you and all that..it was great,it</text:p>
      <text:p text:style-name="P1">was great.."</text:p>
      <text:p text:style-name="P1">Misty(smile) : "yeah..i kinda completely lost myself and</text:p>
      <text:p text:style-name="P1">so many emotions and all.. yesterday when you were</text:p>
      <text:p text:style-name="P1">going like spit and caugh(laugh)..i felt really sad.."</text:p>
      <text:p text:style-name="P1">Ash(solemn) : "um..Mist,i did hurt you but we.."</text:p>
      <text:p text:style-name="P1">Misty(smile) : "that was then Ash,long long ago,this is soully(both</text:p>
      <text:p text:style-name="P1">smile)..and then..um..i felt kinda awkward cause i knew you like myself as well(both smile) and then just like was so overjoyed and all(both giggle at each other) and never really wanted to meet</text:p>
      <text:p text:style-name="P1">you the next day but then you just hugged me(both</text:p>
      <text:p text:style-name="P1">laugh)..and then we went to the pool had fun there,well i</text:p>
      <text:p text:style-name="P1">tried to kiss you everytime i saw you(both laugh)..but you</text:p>
      <text:p text:style-name="P1">said may be the first word of wisdom i ever heard from you(both</text:p>
      <text:p text:style-name="P1">laugh).."sweetness turns bitter if tasted too much"(both brusts into laughter)..so desisted..and then you again went,and it was the same phonecalls,pictures and all.."</text:p>
      <text:p text:style-name="P1">Ash(smile) : "well i hugged you the next day cause i thought as you were avoiding me(both laugh) as i might’ve done something very wrong(both brusts into laughter)..so just hugged you and then itself you were again just <text:span text:style-name="T143">wanting</text:span> to be all over(both laughs)..no Mist,i got you fully at that moment how devoted you were cause you knew i’d go away again for ages and all your gym leader etc things went away and i saw how sweet you are and all mine(tendering Misty’s cheeks,Misty smiles)..that self i want to see all the time soully(both hug each other firmly for a few moments)...the rest around the gym my department(both smile)...except(both brusts into laughter)..anyway then again had to depart for the next league,just went to Sinnoh,Brock went in,May</text:p>
      <text:p text:style-name="P1">came to know about us by the end,Max obviously realized</text:p>
      <text:p text:style-name="P1">2 years later(both laugh)..i told Brock minus the kiss(both</text:p>
      <text:p text:style-name="P1">brusts into laughter)..he was happy just patted me..Trace</text:p>
      <text:p text:style-name="P1">was so overjoyed said like why didn't you call me(both</text:p>
      <text:p text:style-name="P1">brusts into laughter)..anyhow then I met Dawn..her first</text:p>
      <text:p text:style-name="P1">question is like Hi!I'm Dawn,tell me about your girlfriend's</text:p>
      <text:p text:style-name="P1"><text:soft-page-break/>favourite perfume(both brusts into laughter)..she was she..but she</text:p>
      <text:p text:style-name="P1">wasn't like May(both laughes)..much matured and</text:p>
      <text:p text:style-name="P1">absolutely cocky(both laughs)..was a sweet little girl</text:p>
      <text:p text:style-name="P1">really..and Brock was much changed then but he told me</text:p>
      <text:p text:style-name="P1">that this will really be his last trip so just to learn the</text:p>
      <text:p text:style-name="P1">basics cause i still had two more regions left..and really i</text:p>
      <text:p text:style-name="P1">was so oblivious,by the end of battle frontier you told me</text:p>
      <text:p text:style-name="P1">many times and to learn those so i did a little..but then Sinnoh</text:p>
      <text:p text:style-name="P1">went on got 16 badges and two ribbons,well that always</text:p>
      <text:p text:style-name="P1">bored me to hell(both brusts into laughter)..and Drew</text:p>
      <text:p text:style-name="P1">would always go like,5 minutes break it up in 50</text:p>
      <text:p text:style-name="P1">pats(both brusts into laughter)..and May said no only</text:p>
      <text:p text:style-name="P1">5(both laughs) then Dawn finally reviewed it must be 27(both laughs)..Dawn coerced me saying it'll</text:p>
      <text:p text:style-name="P1">help me..so just went along..it was a different experience and good one cause before that i had two shared with May,these two were mine only,kind of an experience..i guess Sinnoh finally made me a man in all senses..(both smile).."</text:p>
      <text:p text:style-name="P1">Misty(smile,hugging Ash firmly) : "um,Ash.. detail all your journeys.."</text:p>
      <text:p text:style-name="P1">Ash(giggle) : "at your service as ever(Misty giggles)..</text:p>
      <text:p text:style-name="P1">15,May<text:span text:style-name="T145">(2)</text:span>-17,April<text:span text:style-name="T145">(30)</text:span>,Indigo</text:p>
      <text:p text:style-name="P1">17,May<text:span text:style-name="T145">(4)</text:span>-18,<text:span text:style-name="T145">May(31)</text:span>,Orange</text:p>
      <text:p text:style-name="P1">18,June<text:span text:style-name="T145">(21)</text:span>-20,Ju<text:span text:style-name="T145">ly(31)</text:span>,Jhoto</text:p>
      <text:p text:style-name="P1">these were with my sweet sweet Mist flower(both giggle</text:p>
      <text:p text:style-name="P1">and hug)..but(laugh)..there was <text:span text:style-name="T146">Bro</text:span>Trac<text:span text:style-name="T147">ek</text:span>(both <text:span text:style-name="T147">brusts into laughter</text:span>)..i can never</text:p>
      <text:p text:style-name="P1">forget that <text:span text:style-name="T148">those brats</text:span>(both laugh)..i wish <text:span text:style-name="T149">Trace</text:span> atleast came once</text:p>
      <text:p text:style-name="P1">more and especially when Dawn was around(both laugh) and Brock was there as well those three would’ve created a massacare there..(laugh)..i guess i should’ve dragged Trace there and do his works at gym(both laugh)...but i'll now pester him for the rest</text:p>
      <text:p text:style-name="P1">of my life(both laughs)..and you know i unnecessarily wasted a month</text:p>
      <text:p text:style-name="P1">in Jhoto(both laughs).."</text:p>
      <text:p text:style-name="P1">Misty (smirk) : "<text:span text:style-name="T150">water dipping</text:span>(both brusts into</text:p>
      <text:p text:style-name="P1">laughter)"</text:p>
      <text:p text:style-name="P1">Ash(smile) : "yeah,<text:span text:style-name="T151">drowned then(both brusts into laughter)..(smile)..</text:span>just didn't want to be away from you at</text:p>
      <text:p text:style-name="P1">all..and you were in heaven that 5 year patience</text:p>
      <text:p text:style-name="P1">finally(both laughs).."</text:p>
      <text:p text:style-name="P1">Misty(smile) : "i always knew you only ever looked at me</text:p>
      <text:p text:style-name="P1">like that..never anyone else..but i just wasn't sure <text:span text:style-name="T152">either</text:span>...</text:p>
      <text:p text:style-name="P1">but(smile)..now soully souled(both smile and hug)"</text:p>
      <text:p text:style-name="P1">Ash(smile) : "i know what my sweety wasn’t sure about(hugging Misty very firmly,Misty looks into Ash’s eyes smiling)..it was whether ‘my Ash was adoring me all the time <text:span text:style-name="T144">too muchest or mucher</text:span>’(smile,tenders Misty’s hair,Misty hugs Ash firmly,smiling)...</text:p>
      <text:p text:style-name="P1">then back at the journey-&gt;</text:p>
      <text:p text:style-name="P1">20,<text:span text:style-name="T153">August(7)</text:span>-22,Ju<text:span text:style-name="T153">ly(31)</text:span>,Hoenn,our reunion at 21,April..i had to live</text:p>
      <text:p text:style-name="P1">without my sweety for 9 months..but i really became your</text:p>
      <text:p text:style-name="P1">fan after that Mist(both smile)..that night i was always</text:p>
      <text:p text:style-name="P1">with you,well Gyarados actually..(both brusts intolaughter).."</text:p>
      <text:p text:style-name="P1">Misty(smile) : "could you have beaten my Gyarados in</text:p>
      <text:p text:style-name="P1">Hoenn?"</text:p>
      <text:p text:style-name="P1">Ash(smile) : "<text:span text:style-name="T154">well when i finished Hoenn then at that level of yours only in finals may be.</text:span>gyms no championships yes <text:span text:style-name="T154">as i said</text:span> but from upto quarters only and only with distinct type advantage like Pikachu or Snorlax but Crawdaunt or Feraligator even then could’ve beaten her as well <text:span text:style-name="T154">if they were in the mood but you know you never know</text:span>(both laugh) but Heracross <text:span text:style-name="T155">absolutely not</text:span>(both brusts <text:soft-page-break/>into laughter)..<text:span text:style-name="T156">and </text:span>the reunion day i myself would’ve been in pokemon centre for a week(both laugh)..only when i was in the quarters,you know that feeling of invincibility...but you know Mist,if you too were a trainer like me we would’ve tied throughout our career at all points creating a record(both smile) but i’ve very rarely faced Gyarados though throughout my whole career a few times in championships well Hoenn itself being one,surprize surprize(both laughs) then in Gyms Unova and Sinnoh may be 4 times but against Gyarados it was always you not me(both laughs) and you know that Sinnoh final and my problem with your Gyarados is exactly that(both laugh)"</text:p>
      <text:p text:style-name="P1">Misty(laugh,<text:span text:style-name="T157">clap</text:span>) : “chu-bro prefers the little sister(both laughs)”</text:p>
      <text:p text:style-name="P1">Ash(smile) : “yeah but by then i had the initial form of Crawdanuntogator(both laughs)..Mist,i’m nothing to your knowledge on water types but those two pests are truely once only(both laughs)..”</text:p>
      <text:p text:style-name="P1">Misty(smile) : "Ash,i'm a hall of fame myself but you really</text:p>
      <text:p text:style-name="P1">have i mean.. it's just impossible to think what only just</text:p>
      <text:p text:style-name="P1">those two can do and they are just so so common everywhere abadauntly found and they’ve fooled around with Team Rocket’<text:span text:style-name="T158">s</text:span> highest boss,it’s just impossible..it’s soulmate really.."</text:p>
      <text:p text:style-name="P1">Ash(smile) : "yeah,just letting them be who they are but(laugh)try Goldy with them(both</text:p>
      <text:p text:style-name="P7">brusts into laughter)..<text:span text:style-name="T159">by-the-way Mist,what about Togetic?”</text:span></text:p>
      <text:p text:style-name="P28">Misty(smile) : “no not much her next two generations knew but since then just not much news only general contact and that’s all i’ve had but you know Goldy being Goldy,with i had her as well”</text:p>
      <text:p text:style-name="P28">Ash(smile) : “yeah,just amusing she was really,i actually faced 4 of them in Kalos you know,but by then no matter what and you know their nature so easy to play with just was easy to the gym leaders utter disgust(both laugh)..<text:span text:style-name="T94">anyway then </text:span></text:p>
      <text:p text:style-name="P1">Batrle Frontier from 22,<text:span text:style-name="T160">August(13)</text:span>-2<text:span text:style-name="T161">4</text:span>,<text:span text:style-name="T160">January(31)</text:span>,Battle Frontier</text:p>
      <text:p text:style-name="P1">then with my flower for <text:span text:style-name="T161">10 days</text:span></text:p>
      <text:p text:style-name="P1">then 24,<text:span text:style-name="T162">February(17)</text:span>-26,<text:span text:style-name="T194">March(31)</text:span>,Sinnoh,that really made</text:p>
      <text:p text:style-name="P1">me then Pokemon Master..well the normal one(both</text:p>
      <text:p text:style-name="P1">brusts into laughter)”</text:p>
      <text:p text:style-name="P1">Misty(smile) : "yeah you really got very matured during</text:p>
      <text:p text:style-name="P1">Sinnoh and when you returned were the exact dream man for me(Ash laughs,Misty laughs a bit later),unintellectual that is(both brusts into laughter)..and i was very happy..i mean you really mastered the sweet talk then(both brusts into laughter)..about</text:p>
      <text:p text:style-name="P1">Gyarados still(both brusts into laughter).."</text:p>
      <text:p text:style-name="P1">Ash(smile) : "right!infact i <text:span text:style-name="T163">am ever</text:span> grateful to Gyarados for doing the beau-talking(both brusts into laughter) that too for like 7 years(both brusts into laughter)..<text:span text:style-name="T164">nah i should’ve fondled with Azumarill really(both laughs)..but just didn’t want to hurt the poor girl you know and you had her out for so long just went with that X factor of your to get that battle idea out of you to souly adore you(both giggle).. </text:span>actually you know i never told anyone</text:p>
      <text:p text:style-name="P1">about my first kiss myself and still hasn’t and later when</text:p>
      <text:p text:style-name="P1">they pressed me i would always say why were they</text:p>
      <text:p text:style-name="P1">interested at all and so on,Dawn was always very excited about us but never went into overdrive like May who well had reasons(both laughs),Dawn had her</text:p>
      <text:p text:style-name="P1">own goals,Brock had changed quite a lot and we just</text:p>
      <text:p text:style-name="P1">trodden along, your name absolutely skyrocketed just after i left for Sinnoh and was supreme and i was very happy for you then"</text:p>
      <text:p text:style-name="P1">Misty(smile) : "yeah,and you were my relief as well as i</text:p>
      <text:p text:style-name="P1">could talk about pokemons with you all day which here</text:p>
      <text:p text:style-name="P1">was hard to do unless Trace was present"</text:p>
      <text:p text:style-name="P1">Ash(smile) : "right,(frwon) that dumb buff..(Misty frowns)..anyway...(smile)but you remember that final..by the way Daisy never forgave me for never giving you a flower</text:p>
      <text:p text:style-name="P1">bouquet though(both laughs)till the great discourse(both brusts into laughter)"</text:p>
      <text:p text:style-name="P1">Misty(smile) : "Ash,your two gifts Battle Frontier Trophy</text:p>
      <text:p text:style-name="P1">and Sinnoh League, Especially Sinnoh league,you know</text:p>
      <text:p text:style-name="P1">saved me many times actually.."</text:p>
      <text:p text:style-name="P1"><text:soft-page-break/>Ash(sigh) : "Mist,really you too need time in Pinkenberry"</text:p>
      <text:p text:style-name="P1">Misty(smile, hugging Ash) : "i'm having every bit of it Ash,</text:p>
      <text:p text:style-name="P1">don't worry"</text:p>
      <text:p text:style-name="P1">Ash(hugging Misty) "right!"</text:p>
      <text:p text:style-name="P1">Misty(smile) : "those two were you know what set Men</text:p>
      <text:p text:style-name="P1">out <text:span text:style-name="T165">from</text:span> Boys <text:span text:style-name="T166">and then it was that magic number 4 trophies and then </text:span>especially that Pikachu vs All in Sinnoh,that was the Pokemon Master <text:span text:style-name="T167">stuff and really was counted at like 6 leagues itself</text:span>"</text:p>
      <text:p text:style-name="P1">Ash(hugging Misty) : "i guess Mist,i guess.but um..(Misty</text:p>
      <text:p text:style-name="P1">again laughes)..(laugh) time for <text:span text:style-name="T168">a </text:span>brat break(both</text:p>
      <text:p text:style-name="P1">laughes)..those who pesterd my sweet little flower,i'm</text:p>
      <text:p text:style-name="P1">famished (both brusts into laughter),<text:span text:style-name="T169">you’ll have to register your address,someone will confirm that only mid</text:span>night(both brusts into laughter)....well you know Mist,that was my life that after this many years you get a certificate or medal or Trophy so that really was the prize and i thought it would be nice(Misty smiles and tenders Ash’s cheeks,Ash smiles too)..the Orange as you know went to Professor Oak,Hoenn i gave to Brock obviously then those two,then Unova i didn’t give to anyone(hugging Misty firmly) thats all for my sweety to retake(both smile),Kalos had to go to Professor Kukui simply due to the undercover and all and Elite4 they give <text:span text:style-name="T170">one</text:span> only so yeah,that really was my present(smile)..<text:span text:style-name="T171">and you can have all the originals and do anything with them now(both smile)..i just want to keep this(shows his ring kissing it,Misty kisses hers and both giggles)..”</text:span></text:p>
      <text:p text:style-name="P1">Misty(smile,hugging Ash firmly) : “my sweet sweet bee(Ash giggles)..but really Ash,nothing like Sinnoh discourse(both brusts into laughter)..”</text:p>
      <text:p text:style-name="P1">Ash(laugh) : “yeah,i’ll remeber myself as well,kinda came off,wanna listen again(smile,Misty smiles and nods)-&gt;</text:p>
      <text:p text:style-name="P1">Psychic has to <text:span text:style-name="T238">stare at</text:span> you<text:span text:style-name="T239">r eyes</text:span>,so agility</text:p>
      <text:p text:style-name="P1">Fire has to stay calm with your antics,so irritate</text:p>
      <text:p text:style-name="P1">Ground has to keep you grounded,so springboard</text:p>
      <text:p text:style-name="P1">Dark will show you might,so feign weakness</text:p>
      <text:p text:style-name="P1">Direct type disadvantage thinks you are a bully(<text:span text:style-name="T237">Genjinja</text:span>),so befriend..(Misty laughs)..well chu won’t do beau-monitoring(both brusts into laughter)..</text:p>
      <text:p text:style-name="P1">Dragon would underestimate you,so startle</text:p>
      <text:p text:style-name="P1">Ghost has to engage you to the plays(Ganger),so compete..this was hardest part cause chu had to play which he never liked unless friends or mutual friends and somehow managed only</text:p>
      <text:p text:style-name="P1">Grass would try to finish you quickly,keep patience...this was hard as in this one chu was a quite tired trying to appease Ganger of all(both laugh)..but just after the very first attack i said if i don’t win this i’ll never become what i want to be in mental signals which he was catching by then just around his self discovery of power became very perceptive,so this statement makes sure he kept his patience and then that legendary thunder-chair the first time i saw it before only read and thus shouted <text:span text:style-name="T172">the attack then only to get startled at its magnificience</text:span>,thus the miracle completed with one of the most elusive and miraculous attack<text:span text:style-name="T173">s</text:span> and that was a big thing...”</text:p>
      <text:p text:style-name="P8">Misty(smile) : “<text:span text:style-name="T174">yeah Ash,saw that on TV,just amusing the commentators themselvs first couldn’t believe the comeback and then chu-bro absolutely seemed knackred but then that picture of literal world piercing thunder chair and none could believe,Dase was with me,never knew about thunder chair neither did I just heard the commentators who themselves didn’t know surely one guessed it was so,Viol knew due to Mantyke,told us that was thunder-chair highest attack of any electric type but is rather elusive stuff,Dase never believed in you at all even your skills and then too said fluke,Lil later heard respected your your abilities and Viol well as usual was all over you(both smile)..Dase never,’oh that’s nothing’,even when she changed you know just don’t know why,she needed the soulmate discourse the most(both laugh)..now your pet absolutely(both laughs)...</text:span>How was your feeling now as a review that you had then?”</text:p>
      <text:p text:style-name="P1">Ash(smile) : “well i realized many things that Final day and so on,Pikachu's powers and my</text:p>
      <text:p text:style-name="P1">intuitive powers really did give me the breakthrough,that i</text:p>
      <text:p text:style-name="P1"><text:soft-page-break/>just knew what to do to win any match in any situation</text:p>
      <text:p text:style-name="P1">against just about anyone,except G<text:span text:style-name="T175">oldy</text:span>(both laughs)..<text:span text:style-name="T175">that brat will fool around with me first(both laugh)</text:span>..<text:span text:style-name="T223">then my pokemons(both laughs)..always no match and friendship even if my pokemons and me did want to battle</text:span>..<text:span text:style-name="T224">he is the only one i can never beat in an actual kinda match at no level,he’s sees me and like-’yay,lost bro,lost bro’(both brusts into laughter)..once only really(both laugh)</text:span>..<text:span text:style-name="T176">anyway,then i </text:span>lost in Unova only once on a best of 3 gym challenge in the second hall of fame gym that i went to,this was the very first match..but other things happened and then the breakup</text:p>
      <text:p text:style-name="P1">and then team rocket came around,where i had to be very</text:p>
      <text:p text:style-name="P1">carefull,and it also was a big thing cause it was life/death of many dependent upon you and your bunch and all about your nerves <text:span text:style-name="T177">cause death could be at any moment</text:span>,but then i really didn't care,was in my own mood,own oblivion and fortunately my skills in</text:p>
      <text:p text:style-name="P1">battling did defeat team rocket juniors and then finally the great boss but well(both laughs)..that gave me the very basis of my current plane(both brusts into laughter)..<text:span text:style-name="T178">but really Mist as i said,nothing can be bigger than that professionally(both smile)..</text:span>"</text:p>
      <text:p text:style-name="P1">Misty(smile) : "yeah busting team rocket just about</text:p>
      <text:p text:style-name="P1"><text:span text:style-name="T179">9/10</text:span> months after our breakup and the way how it was done and all that was happening i</text:p>
      <text:p text:style-name="P1">really also thought your head had spun just too much as you might’ve understood you don’t have any match and</text:p>
      <text:p text:style-name="P1">all that, otherwise by the end of the <text:span text:style-name="T180">2nd</text:span> month right upto</text:p>
      <text:p text:style-name="P1"><text:span text:style-name="T180">6</text:span>th i thought of the reconciliation many times but</text:p>
      <text:p text:style-name="P1">never quite proceeded <text:span text:style-name="T180">and you know you were undercover and no i still could’ve told all of them but just never knew</text:span> and you know all the rest.."</text:p>
      <text:p text:style-name="P1">Ash(smile) : "well i only wish i wasn't such a dumb</text:p>
      <text:p text:style-name="P1">buffoon as well <text:span text:style-name="T181">you know just could’ve come back spend 1 week atleast may be have a battle with you have fun go back or even after undercover,but the things i saw there really things were more gloomy,which details are only for Pinkenberry(laugh,Misty smirks)..but i myself never did proceed even then and</text:span> you know <text:span text:style-name="T182">that’s a mistake</text:span> and then i went to</text:p>
      <text:p text:style-name="P1">Kalos <text:span text:style-name="T182">after undercover</text:span>,exactly where you should’ve been with me AWOL(both laughs) and by the end of <text:span text:style-name="T183">Undercover itself</text:span> i knew i had no match in</text:p>
      <text:p text:style-name="P1">this world when it comes to battling...just after Unova i had</text:p>
      <text:p text:style-name="P1">only one match but that too like match in the sense her best level against my then current level which was only to get better and the match was Laura,were almost 90 by</text:p>
      <text:p text:style-name="P1">then and i met her in Sinnoh when i won the league there</text:p>
      <text:p text:style-name="P1">and she instantly recognized my just blossoming levels and really blessed me much and she actually did tell me</text:p>
      <text:p text:style-name="P1">that i'll surpass her just after the next league victory and anyone else ever that she knew..she just said</text:p>
      <text:p text:style-name="P1">your Pikachu itself is a miracle..i did tell her about</text:p>
      <text:p text:style-name="P1">you,which to my surprize she knew rather well via one of</text:p>
      <text:p text:style-name="P1">her relatives from next generation having woked in</text:p>
      <text:p text:style-name="P1">Cerulian recetly"</text:p>
      <text:p text:style-name="P1">Misty : "yeah,you called her and introduced me to her</text:p>
      <text:p text:style-name="P1">from the Gym,and i spoke with her only on that day and</text:p>
      <text:p text:style-name="P1">she really was very kind"</text:p>
      <text:p text:style-name="P1">Ash(smile) : "yeah,as you know a real legend in all</text:p>
      <text:p text:style-name="P1">departments,and(hugging Misty) you'll be such very soon Mist."</text:p>
      <text:p text:style-name="P1">Mist(smile) : "i want(hugs Ash)this only"</text:p>
      <text:p text:style-name="P1">Ash(smile) : "have all the time,as usual(both giggle)then of course</text:p>
      <text:p text:style-name="P1">i won Kalos like i did and i just knew now i don't have any</text:p>
      <text:p text:style-name="P1">match at all and basically i knew it was formality before i</text:p>
      <text:p text:style-name="P1">got into hall of fame and Elite 4 happened,after the very</text:p>
      <text:p text:style-name="P1"><text:soft-page-break/>first Elite4 with those brats and all,i knew i have become</text:p>
      <text:p text:style-name="P1">once only very concretely and i won't be able to battle long..so just</text:p>
      <text:p text:style-name="P1">oriented the group and somehoe finished(both laugh)..but</text:p>
      <text:p text:style-name="P1">my personal problems just erupted as well anyhow all</text:p>
      <text:p text:style-name="P1">things finally came to be settled forever yesterday,as i had</text:p>
      <text:p text:style-name="P1">MY FLOWER(both hugging each other smile)"</text:p>
      <text:p text:style-name="P1">Misty(smile) : "but i want to restart again(both smile)"</text:p>
      <text:p text:style-name="P1">Ash(smile) : "anything all the time(both smile)..</text:p>
      <text:p text:style-name="P1">so, i come back from Sinnoh now a <text:span text:style-name="T185">5</text:span> weeks break and</text:p>
      <text:p text:style-name="P1">again <text:span text:style-name="T184">3 </text:span>weeks at Cerulian (both brusts into laughter)..this</text:p>
      <text:p text:style-name="P1">time none of those 3 were there but Sarah of all was</text:p>
      <text:p text:style-name="P1">instructed (both laughes)..She comes are you a</text:p>
      <text:p text:style-name="P1">challenger,are you a vistior,are you the official observer(both</text:p>
      <text:p text:style-name="P1">laugh)..and i said i'm a challenger..(laugh)..none is here</text:p>
      <text:p text:style-name="P1">now come at 3:30(both brusts into laughter)...then i</text:p>
      <text:p text:style-name="P1">showed my Sinnoh title..ah!your Ash Ketchum..and goes</text:p>
      <text:p text:style-name="P1">all over <text:span text:style-name="T186">which she already had before for umpteenth times but just the acting was bestowed upon(both brusts into laughter)</text:span>..then she ofcourse called you,i challenged you(laugh)..and then went all over</text:p>
      <text:p text:style-name="P1">in pool(both brusts into laughter)"</text:p>
      <text:p text:style-name="P1">Misty(laugh) : "yeah,that Sinnoh title and before that that</text:p>
      <text:p text:style-name="P1">discourse you were a real star too then..so i just asked</text:p>
      <text:p text:style-name="P1">Sarah she says new trainer 4 badges,Hoenn,2nd</text:p>
      <text:p text:style-name="P1">region(both laughes)..<text:span text:style-name="T187">and you said you’d go home then come to Cerulian cause of urgencies(both laugh)..Mistyvious really(both giggles and hugs each other)</text:span>..so then I go <text:span text:style-name="T187">there like a big sister(both laugh)</text:span> and there’s You(<text:span text:style-name="T187">both laugh</text:span>)..so</text:p>
      <text:p text:style-name="P9">sweet,<text:span text:style-name="T187">just heaven for me really</text:span>..<text:span text:style-name="T188">i go there and see you and that too on top(both laugh)..and was like had wings then(both smile) and you just said like -’hm,bug-queen(both laugh),still afraid of Metapod vs Metapod(both laugh)’ and i just giggled and said 1 on 1 and said you choose first</text:span>,<text:span text:style-name="T188">well i just wanted to grab you and was only thinking when can i kiss your head off(both laughs) cause i knew you wanted to pool fight(both smiles).. and </text:span>you go like i choose Ash(laugh)</text:p>
      <text:p text:style-name="P1">and jump into the pool..really you scared me with that</text:p>
      <text:p text:style-name="P1">dive(both).."</text:p>
      <text:p text:style-name="P1">Ash(laugh) : "nah just seeing you adrenaline stuff(both</text:p>
      <text:p text:style-name="P1">laugh)..then my sweety sweetly came with the typical gracefully sweet dive(Misty laughs) and had a very good very long</text:p>
      <text:p text:style-name="P1">hug(both laughs) <text:span text:style-name="T189">but yeah was pestering me(both laugh) but all Mistyvious(both giggle)..</text:span>and all the fooling around(both hugs each other very firmly)....then(laugh)..again</text:p>
      <text:p text:style-name="P1">someone comes <text:span text:style-name="T190">after an hour or so and there is</text:span> new challenger and i just said tell them</text:p>
      <text:p text:style-name="P1">Sinnoh League's new champion Ash Ketchum is here cause this is his quote “VERY OWN” <text:span text:style-name="T191">second-</text:span>cousin's gym(both brusts into laughter)..so for</text:p>
      <text:p text:style-name="P1"><text:span text:style-name="T192">next 2 weeks</text:span> the Gym is shut<text:span text:style-name="T192">(both brusts into laughter)</text:span> and <text:span text:style-name="T192">for those 2 weeks </text:span>quote “NONE WERE THERE”(both brusts into laughter<text:span text:style-name="T192">)</text:span>..then we had so much fun and</text:p>
      <text:p text:style-name="P10">all that..<text:span text:style-name="T192">but really Mist,i felt scared at times(both laugh)..i realized your pain but you just were so much jubilant..it’s all that unison you know that we’ve had now that body and mind is all illusion only and way inferior..”</text:span></text:p>
      <text:p text:style-name="P29">Misty(smile) : “soully Ash,that isn’t anything to our current experience and all we’re doing is talking or at most hugging really amusing..<text:span text:style-name="T198">but then(laugh)..i was all over you and said well atleast one kiss(both laugh)..you just said infinite on cheeks(both laughs)..and i did those,well you had to let me do something(both laugh)..but you were ever formal only kissed my cheeks once or twice formally and always cautious(both laugh)..it’s just thing i realize Ash,so true nothing before confirmation as you said then..i just liked that honesty of yours and then desisted but ever was so </text:span><text:soft-page-break/><text:span text:style-name="T198">free with you totally shut the gym down,mouthed those 3 off(both laugh),who told me not to go illegal or legal(both brusts into laughter)..as we were saying before today i can do all the things in the world only because you’re with me and want you like this all time,just my Ash(both smile at each other hugging each other very firmly)..</text:span>”</text:p>
      <text:p text:style-name="P29">Ash(smile) : “that’s all my sweety(both smile)...anyway,<text:span text:style-name="T192">that was the time i was telling you yesterday Mist,yeah i didn’t fully understand your antics(smile,Misty laughs) then were just your heart wrenching longing for me otherwise i would’ve got formally engaged then and that’s what you wanted only as well and i should’ve done it cause after that i could’ve travelled without a trouble and any moment come back via relations or take you there(both smile)..anyway still beautiful times..but Mist,that wouldn’t have been cheating engagement(both brusts into laughter)..Brock of course decided to go to become a Doctor,Trace was just about beeing around Daisy flower i saw(both</text:span></text:p>
      <text:p text:style-name="P1">laughs)but still the bufoon took 5 more years(both brusts into laughter) <text:span text:style-name="T197">because Syther was hairdresser not thorns(both brusts into laughter)</text:span>..and so on..you really were on top of your fame</text:p>
      <text:p text:style-name="P1">then..good times really..that time i actually thought i had</text:p>
      <text:p text:style-name="P1">stayed enough and we kinda had an understanding.."</text:p>
      <text:p text:style-name="P1">Misty(smile) : "yeah true..we sort of matured <text:span text:style-name="T196">enough and we more than could start a new life together then and there</text:span> and you only</text:p>
      <text:p text:style-name="P1">had 2 leagues left..we both were very happy..Ash,i never</text:p>
      <text:p text:style-name="P1">realized how much danger we and you then took up,so</text:p>
      <text:p text:style-name="P1">difficult isn't it 2 years and all those places.."</text:p>
      <text:p text:style-name="P1">Ash(smile) : "true Mist very much,well in Kalos i hiked</text:p>
      <text:p text:style-name="P1">barely cause there's more cities and all and i had my</text:p>
      <text:p text:style-name="P1">different intentions there but Unova i went in</text:p>
      <text:p text:style-name="P1">26,<text:span text:style-name="T199">May(5)</text:span>-28,<text:span text:style-name="T193">October(31)</text:span>..that really was my tuning</text:p>
      <text:p text:style-name="P1">point..<text:span text:style-name="T195">and you know i talked about engagement and all and that exactly bugged me i had just realized my powers had to practise and if it was only 1 league left would’ve stayed and year there but 2 leagues i just never could put my fingur to anything and fumbled along in personal life</text:span>..my skills were just it was every day a thousand</text:p>
      <text:p text:style-name="P1">new things and then attention,i completed 30 Gyms</text:p>
      <text:p text:style-name="P1">there and all that..Iris and Cilan barely kept up with</text:p>
      <text:p text:style-name="P6">me..that was Iris’<text:span text:style-name="T39">s third</text:span> and she was <text:span text:style-name="T40">a fully </text:span>matured girl of 2<text:span text:style-name="T45">1</text:span> <text:span text:style-name="T43">and </text:span>was a different relationship entirely and rather competed with me and could hold her own and all,<text:span text:style-name="T42">a very good teammate she was always</text:span> and as Cilan told me much later went to Hoenn next,won <text:span text:style-name="T44">there</text:span> then Orange which she couldn’t win but found her <text:span text:style-name="T41">soulmate</text:span> in Hoenn and now according to Cilan just wants to settle down(both smile)..<text:span text:style-name="T46">and </text:span>then there was th<text:span text:style-name="T47">at</text:span> devil Cilan(both laughs)..he was very nice and all that,but then of course eventually comes to know about you(both laughs) and goes all over(both laughs)..Iris’s very first Gym was Cerulian which means(both brusts into laughter)she’<text:span text:style-name="T38">s not sleeping at night</text:span>(both laughs)..so Iris of course <text:span text:style-name="T48">told us before only for me to say it was my 2nd and no,Misty Waterflower wasn’t there then,never met(both brust into laughter)..well Dawn came to know cause Brock was there and May well then i myself was submerged in deep waters anyway(both brust into laughter)..anyway so it goes on till she comes to know about you but just taunted saying so pocessive that despite all praise wont ever her name or even that she’s involved professionally in pokemon world(both laugh) and just congratulated and all that</text:span> and all,Cilan can’t believe it and asks me how the hell did i even get close to you(both laughs) to which i scoff that i’m a 4 league champion what does he expect(both laugh),but really you know Mist,that was my ego,i did joke and would do so again if i have to go back there but now it’ll be purely a joke then it had ego mixed with it in a very large quantity(both smile,Misty tenders Ash’s cheeks)..i still never told anybody naming you just said yes i’ve a girlfriend and that’s it but you know travel companions will eventually come to know..<text:span text:style-name="T49">and never even told your profession or whether you were a travel companion or not,just how she was very good pokemon trainer interested in surprize surprize grass types(both brusts into laughter)..but said she’s not professionally involved in pokemon world any </text:span><text:soft-page-break/><text:span text:style-name="T49">more,we just met during one of my travels in a small competition was my opponenet(tenders Misty’s cheeks,Misty smirks and tenders Ash’s hair) and she had beaten me in semi finals(smiles,Misty smirks) the match was really memorable and was in Hoenn(both laugh)..described a bit though 2 on 2 no change(both laugh)..yeah all prepared before(both laughs,Misty shakes her head and laughs)...and all just was longing from first sight for both(both giggle) had a surprize surprize date(both brusts into laughter) then and there and all..and so kept up contacts always met while i was back,now in a good post at a company,very intelligent girl in all quarters(smile,Misty laugh and smirk).</text:span>.<text:span text:style-name="T50">then obviously would ask show us pictures(both laugh)..which would be romanticised aside-’um..i just,kinda prefer to dream than to gaze(both brusts into laughter)..realized my mood flew to all hells(both laughs)..but this was only once in case of Unova and this because both were grown ups unlike those little brats(both laughs)..if i told this to May,would go like how do you propose in dreams(both brust into laughter)..and Dawn would scowl-’her dress will be according to you then,never right’(both brust into laughter)</text:span>..<text:span text:style-name="T51">Brock the buffoon(both laugh) had to always talk about you before all first the first time he saw us(both laughs)..Hoenn came a bit later and ‘hey Ash,Misty told me to tell you this’(both laugh)..and before i could say anything May just went all over me-’hmm ,my bro has a beau too(both laugh)’,i just said hey are you out of you mind,but this to the wise crook(both laugh) is infidelity(both laugh) so would philosophically scoff(both laugh) like - ‘Ash,best friend still earthly,grilfriend ever heavenly’(both brusts into laughter)..and this was way before my confession(both laughs)...so that brat for 3 and half years taunted me(both laughs)...but you know May as i said first sight after the bike fiasco(both laughs),unsurprisingly again(both laughs) but says unlikely that it’s all right(both brusts into laughter)..and since then alway as you said ‘my Ash’ not to that extent but like that and that’s why i feel so bad that i sweared her on her 1</text:span><text:span text:style-name="T25">st</text:span><text:span text:style-name="T51"> anniversary(sigh,Misty pats Ash and smiles),anyhow,she was ever ‘my big Bro who knows everything except the art of proposing’(both laugh) all the time and (laugh) Dawn exactly opposite(both laugh) ‘my too-wise old bro no knowledge in fashion ’(both laugh) all times..she is 9 years younger so bro was older than big(both laughs) and Brock was uncle(both brusts into laughter)..thank God Brock was changed by then(both brusts into laughter)..and Brock this time divulged the truth a bit later(both laughs)..but eventually one day very seriously-’um..Dawn call Ash here’,’anything wrong’,’yeah Misty has a bit of fever’(both brusts into laughter),so Dawn you know wasn’t May that at that moment itself would go overboard though as you know she saw you 6 months back when she was there with her cousin..so kinda got startled with that name cause she realized I was from Pallet and she had been to Viridian as well so knows things a bit,not Pallet but knew my first Gym was Viridian(both laugh)..yeah always cause i never wanted to even mention Cerulian at all(laugh,Misty laughs and shakes her head) and in Sinnoh Brock started with me so in advance i would tell this the first thing you’re second,Cerulian i’ve never been to(both laugh)..cause once it’s first they’ll ask who were with you and all,second not so much cause Brock himself went along so would say alone went there(both laugh) cause you know 1</text:span><text:span text:style-name="T25">st</text:span><text:span text:style-name="T51"> gym most people never go alone but second many can cause 1</text:span><text:span text:style-name="T25">st</text:span><text:span text:style-name="T51"> even relatives or so goes thus this trick(both laugh)..then Dawn quickly tells me and i come and Brock says this that,Dawn a bit flustered thinks might be big sister or something(both laughs),then asks me what is and before i could said Brock says-’so hard is it you know Dawn,now you don’t know though,later,later’(both laughs)..Dawn is utterly confused and you know her goes all over me either say or i’ll kill you(both laugh),’first cousin’(both laughs)..’aw,sorry to hear’(both laugh)..Brock screams ‘Ash,that’s vulgerity’(both brusts into laughter)...i try to frown and all the Dawn screams like ‘what are you two taking about either you say or i’ll go to police’(both brusts into laughter)..then Brock says-’calm down Dawn,calm down,his dream,his vitality,his heart-beat is on last breaths’(both brusts into laughter)..this totally gets the poor girl off her feet and she kinda goes all over me saying so sorry to know your wife’s condition(both brusts into laughter) and all so i have to say who you are to which both get scoffing why your hair wasn’t like her(both laughs) and all..really funny with Brock all the time..Cilan is different,</text:span>Cilan is a true admirer of yours and in my dark days always told me to keep the feet at on ground and not to leave you thinking i was a bigger star,thought actually that i got jealous of your name and then me being there wanted to compet(both <text:soft-page-break/>smile)..anyhow then all attention and my everyday sudden realizations did create a mess and i just never knew what is what except when i was with my bunch(both smiles)..and i kinda just brushed you aside later cause i just thought what’s the matter Mist herself knows all about it and i’m anyhow going to return to her and had a plan actually to stay with you for 2 or 3 months(Misty smiles and tenders Ash’s hair) then may be more cause i was <text:span text:style-name="T200">1</text:span> years advanced than last age limit <text:span text:style-name="T201">which could be advanced to one more given i’ve won 4 with 2 left only</text:span> and just could travel to Kalos ages later but then backtracked cause didn’t want to <text:span text:style-name="T202">let go of my bunch cause after Sinnoh knew they had to be looked after cause they were in a new level entirely</text:span>,then liked the show boating and parties where girls i saw would jump and when they crossed the line just told them i’ve a girldfriend and then scoffed if necessary that we’re extremely devoted to each other since day one of our relationship and atleast my devotion wont stop increasing(Misty smiles)which dissuaded the brats,then a few poses and all with my grwoing abilities <text:span text:style-name="T203">and you know still girls were around and you know me i won’t first hand mouth them off which now i will do all time ‘hey namecall’(both laugh)</text:span>,and you finally were fed up and all those m..(Misty sighs and shakes her head)(Grin)..undercover language(both laughs)..anyway all they did was to just moan that you’re not happy never telling me the real issue and i told them Mist says she doens’t want me to come back but she just is living her dream and i don’t want her to come here either breaking that we’re having a rough patch in professional lives but we know each other for more than 12 years it’s all chill and besides i’ll eventually be back and with only one region left i’ll stay there 3 months no trouble and all..but the great matured legends(Misty shakes her head) gets the thing totally upended as did Brock of all later when i told him all is cough and spit the venerable himself gets the meaning but suddenly wisdom dawns that that also then is my view of my flower of all,what an utmost buffoon(Misty shakes her head and laughs)...so these great legends says that their heart throb is infatuated but very sweet so i’m myself having my 12 year old infatuation broken now suddenly cheating yet am not worthy enough to know the real situation but suddenly underground sludges aren’t infatuated despite hanging around exactly like what that great b.. was doing to me in Kalos(Misty sighs and shakes her head).. and suddenly sludges are great venerable ones having the license to enter buildings where as if they were anticipating the break-up,what abject retardness is it to think if you’re not spitting at your girlfriend everytime your immature..(sternly,Misty tries to calm Ash down)...no Mist,it’s ok..i must for the sake of it,the legends themselves were infatuated with you and that’s why i never liked that responsibility stuff at all..anyhow..whatever..just spoiled the mood these f..”</text:p>
      <text:p text:style-name="P1">Misty(hugging Ash very firmly,smile) : “sweety,you’re flower wants you now,come”</text:p>
      <text:p text:style-name="P1">Ash(hugging Misty very firmly,angry) : “that’s why Pinkenberry and i won’t hear anything but neither me nor you will use phones if serious matter Orange Elite4 will be too glad to find us and inform us sooner than a wink,that’s my final say”</text:p>
      <text:p text:style-name="P1">Misty(same pose) : “it’s all right dear,just calm down”</text:p>
      <text:p text:style-name="P1">(Ash and Misty keeps hugging each other very firmly for a few minutes)</text:p>
      <text:p text:style-name="P1">Ash : “anyhow,Unova,at first it was well then my head wasn't right then</text:p>
      <text:p text:style-name="P1">our problems started and all that,you weren't in a good</text:p>
      <text:p text:style-name="P1">place either,far worse than me..and that i really regret 30</text:p>
      <text:p text:style-name="P1">is just a number you know..but anyway my flower is just</text:p>
      <text:p text:style-name="P1">here(hugs Misty firmly,smiles,Misty smiles and tenders Ash’s cheeks)..by the end of Unova i was already in the hall of fame and thus was selected.."</text:p>
      <text:p text:style-name="P1">Misty(smile) : "yeah you were great but then pressure</text:p>
      <text:p text:style-name="P1">upon me was always increasing and you also weren't that</text:p>
      <text:p text:style-name="P1">close it seemed always became about how great this</text:p>
      <text:p text:style-name="P1">party was or what you could do..then may be for the first</text:p>
      <text:p text:style-name="P1">time in like 8 years i screamed at you and you were rather</text:p>
      <text:p text:style-name="P1">flustered and all..then i realized you came to and</text:p>
      <text:p text:style-name="P1">agreement with press and all but just always seemed very</text:p>
      <text:p text:style-name="P1">far..just profesaional life..and yeah i cheris you..and here</text:p>
      <text:p text:style-name="P1"><text:soft-page-break/>peole were constantly hanging around me and all</text:p>
      <text:p text:style-name="P1">that..Trace was my only link with normalcy..and i'd always</text:p>
      <text:p text:style-name="P1">tell him keep a tab on Ash,he's gonna get</text:p>
      <text:p text:style-name="P1">bamboozled..and he did what he could do..Brock went so</text:p>
      <text:p text:style-name="P1">busy..did meet me but was rather all into his own stuffs..i</text:p>
      <text:p text:style-name="P12">just felt lonely..<text:span text:style-name="T204">as i said before that for 6 years you’ve constantly told me to brush aside these and all were different now you of all were telling me it just broke me apart and i just kinda thought i’ve lost my life really..</text:span>i realized then Ash,as you said yesterday..</text:p>
      <text:p text:style-name="P1">truely i do need you so much.. <text:span text:style-name="T205">i;ve no light apart from my Ash.</text:span>..<text:span text:style-name="T205">(hugs Ash firmly)</text:span>"</text:p>
      <text:p text:style-name="P1">Ash<text:span text:style-name="T205">(hugging Misty firmly)</text:span> : "yeah i just brushed aside your troubles <text:span text:style-name="T206">only to tell them from my view</text:span>..that</text:p>
      <text:p text:style-name="P1">was <text:span text:style-name="T207">true retardness</text:span>..and then we just came to that day</text:p>
      <text:p text:style-name="P1">when i,Mist,i still regret that and that's what i was telling</text:p>
      <text:p text:style-name="P1">you..i was killing myself as well..i just told you i'm busy i</text:p>
      <text:p text:style-name="P1">dont wait for guys to come into the doorstep..just if i said</text:p>
      <text:p text:style-name="P1">random people,it goes completely different place..and</text:p>
      <text:p text:style-name="P1">you never cared but then these brats..domeone pestered you too much that day?"</text:p>
      <text:p text:style-name="P1">Misty(smile) : "yeah,just a guy pestered me to much..and</text:p>
      <text:p text:style-name="P1">then,but Ash(hugging Ash),just take your break(both</text:p>
      <text:p text:style-name="P1">brusts into laughter)</text:p>
      <text:p text:style-name="P1">Ash(laugh) : "those damn brats tried to talk with my sweet</text:p>
      <text:p text:style-name="P1">flower,i'm salivating,the hunger and then the prey..please i</text:p>
      <text:p text:style-name="P1">beg of you..just come around..i'll <text:span text:style-name="T208">f</text:span>eraligate you(all brusts</text:p>
      <text:p text:style-name="P1">into laughter)..how many times you used Glalie?"</text:p>
      <text:p text:style-name="P1">Misty(smile) : "few times.. extremely good..but now</text:p>
      <text:p text:style-name="P1">probably same i guess(laugh).."</text:p>
      <text:p text:style-name="P1">Ash(laugh) : "she's a lesser gem(both laugh) but still more</text:p>
      <text:p text:style-name="P1">than any legendary pest if she wants to be(both</text:p>
      <text:p text:style-name="P1">laughs)..her thing is that she'll say you look ugly,this will</text:p>
      <text:p text:style-name="P1">check that etc(both laughs)..</text:p>
      <text:p text:style-name="P1">Misty(laugh) : "far sane with me(both laughes)..yeah,i just</text:p>
      <text:p text:style-name="P1">remembered your words as like till yesterday when you showed</text:p>
      <text:p text:style-name="P1">me what you did,soulmate..and i just got angry..then that</text:p>
      <text:p text:style-name="P1">day wasn't good..and i always thought about</text:p>
      <text:p text:style-name="P1">reconciliation but just never knew and you went</text:p>
      <text:p text:style-name="P1">undercover..so we just only had your those words and</text:p>
      <text:p text:style-name="P1">all.."</text:p>
      <text:p text:style-name="P1">Ash(hugging Misty firmly) : "no Mist what pains me most isn't that actually i didn't do what a friend should've done those words are total nonsense to me as i showed but the fact that what i intuitively knew then wasn't actualized and it took 4 years that's all and that's why Pinkenberry(smile,Misty hugs Ash firmly and smiles at him)"</text:p>
      <text:p text:style-name="P1">Ash : "anyhow Mist,i must finish Unova,so i was winning badge after badge and all and with my every realizations and all i just never knew what is what and so behaving abnormally exactly your state after break-up,and so one day even told my sweet soulmate Mist of all that she was behaving like she was the only one in her position,that was a henius thing cause i wanted to say please Mist i cherish you as much but my head isn't alright at all so please don't get angry with me you still are my only one,but got it totally opposite.."</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isty : "then as i was about to ride my in-you-words</text:p>
      <text:p text:style-name="P1">"godforsaken" bike,i just turned around to have a last look</text:p>
      <text:p text:style-name="P1">at you.."</text:p>
      <text:p text:style-name="P1">Ash(hugging Misty) : "just for clarification,Mist,that song</text:p>
      <text:p text:style-name="P1">you were humming that day from Kelly Trooper's</text:p>
      <text:p text:style-name="P1">Rockmore Woods-"Cutain Call",which we jointly roasted(both laugh) to soul it up(both smile), </text:p>
      <text:p text:style-name="P1">that um..if i weren't an</text:p>
      <text:p text:style-name="P1">utter buffoon then,i would've instantly atleast have a</text:p>
      <text:p text:style-name="P1">private talk with you or well..um..i've never thought itself</text:p>
      <text:p text:style-name="P1">but why I didn't go to Cerulian myself that day?i barely</text:p>
      <text:p text:style-name="P1">knew there was something called Hoenn in this world.."</text:p>
      <text:p text:style-name="P1">Misty(smirk) : "parting with each other actually broadened</text:p>
      <text:p text:style-name="P1">both our gazes, don't you think?"</text:p>
      <text:p text:style-name="P1">Ash(irritated) : "whatever!i just want to fondle my flower</text:p>
      <text:p text:style-name="P1">all the time(smile,Misty giggles)..but the next one year if</text:p>
      <text:p text:style-name="P1">any vulture and especially the Cerulian breed tries to</text:p>
      <text:p text:style-name="P1">insinuate that i must stay away My wife for a full 12 hours</text:p>
      <text:p text:style-name="P1">due to some godforsaken work,then i'll.."</text:p>
      <text:p text:style-name="P1">Misty(brust into laughter) : "Ash,i would've been in a big</text:p>
      <text:p text:style-name="P1">trouble had you infact tried to come with me that day</text:p>
      <text:p text:style-name="P1">cause we were 17 and that though was a Gym still my</text:p>
      <text:p text:style-name="P1">home also..plas(giggle)..that bike ONLY had ONE</text:p>
      <text:p text:style-name="P1">seat(laughing),else it would've been another night outside</text:p>
      <text:p text:style-name="P1">and um..you know you might've been.."</text:p>
      <text:p text:style-name="P1">Ash(giggle) : "endangered?"Misty(laugh) : "exactly"</text:p>
      <text:p text:style-name="P1">Ash : "i've always wondered to which Cerulian bonehead</text:p>
      <text:p text:style-name="P1">did this idea occur to not give an extra seat in the bike so</text:p>
      <text:p text:style-name="P1">that people may carry others yet gave a god damn basket</text:p>
      <text:p text:style-name="P1">in front which was oversized and made the control</text:p>
      <text:p text:style-name="P1">almost impossible that too in a godforbidden forest like</text:p>
      <text:p text:style-name="P1">Viridian,which i guess i still may get lost in(laugh)"</text:p>
      <text:p text:style-name="P1">Misty(laugh) : "Master in Cerulian Hating should be your</text:p>
      <text:p text:style-name="P1"><text:soft-page-break/>title you know"</text:p>
      <text:p text:style-name="P1">Ash(scowl) : "i never found anything good there EXCEPT</text:p>
      <text:p text:style-name="P1">my most cherished flower(hugging Misty,Misty</text:p>
      <text:p text:style-name="P1">giggles),and my badge too was due to her"</text:p>
      <text:p text:style-name="P1">Misty(smile) : "well,atleast we battled,Dase really made a</text:p>
      <text:p text:style-name="P1">mess out of the situation"</text:p>
      <text:p text:style-name="P1">Ash(laugh) : "never saw anything like before or after..</text:p>
      <text:p text:style-name="P1">Sensational Trio in all aspects,no they have no match,still"</text:p>
      <text:p text:style-name="P1">Misty(smile) : "Voil would be in Cerulian the very next day</text:p>
      <text:p text:style-name="P1">i never knew"</text:p>
      <text:p text:style-name="P1">Ash (laugh) : "all she did was to panick all over the place</text:p>
      <text:p text:style-name="P1">long enough to force the police to start interrogating till</text:p>
      <text:p text:style-name="P1">Lance forbade them.have you called Violet?"</text:p>
      <text:p text:style-name="P1">Misty(smile) : "yes,she was the first one to see the</text:p>
      <text:p text:style-name="P1">judgement day death note you rather shoved through my"</text:p>
      <text:p text:style-name="P1">earsAsh(grim) : "um..was i too..um..loud?"</text:p>
      <text:p text:style-name="P1">Misty(laugh) : "Ash,your another gem like my sisters,that</text:p>
      <text:p text:style-name="P1">day's theatrics as i later heard were brilliant,if you were in</text:p>
      <text:p text:style-name="P1">our show at your present form,we would have had to turn</text:p>
      <text:p text:style-name="P1">the building into showhouse only cause even 4 of us</text:p>
      <text:p text:style-name="P1">wouldn't have had any time to manage the pokmeons let</text:p>
      <text:p text:style-name="P1">alone the Gym Battles but as soon as you would've</text:p>
      <text:p text:style-name="P1">realized that your Cerulian-Vultures were going to your</text:p>
      <text:p text:style-name="P1">Insinuate something,we would've been driven out of the</text:p>
      <text:p text:style-name="P1">city itself"</text:p>
      <text:p text:style-name="P1">Ash(laugh) : "i guess"</text:p>
      <text:p text:style-name="P1">Misty : "i turned back and saw Brock returning and you</text:p>
      <text:p text:style-name="P1">had your head down murmuring something..</text:p>
      <text:p text:style-name="P1">Ash : "um..i was going to part with you three after 5</text:p>
      <text:p text:style-name="P1">years,well Brock left,Tracy left but that day you..you never</text:p>
      <text:p text:style-name="P1">went away from me even for a moment Mist in all those 5</text:p>
      <text:p text:style-name="P1">years,you didn't even go home,rather staying with me only</text:p>
      <text:p text:style-name="P1">with phone contact i remembered that Daisy and all</text:p>
      <text:p text:style-name="P1">weren't then exactly showing there care to you so you</text:p>
      <text:p text:style-name="P1">were rather happy with me and when i returned home</text:p>
      <text:p text:style-name="P1">after 3 years,you stayed in my home infact for all those 3</text:p>
      <text:p text:style-name="P1">days(laugh) that was too much for my break.."</text:p>
      <text:p text:style-name="P1">Misty(laugh) : "sure,how many days did you halt</text:p>
      <text:p text:style-name="P1">afterwards?"Ash(smile) : "you and Brock- your memory was troubling</text:p>
      <text:p text:style-name="P1">me after Jhoto and as soon as i went home,next day</text:p>
      <text:p text:style-name="P1">heard Hoenn,next day out,2 nights,Hoenn to Battle</text:p>
      <text:p text:style-name="P1">Frontier,6 nights and you were there,May was beaking my</text:p>
      <text:p text:style-name="P1">head whole day since she saw me alone with you in the</text:p>
      <text:p text:style-name="P1">balcony..and um..you then had already reached a pretty</text:p>
      <text:p text:style-name="P1">high level for a 19 year old,and i saw you suddenly just</text:p>
      <text:p text:style-name="P1">after getting inside home and was then an utter jerk to</text:p>
      <text:p text:style-name="P1">say in reply to you ever sweet greeting "hi Ash!" I said</text:p>
      <text:p text:style-name="P1">rather in a flustered state "yeah! Hi! what are you doing</text:p>
      <text:p text:style-name="P1">you?" and you came to congratulate me on my Hoenn</text:p>
      <text:p text:style-name="P1">victory"</text:p>
      <text:p text:style-name="P1">Misty(laugh) : "you were so childish even at 19,but i just</text:p>
      <text:p text:style-name="P1">cherished that sweetness of yours ever so much"</text:p>
      <text:p text:style-name="P1"><text:soft-page-break/>Ash : "yeah as i said that,you just smirked rather as you</text:p>
      <text:p text:style-name="P1">expected something like that by then and congratulated</text:p>
      <text:p text:style-name="P1">me..but,you'll forever be a miracle monger to me sisnce</text:p>
      <text:p text:style-name="P1">that day our reunion in Hoenn,i saw Gyarados and then</text:p>
      <text:p text:style-name="P1">the flamethrower,i was rather so jealous of you as i</text:p>
      <text:p text:style-name="P1">thought i want Gyarados and also more so cause i had</text:p>
      <text:p text:style-name="P1">very few pokemon as i was new to hoenn,but then..</text:p>
      <text:p text:style-name="P1">(blush)..um..i turned back at you and you were smirking</text:p>
      <text:p text:style-name="P1">at me saying that it was rather very impressive than only</text:p>
      <text:p text:style-name="P1">impressive with a rather proud face then i went intoflashback and recalled,and i'm naratting this to you now</text:p>
      <text:p text:style-name="P1">cause i was too flustered before to do so but you looked</text:p>
      <text:p text:style-name="P1">nice that day,i already felt a strange feeling that since very</text:p>
      <text:p text:style-name="P1">last days of Jhoto was being more apparent to me but i</text:p>
      <text:p text:style-name="P1">never quite bothered.."</text:p>
      <text:p text:style-name="P1">Misty(smile) : "you were thinking a too much about me</text:p>
      <text:p text:style-name="P1">and gazing at me a bit too much and a bit longer and a bit</text:p>
      <text:p text:style-name="P1">more intently by the end of Jhoto,i was in cloud 9 and</text:p>
      <text:p text:style-name="P1">Brock also told me but you know what he was then to just</text:p>
      <text:p text:style-name="P1">as usual jump into the sea(laugh).."</text:p>
      <text:p text:style-name="P1">Ash(smile) : "yeah i guess i never before that considered</text:p>
      <text:p text:style-name="P1">you as a great playmate,but as i said,as you were looking</text:p>
      <text:p text:style-name="P1">at Gyarados i looked at you constantly and intently a bit</text:p>
      <text:p text:style-name="P1">and then followed you after that closely,how you took the</text:p>
      <text:p text:style-name="P1">pokeball,kissed it as if you knew you would win,which i</text:p>
      <text:p text:style-name="P1">never till then myself could do so confidently,and released</text:p>
      <text:p text:style-name="P1">Gyarados of all pokemons..i really was amused,just how</text:p>
      <text:p text:style-name="P1">self confident you were,and Mist,it was the i realized</text:p>
      <text:p text:style-name="P1">jealousy but as later i returned from flashback i thought</text:p>
      <text:p text:style-name="P1">may be i could beat Gyarados too but your disposition did</text:p>
      <text:p text:style-name="P1">entice me..when in Hoenn during the reunion i was just</text:p>
      <text:p text:style-name="P1">overjoyed to be able to see you and so did you.."</text:p>
      <text:p text:style-name="P1">Misty(smile) : "yeah,during my 5 years i was all about</text:p>
      <text:p text:style-name="P1">following you,fighting you and longing for you,the Gym suddenly such a huge responsibility and your memories</text:p>
      <text:p text:style-name="P1">just made had in those mere 9 months turned me into</text:p>
      <text:p text:style-name="P1">a grown up lady"</text:p>
      <text:p text:style-name="P1">Ash(smile) : "exactly, that's what i did saw,i saw the</text:p>
      <text:p text:style-name="P1">Cerulian City Gym Leader Misty Waterflower not my</text:p>
      <text:p text:style-name="P1">playmate Mist anymore(Misty smiles and tenders Ash’s hair)..no Mist,you know what as sweet as you are,i just still cherish your that cute little sweetness that you were when we first met and the reason is simply because that dumb Gym..i never felt you had the time to enjoy yourself more which i had in Hoenn after which i got a better foothold on things,but for me i just feel your pain now Mist..you know great Gym leader is one thing and my sweet Mist is another,now i realize that sudden maturity of yours didn’t do you much favour as dumb buffoons instantly jumped upon you..if you got that Hoenn or may be another year atleast in fact you could’ve become what i’m now,always fooling around,everfree,totally careless,totally free from anything-this Mist is your real nature as now as know.(Misty smiles,tendering Ash’s cheeks).you know Mist,i’ve had my respect and i’ve had my reservations for all in this world of Pokemon professionally involved and even for team rocket..but now i just feel that all is a bondage to me atleast for sure this idea of responsibility in this profession regarding this exact word pokemon battle(Misty smiles)..i can just laugh at anyone saying responsibility that they feel cause i know by soul no such thing exists...you want to <text:soft-page-break/>be a gym leader you should be but i just don’t like this idea of responsibility at all and i want to take that upon myself cause battling for me is done for this life,i’ve got nothing to do except to fool around and that’s how i’ll make responsibility a complete joke and fun that’s all..Mist,i just want you to get rid of this dumb idea of responsibility for a f.. Gym,Pokemons,your family different stuff,but this Gym that hasn’t ever done you a good and had almost killed you by slow poisoning which another dumb buffon like me didn’t realize then due to utter ignorance..just don’t bother about dumbnuts trying to win badges,Mist you know me,i wouldn’t care a fig if a gym is closed for that day,i’ll move along to next and so on,these brats should realize that a badge has to earned and not just you can arrive and it’ll be handed over to you after may be your first 3 gyms,Brock did hand it over but i wouldn’t have stopped if he didn’t,i wouldn’t have stopped if Daisy had beaten me that day rather than just giving me the badge away..that’s what i want if anything to see in people who wants to do Pokemon Training..one has to move forward and that’s all otherwise why bother coming here at all..and no Mist,no matter what you say,as long as i’m in Cerulian,no brat gets to challege unless they know how to behave properly and give right respect no matter what he or she thinks inside...to me it’s all about your bunch and that’s how it should be no matter where and every hall of fame gym that i’ve seen was exactly like that except this damn Cerulian..but every Gym must be like that in my ideal picture,what responsibility does a gym leader has to babysit a buffon who doesn’t know what he’s doing in the first place?..the answer is absolutely none,and that’s how it should be...i just want this Mist that’s all,nothing else,just don’t think you have any responsibility to anyone if they are incompetent enough to not behave properly,just let me drive them away,they’ve got a long way to go to become a sane person first and then handle their own bunch then think of training then set a goal gym is the last step,if one can’t do that,atleast Cerulian isn’t for them as long as i have to see them day after day and see my sweet flower getting drained day after day..4 on 4 no restrictions,battle or bust..you’ll understand the challengers capasity after the first round itself you don’t have to go till 4th being a Gym leader,but the pests will think twice on a four on four strict stuff..those brats uttering attack this and that..just fed up with it am I completely and it’s so much fun if the two really are respectful to each other,barely found it..finally my thing is that just don’t think that it’s your responsibility to babysit doomsday goblins out of their infatuated slumbers..they will get their food thrown somewhere else,my sweet flower’s sweetness would be cheated upon i won’t tolerate that if i’m in the gym and as soon as you went back buffons started to roam around and it was those 4 dumb buffons to come first will not be sane for long(Misty laughs and shakes her head),i just don’t like it at all this idea of responsibility of a gym leader just totally bogus stuff anybody experienced enough knows who deserves what..if the brats don’t understand that’s their retardness not the gym leader’s irresponsibility straight and simple..."</text:p>
      <text:p text:style-name="P1">Misty(smile,hugging Ash firmly) : “my sweet little bee,you’re always within me dont worry(Ash smiles and hugs Misty very yfirmly).everybody isn’t you Ash,just give them a chance,what you could do with any gym which i myself saw i know,very rare people can do that and in Kalos atleast you had long surpassed anything imaginable here,you never had any match and yes Brock did tell you many times that Onix wouldn’t have coped up with chu-bro if you just persisted a bit and i get your point and who you ever were but your likes are rare and yes you’re right that the responsibility stuff did get on my nerves but it’s ok,i just ever needed my soulmate that’s all,i’ve in my 12 years barely saw anyone like you except once or twice..though(laugh)..i can already understand what doom awaits even if the Elite4 heads come in there once my fool-around bee steps in(both laugh) with Crawdauntogator(both brusts into laughter)..but just be patient Ash,you’ll have ample time to be with me sweety,don’t worry and alright i myself would love to battle good challengers be it less in number but still atleast say 2 days are for kids,agree?”</text:p>
      <text:p text:style-name="P1">Ash(smile,hugging Misty firmly) : “soully...but only a half day(Misty brusts into laughter)and the registration time will be 11-11:15(Misty brusts into laughter)..at Dark Night:Gym Challenger Registration Version(Misty laughs aloud)..if pass that get you badge but unfortunately no legend would dare to play this one(Misty laughs)..just want to chew up each brat that ever cheated on my flowers sweetness and those who will..besides if any pokebrat misbehaves(Misty brusts into laughter),you have apart from my water pests you have an electrician there(both brusts into <text:soft-page-break/>laughter)..that’s enough...my sweet Mist shouldn’t be away from me long at all(both smiles at each other)..(laugh)..besides Mist,i’m already dreaded enough am not I that you’re AWOL(both brusts into laughter)..”</text:p>
      <text:p text:style-name="P1">Misty(smile,tendering Ash’s cheeks) : “soully(both brusts into laughter)..i won’t be away from my bee either(both hugs each other firmly for a few moments)..”</text:p>
      <text:p text:style-name="P1">Ash(laughs) : “besides can i bash Cerulian again?(both laughs)”</text:p>
      <text:p text:style-name="P1">Misty(laugh) : "Ash,give it a break,we’ll see when we get in,now continue"</text:p>
      <text:p text:style-name="P1">Ash(smile) : "right no Cerulian bonehead could disturb me</text:p>
      <text:p text:style-name="P1">when i was looking at you,the Gym Leader,then i saw you</text:p>
      <text:p text:style-name="P1">had become so established in yourself and my first</text:p>
      <text:p text:style-name="P1">jealousy turned into the respect for that i had for a Gym</text:p>
      <text:p text:style-name="P1">Leader..(laugh)till i started trash talking them last year.."</text:p>
      <text:p text:style-name="P1">Misty(smile) : "but you still have.."</text:p>
      <text:p text:style-name="P1">Ash(smile) : "precisely.then i had that respect for you,then</text:p>
      <text:p text:style-name="P1">i was rather ashtonished by you and kept a bit more</text:p>
      <text:p text:style-name="P1">regular contact because may be um.."</text:p>
      <text:p text:style-name="P1">Misty(smile) : "felt insecured with yousrself?"</text:p>
      <text:p text:style-name="P1">Ash(smile,hugging Misty) : "i always am unless you're</text:p>
      <text:p text:style-name="P1">right here"</text:p>
      <text:p text:style-name="P1">Misty(smile, hugging Ash) : "right!you know for all my</text:p>
      <text:p text:style-name="P1">infatuation with you Ash,that reunion i saw you,you also</text:p>
      <text:p text:style-name="P1">had grown up but were in same sweet oblivion that i</text:p>
      <text:p text:style-name="P1">rather felt a big sister affection for you rather than an</text:p>
      <text:p text:style-name="P1">attraction,but i always had my feeling inside me and yourt houghts,it really was a great reunion,but by then</text:p>
      <text:p text:style-name="P1">affection had taken over attraction whenever i thought of</text:p>
      <text:p text:style-name="P1">you,and um..Ash,a few times then i've had my doubts</text:p>
      <text:p text:style-name="P1">whether mine was also a mistake i mean whether it was</text:p>
      <text:p text:style-name="P1">true feeling or only infatuation for you.."</text:p>
      <text:p text:style-name="P1">Ash(smile) : "Mist, it's just the process till the final union</text:p>
      <text:p text:style-name="P1">that we've had where you saw all objects and ideas were absolutely laughed off and we’ve got souled as usual."</text:p>
      <text:p text:style-name="P1">Misty(broad smile,hugging Ash) : "exactly".</text:p>
      <text:p text:style-name="P1">Ash(smile) : "then i kept up contacts with you which is after Jhoto i contacted you twice in weekends and once in midweek it became 2-2 cause of my journeys but the extra day was for Gyarados(both brusts into laughter)..”</text:p>
      <text:p text:style-name="P1">Misty(laugh) : “What did you do to my poor girl yesterday Ash,hum?(both laughs)..”</text:p>
      <text:p text:style-name="P1">Ash(laughs) : “well Gyarados being Gyarados ever angry gets ready out comes Heracross with total type disadvantage and also to fool around with my sweety(Misty smirks,Ash tenders her cheeks,Misty hugs Ash firmly) then Heracross said like ‘me 4 legal 2 illegal beaus(both laughs),you one legal and no illegal beaus,match done’(both brusts into laughter)..yeah exactly why she was so puzzled as you know the that bug just played a sentimental type difference nasty joke(both laughs) cause recently the Lab has had a few Gyarados’ and the bug as usual bugged around and extracted this info as to her it’s called beau-counting(both brusts into laughter) and their different antics and so on and her illegal ones are Bulbasaur(both laugh) and Bruneri(both laughs)..the poor girl looked at you and just lied down thinking what world is this even(both brusts into laughter),then i just went and patted her and said like don’t worry al all and she kinda was relieved to get back into the ball rather than being with absolute madcaps(both laughs)..and Mist had i told Nivy(both laugh)..it would’ve been like ‘do you interpret better your masters moods or emotions’(both brusts into laughter)..Gyarados would’ve cried there then...once the opponent for once thinks of anything else apart from just fooling around,my bunch can’t be beaten and the otherwise is that the match doesn’t happen,so always a tie(both smile)..(laugh)..though Mist,except Goldy i guess all are well behaved <text:soft-page-break/>so don’t ever let your Gyarados to mingle with those two water brats(both laugh)..she’ll make all challenger’s her beaus then(both brusts into laughter)...”</text:p>
      <text:p text:style-name="P1">Misty(laughs) : “we should just let them have fun and just give the badges away then(both laughs)..”</text:p>
      <text:p text:style-name="P1">Ash(laughs) : “yup,Dark Cerulian Gym:DaisyDevil version(both laughs)...just love that name on poor Daisy(both laughs) but the night has been stupendous just because of that mob..what a night this comrads Cerulian/we must very first get rid of this evil king demon/he gets to a shop as if to get his due/suddenly he declares a ring for his beau(both brusts into laughter)...no Mist never can forget that mob in this life...’you’ve abducted all’,’why would they want Cerulian rings’(both brusts into laughter)”</text:p>
      <text:p text:style-name="P1">Misty(laugh) : “Ash,would you finish reminiscensing want some sweet bee buzz(both laughs)”</text:p>
      <text:p text:style-name="P1">Ash(smile,huggig Misty firmly) : “right sweety,so then the contacts were more frequent and</text:p>
      <text:p text:style-name="P1">always were fun but rather grave and serious</text:p>
      <text:p text:style-name="P1">discussion,but then you should tell me about the</text:p>
      <text:p text:style-name="P1">handkerchief"</text:p>
      <text:p text:style-name="P1">Misty(smile,tendering Ash’s cheeks) : "still has it?"</text:p>
      <text:p text:style-name="P1">Ash(dissapointed) : "no,torn it up myself..um.."</text:p>
      <text:p text:style-name="P1">Misty(smile) : "didn't spare a single one did you?"</text:p>
      <text:p text:style-name="P1">Ash(dissapointed) : "all went the first night itself"</text:p>
      <text:p text:style-name="P1">Misty(smile) : "you've always been like this haven't you"</text:p>
      <text:p text:style-name="P1">Ash(solemn) : "i guess, don't like to keep junk rather</text:p>
      <text:p text:style-name="P1">everything in memory"</text:p>
      <text:p text:style-name="P1">Misty(smile,hugging Ash) : "just store this one specially."</text:p>
      <text:p text:style-name="P1">Ash(smile,hugging Misty) : "done."</text:p>
      <text:p text:style-name="P1">Misty(smile) : "right,then as you were murmuring and</text:p>
      <text:p text:style-name="P1">Brock was approaching you,i finally tried to atleast give</text:p>
      <text:p text:style-name="P1">you an ultimate point,then gave you my handkerchief andlater sent you the lure.."</text:p>
      <text:p text:style-name="P1">Ash(laugh) : "well the handkerchief helped the very next</text:p>
      <text:p text:style-name="P1">day as those 3 buffoons jumped on me.."</text:p>
      <text:p text:style-name="P1">Misty(smile) : "thank God they did,else you wouldn't ever</text:p>
      <text:p text:style-name="P1">had thought about Keeping it"</text:p>
      <text:p text:style-name="P1">Ash(smile) : "might be,but anyway then i kept that with</text:p>
      <text:p text:style-name="P1">me.then it just went on,would have a look at it and all..i</text:p>
      <text:p text:style-name="P1">didn't miss you i've never missed anyone nor i will but i</text:p>
      <text:p text:style-name="P1">guess it was just my longing for you that's all.."</text:p>
      <text:p text:style-name="P1">Misty(smile) : "yeah,and the other breaks?"</text:p>
      <text:p text:style-name="P1">Ash(smile) : "Sinnoh 1 night(laugh) after i returned from</text:p>
      <text:p text:style-name="P1">Cerulian,Unova was 14 nights,then I was in a totally</text:p>
      <text:p text:style-name="P1">different domain,break-up,went undercover,came back</text:p>
      <text:p text:style-name="P1">again Kalos..Kalos has been my best journey personally</text:p>
      <text:p text:style-name="P1">but just that last moment has made it sour..i had</text:p>
      <text:p text:style-name="P1">enoumous privacy and i was somewhere else really in</text:p>
      <text:p text:style-name="P1">Kalos cause i never needed to think about battle and all total self reflection for around 2 years amusing experience for me that..won all the Badges from hall of fame leaders at full force..know the whole region so</text:p>
      <text:p text:style-name="P1">well..and then Elite4..um,it was the point i just wasn't</text:p>
      <text:p text:style-name="P1">really sane after that farewell incident in Kalos and then the sludge attack at Unova and that was my ultimate point as i told you after that i just became nasty on any kind of personal relationship,then i</text:p>
      <text:p text:style-name="P1">planned,August,October,December,January,March,April,June</text:p>
      <text:p text:style-name="P1">that was my plan</text:p>
      <text:p text:style-name="P1">Unova,Sinnoh,Hoenn,Kalos,Jhoto,Orange,Kanto...well i</text:p>
      <text:p text:style-name="P1">hated to go back to Orange cause you were 17-18</text:p>
      <text:p text:style-name="P1"><text:soft-page-break/>then,with all your blossoming jubilance(Misty laughs) and Trace with his antics(both laugh)..14 years,and I just didn't want to</text:p>
      <text:p text:style-name="P1">mingle much..but you know i just knew who i was then..it</text:p>
      <text:p text:style-name="P1">just felt like i could turn the whole world over just for</text:p>
      <text:p text:style-name="P1">fun..but i really didn't have any objectives..just thought</text:p>
      <text:p text:style-name="P1">buy a library in Kalos and spend the rest of my library or</text:p>
      <text:p text:style-name="P1">go to Sinnoh and Professor Kukui..and all,then finally</text:p>
      <text:p text:style-name="P1">went into Kanto..Lance said what he said..still I went back</text:p>
      <text:p text:style-name="P1">to Kalos to have a study further..then once i finished</text:p>
      <text:p text:style-name="P1">things actually pained me so much,each time i parted</text:p>
      <text:p text:style-name="P1">from you came back and i just became a devil..i realized</text:p>
      <text:p text:style-name="P1">my Mistake but more so my longing was now tangible to me which just surpassed all emotions..and had a feeling that you weren't married or</text:p>
      <text:p text:style-name="P1">like that,but if you really were..i'm sorry Mist,but i just</text:p>
      <text:p text:style-name="P1">might've destroyed the whole Cerulian city and abducted</text:p>
      <text:p text:style-name="P1">you or something..i just didn't know what i was doing and</text:p>
      <text:p text:style-name="P1">with my level it was hard..Pikachu realized this and he</text:p>
      <text:p text:style-name="P1">became very agitated all the time..but as luck may have</text:p>
      <text:p text:style-name="P1">it..you were in that condition..and i just jumped upon you</text:p>
      <text:p text:style-name="P1">that's all..there was no power that day Mist, Could've</text:p>
      <text:p text:style-name="P1">taken you away from me..i'm so sorry i pained you for 12</text:p>
      <text:p text:style-name="P1">years being an idiot..i just can't be whole without my</text:p>
      <text:p text:style-name="P1">Mist.."</text:p>
      <text:p text:style-name="P1">Misty(smile) : "forgetting whom your naratting the story</text:p>
      <text:p text:style-name="P1">to,dear?"</text:p>
      <text:p text:style-name="P1">Ash(smile,hugging Misty) : "all of memories are so precious to me now only because i'm naratting them to</text:p>
      <text:p text:style-name="P1">my sweety!"</text:p>
      <text:p text:style-name="P1">Misty(smile) : "ok,lets continue!"</text:p>
      <text:p text:style-name="P1">Ash : "yeah,then that Jhoto separation..i was going a bit</text:p>
      <text:p text:style-name="P1">poetic about Brock but could only say thank you Misty to</text:p>
      <text:p text:style-name="P1">myself as your thoughts were choking me and the more it</text:p>
      <text:p text:style-name="P1">went the more i realized what you meant when you said</text:p>
      <text:p text:style-name="P1">"would i ever see you" and that song,i just brushed you</text:p>
      <text:p text:style-name="P1">aside being childish as it takes if i sat on Charizard then 20</text:p>
      <text:p text:style-name="P1">minutes to reach Cerulian,now 3(laughs,Misty sighs and shakes her head,but as soon as you were gone i</text:p>
      <text:p text:style-name="P1">just couldn't come into terms you know 5 years not one moment we were away...then team rocket came</text:p>
      <text:p text:style-name="P1">then i realized your words and kept that handkerchief</text:p>
      <text:p text:style-name="P1">went to phone you from the Lab..on the road i once or</text:p>
      <text:p text:style-name="P1">twice said "hey Misty,come look its this or that pokemon"</text:p>
      <text:p text:style-name="P1">(Misty smiles) only for chu-bro to remind me that you</text:p>
      <text:p text:style-name="P1">weren't there anymore,which after 5 years of constant</text:p>
      <text:p text:style-name="P1">company was just too much to take(tears).."</text:p>
      <text:p text:style-name="P1">Misty(smile, hugging Ash) : "sweety,I'm here always"</text:p>
      <text:p text:style-name="P1">Ash(clears off tears,smile) : "we grew up with each other</text:p>
      <text:p text:style-name="P1">didn't we Mist?"</text:p>
      <text:p text:style-name="P1">Misty(smile) : "surely Ash,i myself can't believe it either</text:p>
      <text:p text:style-name="P1">that for 5 years not even a day was spent without you"</text:p>
      <text:p text:style-name="P1">Ash(smile) : "that got you through in your initial days in</text:p>
      <text:p text:style-name="P1">that go..nah just not in a mood.."</text:p>
      <text:p text:style-name="P1"><text:soft-page-break/>Misty(laugh) : "finally the poor Cerulian brats can sleep</text:p>
      <text:p text:style-name="P1">well(Ash laughs)(smile) yeah,and you've influenced my</text:p>
      <text:p text:style-name="P1">style as well the most though later i found mine"</text:p>
      <text:p text:style-name="P1">Ash(smile) : "you and Gyarados have influenced me beyond</text:p>
      <text:p text:style-name="P1">measures"</text:p>
      <text:p text:style-name="P1">Misty(laugh) : "till that day.."</text:p>
      <text:p text:style-name="P1">Ash(smile) : "no,still..(laugh)..well <text:s/>beau-counting is different plane(both brusts into laughter).."</text:p>
      <text:p text:style-name="P1">Misty(laughing) : "you don't need anything anymore"</text:p>
      <text:p text:style-name="P1">Ash(smile) : "except you that i have"</text:p>
      <text:p text:style-name="P1">Misty(smile) : "right"</text:p>
      <text:p text:style-name="P1">Ash : "yeah,well all has been influenced by my style till i started Dark Night:Tickle Tracy Version(both laughs)...but nah your style has a different grace,i was all about intuitive counters and all,you were ever forward yet gracefull and just as i said were so much more powerful than what you showed always so self confident <text:span text:style-name="T2">in</text:span> your abilities,you were eversweet everywhere and my true dream everywhere(both smile at each other) and my Mist is ever dream esque to me never touched by this world of words and ideas..way above <text:span text:style-name="T1">all ideas anf objectifications,</text:span>my soul my being-Mist you’re just me(both hug each other firmly)...all i ever want is to be in the dream to see the dearm that you are,just keep gazing at you for eternity,feel your presence perpetually just my Mist is how i call it(both keep hugging each other very firmly for a few moments)...”</text:p>
      <text:p text:style-name="P1">Misty(smile,hugging Ash very firmly) : “just you”(they keep hugging each other firmly for a few more moments)</text:p>
      <text:p text:style-name="P1">Ash(laugh) : “but here about your style i’m using you in past tense cause you know the electricity(both brusts into laughter)..no really Mist you’ll have to change your style pretty drastically cause i have to have him due to my stuffs and that pest is really dangerous(Misty laughs and shakes her head)..unless you really you know play with him and let your bunch play with him,he’ll mid match try to fondle with eveyone cause that to him would signal that this is play(both laugh) and thus all of us would have to be aware of light going out anytime and sudden appearences with tickling(both laughs)...anyhow,then obviously i won Hoenn which kinda made me feel that i really can go the way cause it was my second and i got serious,came to know the rules very well and all that and kept contact with you</text:p>
      <text:p text:style-name="P1">but as i was saying you said congratulations while at home and i looked</text:p>
      <text:p text:style-name="P1">at you and i just knew you were so much more powerful</text:p>
      <text:p text:style-name="P1">than what you showed and i really became a fan and was</text:p>
      <text:p text:style-name="P1">kinda.."</text:p>
      <text:p text:style-name="P1">Misty(laugh) : "following me around in your own home(both laughs)"</text:p>
      <text:p text:style-name="P1">Ash(smile) : “well as i said either me or you physically will do that anyway(both smiles)..yeah,and that little brat picked it it up as i probably</text:p>
      <text:p text:style-name="P1">that day had let my arms around you shoulder or</text:p>
      <text:p text:style-name="P1">something while star gazing and that was 2 days before</text:p>
      <text:p text:style-name="P1">we departed"</text:p>
      <text:p text:style-name="P1">Misty : "i was just loving it,i told you i had a strange big</text:p>
      <text:p text:style-name="P1">sister affection for you then,but actually it was longing</text:p>
      <text:p text:style-name="P1">and i just wanted you to try to fly around me just as i did</text:p>
      <text:p text:style-name="P1">for all those years..(giggle) "</text:p>
      <text:p text:style-name="P1">Ash(smile) : "and i happily obliged,but(grim)and these m.. didn’t realize that the maturity was too sudden and thus would create mental pressure eventually especially cause she was living and feeding utter buffoons which was the reason why she had to be like a big sister to all otherwise she couldn’t live there in that nonsense mess,and i heard that she was the great queen while the reporters had ulterior motives cause they were abject boneheads..”</text:p>
      <text:p text:style-name="P1">Misty(sigh) : “Ash,it was 12 years ago,just beat it”</text:p>
      <text:p text:style-name="P1">Ash(laugh) : “can i cheat on Cerulian Mist?”</text:p>
      <text:p text:style-name="P1">Misty(frown) : “you..(brusts into laughter)..Ash..”</text:p>
      <text:p text:style-name="P1"><text:soft-page-break/>Ash(hugging Misty very firmly,smile) : “every day selected challengers,natural environment,Charizard will be there,a totally new type of facility,so?why not sweety..hum?..”</text:p>
      <text:p text:style-name="P1">Misty(tendering Ash’s hair) : “you’ll be bored cause no vultures will be there(both laughs)”</text:p>
      <text:p text:style-name="P1">Ash(looking into Misty’s eyes,hugging her,Misty also hugs Ash and looks into his eyes) : “that’s not the answer and it’s so sweet this idea,hum?..lets runaway?”</text:p>
      <text:p text:style-name="P1">Misty(smile,same pose) : “Ash,just..”</text:p>
      <text:p text:style-name="P1">Ash(smile,same pose) : “soully”</text:p>
      <text:p text:style-name="P1">(they stay in that pose for few momemts)</text:p>
      <text:p text:style-name="P1">Ash(smile): “had the right thing,that’s the system”</text:p>
      <text:p text:style-name="P1">Misty(smile,looking into Ash’s eyes,hugging him,Ash also hugs Misty and looks into her eyes) : “lets just runaway”</text:p>
      <text:p text:style-name="P1">Ash(smile) : “Pinkenberry all day long,just you and me soully together(both keeps the same pose for a moment and then hug each other very firmly for a few more moments)”</text:p>
      <text:p text:style-name="P1">Misty(smile) : “alright continue running away(both smile)”</text:p>
      <text:p text:style-name="P1">Ash(smile) : “yeah,so May was so</text:p>
      <text:p text:style-name="P1">ecstatic and saying propose,propose,propose(Misty</text:p>
      <text:p text:style-name="P1">laughs) the whole day next day to which i scoffed her that</text:p>
      <text:p text:style-name="P1">she was a mere kid then,to which she scowled and said</text:p>
      <text:p text:style-name="P1">she'll keep an watch on me,to which i said till Drew comes</text:p>
      <text:p text:style-name="P1">around,at which she just frowned and left telling me if i</text:p>
      <text:p text:style-name="P1">don't propose i'll be in deep waters(laugh)"</text:p>
      <text:p text:style-name="P1">Misty(bit concerned) : "Ash,May is the best friend,your true little sister</text:p>
      <text:p text:style-name="P1">you've ever had,why cut her off?"</text:p>
      <text:p text:style-name="P1">Ash(solemn) : "Mist,i just sweared her left and right thats</text:p>
      <text:p text:style-name="P1">all,she said-well it was her 1st anniversary with</text:p>
      <text:p text:style-name="P1">Drew,actually on phone..um..i regret that really but i..that</text:p>
      <text:p text:style-name="P1">was the very next day Serena pulled that b.. stunt which obviously for a(Mist frowns again and shakes her head)..anyway.. and i</text:p>
      <text:p text:style-name="P1">already had turned Max off so,um..as soon as her</text:p>
      <text:p text:style-name="P1">thoughts appeared and i realized i had always taken</text:p>
      <text:p text:style-name="P1">Serena as that as well and she cheating on my trust,i just</text:p>
      <text:p text:style-name="P1">couldn't contain myself..and she was the only person that</text:p>
      <text:p text:style-name="P1">i never spoken harshly,she was exactly my little sis and</text:p>
      <text:p text:style-name="P1">among all if later I trusted someone it was her,became</text:p>
      <text:p text:style-name="P1">very vey matured after her Jhoto league and all of you</text:p>
      <text:p text:style-name="P1">know her and Drew..both just utterly sweet..i did use harsh</text:p>
      <text:p text:style-name="P1">words,which i did to all else including you many times but</text:p>
      <text:p text:style-name="P1">not May and Max,well Max was so little then but May,you</text:p>
      <text:p text:style-name="P1">just can't be harsh on her,Max I showed my disinterest and he himself took the clue and was off without telling May at all,just like Clemont and Dawn,Cilan was well</text:p>
      <text:p text:style-name="P1">he was professional with me thoroughly...well May on her</text:p>
      <text:p text:style-name="P1">anniversary said like i couldn't have imagined a better day</text:p>
      <text:p text:style-name="P1">and you know better day and i was there,she since she</text:p>
      <text:p text:style-name="P1">partes always called me bro or something..and all that i</text:p>
      <text:p text:style-name="P1">just lost it..I said get off you being with him and breaking</text:p>
      <text:p text:style-name="P1">up makes no sense to me or you,you say its better day as</text:p>
      <text:p text:style-name="P1">if it was a big deal and you wouldn't have someone other</text:p>
      <text:p text:style-name="P1">than Drew and viseversa..that was a real crime from</text:p>
      <text:p text:style-name="P1">me..and she just realized i wasn't on level head cause of</text:p>
      <text:p text:style-name="P1">all my things and all that then..but May was the only one</text:p>
      <text:p text:style-name="P1">who sympathized with me after our break-up..Drew was</text:p>
      <text:p text:style-name="P1">kinda not sure..but May surely..Cilan chided me straight</text:p>
      <text:p text:style-name="P1"><text:soft-page-break/>but said i won't bother about your personal life as he saw</text:p>
      <text:p text:style-name="P1">my full change and you and me from so sweet to so</text:p>
      <text:p text:style-name="P1">sour,and he is your huge fan..i perfected cooking and all</text:p>
      <text:p text:style-name="P1">from him as Brock left..so he has been Professional and</text:p>
      <text:p text:style-name="P1">never contacted you i guess since once just after break</text:p>
      <text:p text:style-name="P1">up till today?</text:p>
      <text:p text:style-name="P1">Misty(bit long faced) : "No he didn't.. just the day after you told him,was</text:p>
      <text:p text:style-name="P1">very brief just wished me luck and just how happy he was</text:p>
      <text:p text:style-name="P1">to personally know me and all that was it..May kept</text:p>
      <text:p text:style-name="P1">contact and was same as she was except any mention of you unless logically impossible,Max was always my huge pet(Ash laughs)..he kept contact,Dawn very rare..later didn't at all but</text:p>
      <text:p text:style-name="P1">surprisingly was around Cerulian the day after your antics(Ash</text:p>
      <text:p text:style-name="P1">laughs),I threw the party,she was there the next day,told</text:p>
      <text:p text:style-name="P1">me heard about it from Pokémon centre and all..was nice</text:p>
      <text:p text:style-name="P1">and then you know said i will contact you cause I can't</text:p>
      <text:p text:style-name="P1">keep my emotions checked when its about you and all</text:p>
      <text:p text:style-name="P1">that(both laugh)...Iris never did contact me afterwards as you said in your case just wanted to move on and</text:p>
      <text:p text:style-name="P1">Max recently turned off the last 9/10 months or so,realized</text:p>
      <text:p text:style-name="P1">my moods and that was it.."</text:p>
      <text:p text:style-name="P1">Ash(bit concerned) : "Mist,just a thing,those stuffs..why</text:p>
      <text:p text:style-name="P1">suddenly.."</text:p>
      <text:p text:style-name="P1">Misty(sigh) : "just an addiction you know..you were</text:p>
      <text:p text:style-name="P1">haunting me and even in the very last days i didn't want to</text:p>
      <text:p text:style-name="P1">battle and all..and then started it after the sludge attack and then Dase much later found out,just had a quarrel and then just went a step too far,this made Dase actually scream at mom once mom may have said something about you and so on..you really saved me Ash..no you said that</text:p>
      <text:p text:style-name="P1">day you know you're an insane and all sucked up</text:p>
      <text:p text:style-name="P1">nothing(Ash hugging Misty firmly)..i would've become exactly that cause..i just</text:p>
      <text:p text:style-name="P1">didn't know and every night that picture i thought i'll tear</text:p>
      <text:p text:style-name="P1">apart but just couldn't..someone i talked with and even agreed to date,but just that moment at night when i thought about it i just felt like a sword has just pierced through my heart and just hugged that picture cried my head off and would say like leave me and all..i told you just an overdose and i'll</text:p>
      <text:p text:style-name="P1">call all to jump..5 months i would've done that,i</text:p>
      <text:p text:style-name="P1">would've become completely lunatic..but(beam),then my</text:p>
      <text:p text:style-name="P1">sweet bee came and just..(hugging Ash firmly)..I cherish</text:p>
      <text:p text:style-name="P1">you so much Ash..so much..soully.."</text:p>
      <text:p text:style-name="P1">Ash(hugging Misty firmly,smile) : "my sweetly sweet sweety flower...you know Mist,this exactly was the factor that your very being was me and everyone that came to your personal contact knew it and my great legendary crime was that why i wasn’t exactly like in that aspect and thus i was deemed immature despite me telling those m.. things that helped them the most and that immaturity was what bugged those m.. yet they weren’t prudent enough to just knock me knowing i’m immature saying come back battle prove yourself only whinning like so and so..and them being the greatest legends in maturity were bufoon enough to not take up that damn gym for 10 days or just shut it down for 10 days and if that wasn’t good enough they let sludges float up the groud...just funny Mist,just funny as i said yesterday all about your not you..i never needed to prove anything to you and viseversa and you know Mist i’m so happy that the boyfriend girlfriend ridiculusity isn’t anywhere near us and even this husband wife stuff all wordplays we know who we are and our relation and thus no objects or ideas interfare...so eternalized,the end...(Misty smiles )..anyhow,and i knew you'll</text:p>
      <text:p text:style-name="P1">get so much better overnight once you were with me again all the time.."</text:p>
      <text:p text:style-name="P1">Misty(smile) : "You broke in and all,and i had a mixed</text:p>
      <text:p text:style-name="P1"><text:soft-page-break/>feeling,i didn't want to do anything,just sat on your Lap</text:p>
      <text:p text:style-name="P1">and that was my moment still.."</text:p>
      <text:p text:style-name="P1">Ash(smile) : "you sat so sweetly as i said barely managed not to hug you to death(Misty smiles and huggs Ash) Kanto Water Empress,most beautiful and</text:p>
      <text:p text:style-name="P1">skillful Sensational Sister...Ash Ketchum,the little boy</text:p>
      <text:p text:style-name="P1">from Pallet,always there..(hugging Misty very firmly)first sight ‘my Ash’ that’s it,that’s my sweet soulmate Mist(Ash and Misty both keep hugging each other firmly)..and no Mist,i was extremely</text:p>
      <text:p text:style-name="P1">sorry to know your state...very sorry..and your doses of (),</text:p>
      <text:p text:style-name="P1">that just turned me into a complete devil..that day i</text:p>
      <text:p text:style-name="P1">preyed upon my sweety to soul her(both giggle).. truely i</text:p>
      <text:p text:style-name="P1">was in an extreme mood of verbal smackdown cause that was the dose for the m.. that were trying to delude you in your mind..i really had to warn the Lab staff off though they weren’t legally authorized there once i was in but i don’t know what i did to you and your condition none would’ve understood me and would’ve jumped and if they did i would’ve felt physically threatened and that would’ve been it cause you know my most sinister ones were there all together and if Crwadauntogator themselves got a hint,they being who they are,that lab wouldn’t have been anymore...(Misty tenders Ash’s cheeks and hair)..really Mist,my whole wrath was upon the veil that covered you and any distraction would’ve just imploded me,i told you about the gym and all and i really did feel then and there that like just beat it i’ll kill off all gyms from this world and then when i was saying die.die,die that was even more crazy..really only my soumate could’ve faced that and ‘my Ash’ would become ‘I’m Ash’(both smile at each other and hugs each other)...but i just thank God that i've got</text:p>
      <text:p text:style-name="P1">you back cause there were just so many constraints and chances...i'm rather now realizing even more after i've got</text:p>
      <text:p text:style-name="P1">you back both our pains,mine especially... that's why I just</text:p>
      <text:p text:style-name="P1">want to be with you in Honeymoon..all i want..just gazing</text:p>
      <text:p text:style-name="P1">at you, hugging you,being at your presence..i just want my soulmate and adore</text:p>
      <text:p text:style-name="P1">her all day.. you're my whole being Mist..i cherish you</text:p>
      <text:p text:style-name="P1">too,soully so much..just you"(both hug each other firmly for some time)</text:p>
      <text:p text:style-name="P1">Misty(smile) : "anyway as i’ve souled my sweet bee,lets go to mount moon 2 sweety"</text:p>
      <text:p text:style-name="P1">Ash(smile) : "right,then those dumbnuts pulled their trick</text:p>
      <text:p text:style-name="P1">and you mentored max and was separated with Pikachu</text:p>
      <text:p text:style-name="P1">from us when i was thinking about Pikachu and Brock</text:p>
      <text:p text:style-name="P1">suddenly said don't worry Misty is with them,which just</text:p>
      <text:p text:style-name="P1">gave me a shock cause(laugh,Misty Laughs)yeah right,it</text:p>
      <text:p text:style-name="P1">would've been a worry for us 2 years back that Pikachu was the one who had to look after yourself in such</text:p>
      <text:p text:style-name="P1">situation but,then i realized (smile) that my flower had</text:p>
      <text:p text:style-name="P1">really blossomed"</text:p>
      <text:p text:style-name="P1">Misty(smile) : "i can never forget that dance and strangely</text:p>
      <text:p text:style-name="P1">you were keeping May in between us"</text:p>
      <text:p text:style-name="P1">Ash(smile) : "to gaze at you safely"</text:p>
      <text:p text:style-name="P1">Misty(smile) : "so finally you decided to gaze at someone</text:p>
      <text:p text:style-name="P1">intentionally"</text:p>
      <text:p text:style-name="P1">Ash(smile,huggig Misty) : "not someone but my only flower..(Misty giggles)..yeah,and Mist certain b..(Misty Frowns)..</text:p>
      <text:p text:style-name="P1">(laugh)..nah that's from undercover actually,comes</text:p>
      <text:p text:style-name="P1">in Pinkeenberry(grin,Misty shakes her head and laughs,smile) anyhow</text:p>
      <text:p text:style-name="P1">they have at first sight charmed me but gazing to me is all</text:p>
      <text:p text:style-name="P1">about you(smile)...it was not how you looked or</text:p>
      <text:p text:style-name="P1">anything..but i just loved to keep gazing at your face rather to say your whole being enticed me since the first sight,just my Mist...it's</text:p>
      <text:p text:style-name="P1"><text:soft-page-break/>majestic feeling(hugs Misty firmly,Misty too hugs Ash)"</text:p>
      <text:p text:style-name="P1">Misty(smile) : "but,Ash try to cut that language,i know you're</text:p>
      <text:p text:style-name="P1">feeling guilty about your actions to me yesterday and all</text:p>
      <text:p text:style-name="P1">that,but please we're married now, it's ok..and it's ok,we</text:p>
      <text:p text:style-name="P1">will be at Pinkenberry all alone for a long time.."</text:p>
      <text:p text:style-name="P1">Ash(smile) : "right,so i gazed at you and obviously May</text:p>
      <text:p text:style-name="P1">would understand and(laugh)threatened me to break my</text:p>
      <text:p text:style-name="P1">head with stones at night unless i proposed,to which i</text:p>
      <text:p text:style-name="P1">said she'll as usual eat too much and fall asleep,to which</text:p>
      <text:p text:style-name="P1">she compelled Brock to ration my food and her "normal"food between poor Max and himself and scowled them to</text:p>
      <text:p text:style-name="P1">gulp that up(both laughs) 10 years yet so very fresh in my</text:p>
      <text:p text:style-name="P1">memory..(both smile)..so she starved herself and me,to</text:p>
      <text:p text:style-name="P1">which i smirked that now great we'll eat each other</text:p>
      <text:p text:style-name="P1">up,then she smirked that she'll be the best for both,then i</text:p>
      <text:p text:style-name="P1">said if you slept off,she wisely nodded girls are always</text:p>
      <text:p text:style-name="P1">more tensed(both laugh),when i said i've seen that,she frowned and</text:p>
      <text:p text:style-name="P1">again then really said something i wish(sigh) i paid more</text:p>
      <text:p text:style-name="P1">attention to..but anyway,i've my flower(smiles at</text:p>
      <text:p text:style-name="P1">Misty,Misty giggles) she said that if i don't then even if</text:p>
      <text:p text:style-name="P1">another boy doesn't or you yourself don't it'll only pain us</text:p>
      <text:p text:style-name="P1">both,then i thought she won't let me sleep tonight plus</text:p>
      <text:p text:style-name="P1">you were anyhow leaving as Daisy and gang were upto</text:p>
      <text:p text:style-name="P1">their old dirty tricks(both laugh)..but again i now realize their trouble too,’you’re the reason for all this misfortune,sisters or show’(both brusts into laughter),what a night(both laughs)anyway,so i myself was also</text:p>
      <text:p text:style-name="P1">desperate,did she tell you anything"</text:p>
      <text:p text:style-name="P1">Misty(smile) : "she was here and there talking about Drew</text:p>
      <text:p text:style-name="P1">as if to suggest me from my own experience,which she</text:p>
      <text:p text:style-name="P1">was trying to portray as a travel companion</text:p>
      <text:p text:style-name="P1">environment,and i easily realized what she was upto(both</text:p>
      <text:p text:style-name="P1">laugh,Ash shakes his head) so i just played along,and yes</text:p>
      <text:p text:style-name="P1">that day she implied to me that you want to meet,but i</text:p>
      <text:p text:style-name="P1">also implied its always if other people aren't</text:p>
      <text:p text:style-name="P1">evsdropping,which obviously dissapointed her(laugh) and</text:p>
      <text:p text:style-name="P1">then we spoke(giggle)"</text:p>
      <text:p text:style-name="P1">Ash(giggle) : "right,i just about didn't have the right words</text:p>
      <text:p text:style-name="P1">and talked about your pokemons..well Gyarados that</text:p>
      <text:p text:style-name="P1">is(Misty laughs)..and then we had that hand holding and</text:p>
      <text:p text:style-name="P1">just slipped our fingers through againt each others</text:p>
      <text:p text:style-name="P1">fingures and all that,and yet i just stammered along and then finally i kinda forcefully hugged you</text:p>
      <text:p text:style-name="P1">and just said you're my best ever friend"</text:p>
      <text:p text:style-name="P1">Misty(laugh) : "actually that really was your way of saying</text:p>
      <text:p text:style-name="P1">you cherished me and i got that and answered you in your</text:p>
      <text:p text:style-name="P1">language but didn't do much..i just wanted you to burn for</text:p>
      <text:p text:style-name="P1">me with longing,as I thought then you'll have to confess</text:p>
      <text:p text:style-name="P1">and i just loved that day so much"</text:p>
      <text:p text:style-name="P1">Ash(smile) : "right,next morning May opined that it</text:p>
      <text:p text:style-name="P1">would've been so much better if i did this and that,to</text:p>
      <text:p text:style-name="P1">which i said next time i'll take the rose from Drew</text:p>
      <text:p text:style-name="P1">personally,which dissuaded her from pestering both you</text:p>
      <text:p text:style-name="P1">and me(laugh)..but(laugh)..yesterday’s confession is nowhere worldly..(both brusts into laughter)"</text:p>
      <text:p text:style-name="P1"><text:soft-page-break/>Misty(laugh) : "really Ash,from yesterday’s perspective just every seriousness or emotion or whatever even in that moment just makes no sense at all,’i’ll admit 3 things and ask 1 question’,’please’,’can i add two more questions before’(both brusts into laughter)..’what now’,’can i namecall you’(both brusts into laughter)..then finally i said whatever and you confess then still(both laugh)..’so i’m marrying a namecalled’ (both brusts into laughter),’yes as usual you namecalled”(both brusts into laughter) <text:s/>really Ash,that was something else none would realize outside what we were doing(both smile) anyway back to mount moon 2(both smile) and then Brock was you know as usual always wanted me to jump and since that day also started to give a piece</text:p>
      <text:p text:style-name="P1">of his mind everyday to you"</text:p>
      <text:p text:style-name="P1">Ash(sigh) : "yeah he did,Mist,but i still can't come.."</text:p>
      <text:p text:style-name="P1">Misty(frown) : "again dear?"</text:p>
      <text:p text:style-name="P1">Ash(smile) : "ok,ok,i won't (Misty smiles),yeah so after my</text:p>
      <text:p text:style-name="P1">3rd frontier symbol,i just couldn't take it anymore and one</text:p>
      <text:p text:style-name="P1">day just phoned you and spoke my mind too emotionally"</text:p>
      <text:p text:style-name="P1">Misty(smile) : "right,but Ash,that was music to my years</text:p>
      <text:p text:style-name="P1">cause i was only waiting for the inevitability,and then you</text:p>
      <text:p text:style-name="P1">were so so sweet"</text:p>
      <text:p text:style-name="P1">Ash(smile) : "right,and then well,May and all came to know and</text:p>
      <text:p text:style-name="P1">all that till i won Battle Frontier and straight went to</text:p>
      <text:p text:style-name="P1">Cerulian,Mist if only i knew those.."</text:p>
      <text:p text:style-name="P1">Misty(laugh) : "no let them sleep for now,ok?"</text:p>
      <text:p text:style-name="P1">Ash(smile) : "my conversations with you became more</text:p>
      <text:p text:style-name="P1">and more intense but i being a jerk,it was either pokemon</text:p>
      <text:p text:style-name="P1">or your gym battles that's all"</text:p>
      <text:p text:style-name="P1">Misty(smile) : "Ash,you're so sweet and then were even</text:p>
      <text:p text:style-name="P1">more as you were just about becoming a youth,it was</text:p>
      <text:p text:style-name="P1">amusing for me,and i always knew how much you loved</text:p>
      <text:p text:style-name="P1">my poses and winks.."</text:p>
      <text:p text:style-name="P1">Ash(smile) : oh! i died for those winks Mist,really,and your</text:p>
      <text:p text:style-name="P1">poses were as beautiful as ever,just that jovial self yours shined through and i felt like never stop gazing your pictures and it was heaven,and then that..um.."</text:p>
      <text:p text:style-name="P1">Misty(smirk) : "want those(laugh)?"</text:p>
      <text:p text:style-name="P1">Ash(smile) : "soully(both smile)..so your kisses were</text:p>
      <text:p text:style-name="P1">actually a big trouble cause they caught me and all</text:p>
      <text:p text:style-name="P1">that,infact Dawn nonchalantly told me to do the same to you with her</text:p>
      <text:p text:style-name="P1">lipsticks(both brusts into laughter).."</text:p>
      <text:p text:style-name="P1">Misty(laugh) : "May helped the letters right?"</text:p>
      <text:p text:style-name="P1">Ash (laugh) : "pretty much that's why they became very strange (botg laughs)..but you know my thing never were those i just liked to just get lost at your presece and all else just those pictures and calls then were emotions and now i’m soully Mistyvious(both smile and hug each other firmly)"</text:p>
      <text:p text:style-name="P1">Misty(smile) : "soully,no Ash your beat-downs yesterday also has broken all of those from my mind as well but (laugh)..thank God i didn’t have to see Dark Night: Library Bookself Version(both brusts into laughter)... but your pictures made my day though i</text:p>
      <text:p text:style-name="P1">was so terribly busy then,just in the shows and so on,but</text:p>
      <text:p text:style-name="P1">people pestered me as well then,which i did tell you but</text:p>
      <text:p text:style-name="P1">you always in all your sweetness either didn't realize or</text:p>
      <text:p text:style-name="P1">brushed them off and that really made my day cause i</text:p>
      <text:p text:style-name="P1">realized the insignificance more"</text:p>
      <text:p text:style-name="P1">Ash(smile) : "right,um..just a sideshow(Misty</text:p>
      <text:p text:style-name="P1">Laughs),those Godforsaken brats if are still</text:p>
      <text:p text:style-name="P1">around,beware,(closed eyes,smile)i feel hungry,very hungry(both laughs)...so</text:p>
      <text:p text:style-name="P1">i went straight to Cerulian and the first thing happened</text:p>
      <text:p text:style-name="P1"><text:soft-page-break/>was LillieDevil(both laughed) "who are you?where are you</text:p>
      <text:p text:style-name="P1">from?why are you not at Viridian?why your hair is like</text:p>
      <text:p text:style-name="P1">this?which perfume do you use?",then suddenly Daisy</text:p>
      <text:p text:style-name="P1">remembers me and goes like "aww,the Hoenn Champion</text:p>
      <text:p text:style-name="P1">Ash right",i said i just won Battle Frontier,to Violet's utter</text:p>
      <text:p text:style-name="P1">confusion as she has never heard of it(both laughs) then</text:p>
      <text:p text:style-name="P1">Lillie tells them its just that sideshow(both laugh) and looks at me</text:p>
      <text:p text:style-name="P1">carefully when i somehow manage to say may i meet</text:p>
      <text:p text:style-name="P1">Misty, Daisy goes like what i mean by meeting, whether i</text:p>
      <text:p text:style-name="P1">know her,if i'm a fan they have no time for me and so</text:p>
      <text:p text:style-name="P1">on,then i finally had to call them by their names and</text:p>
      <text:p text:style-name="P1">remind me who i was,then they wisely pointed out that</text:p>
      <text:p text:style-name="P1">the meeting is not possible to which Violet scoffed them saying this is so romantic and so on(both laughs),in the meantime</text:p>
      <text:p text:style-name="P1">someone told them they were needed and they reluctantly</text:p>
      <text:p text:style-name="P1">told me to go to the guest room and you were out for that</text:p>
      <text:p text:style-name="P1">day..before that Violet pointed out to be more romantic,i must throw that henius cap away first(both laughs).."</text:p>
      <text:p text:style-name="P1">Misty: "yeah,i went to Viridian actually for show,came</text:p>
      <text:p text:style-name="P1">back got a verbal smack for inviting my boyfriend without</text:p>
      <text:p text:style-name="P1">telling them(both laugh) and so on,when i finally pointed</text:p>
      <text:p text:style-name="P1">out your second Gym battle there and all that,did they</text:p>
      <text:p text:style-name="P1">finally warm upto you"</text:p>
      <text:p text:style-name="P1">Ash : "yeah and then they started to cajole me into the</text:p>
      <text:p text:style-name="P1">battling for them..(both brusts into laughter) then i finally</text:p>
      <text:p text:style-name="P1">could meet you and confess my feelings for you and all</text:p>
      <text:p text:style-name="P1">that and um.."</text:p>
      <text:p text:style-name="P1">Misty(smile, hugging Ash) : "had our first kiss..till</text:p>
      <text:p text:style-name="P1">yesterday my favourite moment"</text:p>
      <text:p text:style-name="P1">Ash(smile,hugging Misty) : "yeah, though i kinda never</text:p>
      <text:p text:style-name="P1">expected it but had to give in to my emotions and you</text:p>
      <text:p text:style-name="P1">actually made the situation normal"</text:p>
      <text:p text:style-name="P1">Misty(smile) : "right!Ash,now you can understand my</text:p>
      <text:p text:style-name="P1">position.."</text:p>
      <text:p text:style-name="P1">Ash(smile) : "yeah,it really made your 2 years</text:p>
      <text:p text:style-name="P1">actually(both smile) then of course i went back home the</text:p>
      <text:p text:style-name="P1">very next day went to Sinnoh cause Gary had some great</text:p>
      <text:p text:style-name="P1">new pokemons(both laughs) and then you know we were talking everyday and our relationship became clear and normal and all that,which saved me too by-the-way(both brusts into laughter)..then that Sinnoh League win</text:p>
      <text:p text:style-name="P1">happened and umm(solemn)..things started to change"</text:p>
      <text:p text:style-name="P1">Misty(smile) : "later dear,i want to go back(both</text:p>
      <text:p text:style-name="P1">laugh)..restart from your phone confession(both laugh)"</text:p>
      <text:p text:style-name="P1">Ash(smile) : "yeah the 1st and 2nd symbol..well it was</text:p>
      <text:p text:style-name="P1">heart-wrenching..Mist, I really never even thought that you</text:p>
      <text:p text:style-name="P1">could ever long for someone else so i was sort of sure</text:p>
      <text:p text:style-name="P1">that i'll see you sweet face beaming again amd again..so</text:p>
      <text:p text:style-name="P1">first two was a bit strange,i just couldn't let go of your</text:p>
      <text:p text:style-name="P1">memories and my chu-bro would tell me that,this is Misty-</text:p>
      <text:p text:style-name="P1">showing your things all the time and i guess he only</text:p>
      <text:p text:style-name="P1">realized i want to meet you..then after my 3rd and you</text:p>
      <text:p text:style-name="P1">were talking..well i got too close to the screen(both</text:p>
      <text:p text:style-name="P1"><text:soft-page-break/>laughs)..and sorta could feel your presence.."</text:p>
      <text:p text:style-name="P1">Misty(smile) : "yeah and i just kinda automatically</text:p>
      <text:p text:style-name="P1">puckered my lips and it was a really romantic moment.."</text:p>
      <text:p text:style-name="P1">Ash(smile) : "but then somehow i refrained from kissing</text:p>
      <text:p text:style-name="P1">you(both laugh) through the screen (both laugh)..but i just</text:p>
      <text:p text:style-name="P1">knew..my sweet sweet chu-bro said just like i did with him,i now also want to fondle Misty(both laugh)..so</text:p>
      <text:p text:style-name="P1">anyway next day..um.."</text:p>
      <text:p text:style-name="P1">Misty(smile) : "yeah,next day,i knew you just were unable</text:p>
      <text:p text:style-name="P1">to take it anymore,so just mouthed off any challenger..</text:p>
      <text:p text:style-name="P1">(laugh).. alright.."</text:p>
      <text:p text:style-name="P1">Ash(laugh) : "right,those damn brats that were alive that day if comes around, Gangerized version Crawdauntogator is patiently</text:p>
      <text:p text:style-name="P1">waiting(both brusts into laughter).. they're hungry,very</text:p>
      <text:p text:style-name="P1">hungry(both brusts into laughter)...yeah so then?"</text:p>
      <text:p text:style-name="P1">Misty(smile) : "then i was just overjoyed and all and you</text:p>
      <text:p text:style-name="P1">finally called and was gibberishing(both laugh)..so i just</text:p>
      <text:p text:style-name="P1">kinda told you how i was a bit tired and want to rest on</text:p>
      <text:p text:style-name="P1">the table so that i could come very close to the screen(both</text:p>
      <text:p text:style-name="P1">laugh)..</text:p>
      <text:p text:style-name="P1">Ash(laugh) : "yeah,mystyvious(both laugh,Misty smirks and tenders Ash’s hair)..no just the gibberish first(both laughs)..i just had a field day(both laughs)..and while not with my bunch just saw you everywhere(both smile)..then i thought how to approach you cause you were like my own self(both smile)..then came up with the idea of Whirl Cup of all more to appease you cause you won(both brusts into laughter)..so was gibberishing like..”</text:p>
      <text:p text:style-name="P1">Misty(laugh) : “the bits i remember ‘um..great match’ 500 times(both laughs),’you looked so bea..um..gracefull’ 5000 times(both laughs) and finally ‘your’re just um..i mean..such a..um..frie..um..special person to me’ like a million times(both brusts into laughter),then i just wanted to push you to destruction(laugh,giggle at Ash,Ash smiles at her)..”</text:p>
      <text:p text:style-name="P1">Ash(smile) : “so as soon as you came near the screen i just felt like imploding(smile,Misty tenders Ash’s cheeks) so i just couldn't take that anymore and</text:p>
      <text:p text:style-name="P1">said i cherished you for so long and went all</text:p>
      <text:p text:style-name="P1">over..Mist,that really was a great feeling(both giggle).."</text:p>
      <text:p text:style-name="P1">Misty(smile) : "yeah and i was also so happy i just</text:p>
      <text:p text:style-name="P1">reciprocated and kissed the screen(both smile).."</text:p>
      <text:p text:style-name="P1">Ash(Laugh) : "to which i said on the cheeks(both brusts</text:p>
      <text:p text:style-name="P1">into laughter)...anyhow then i personally phoned you</text:p>
      <text:p text:style-name="P1">most because of sweet talks(both laugh) which were obviously sweeter Gyarados talks(both brusts into laughter) and all..then Gary insinuated May and they found out you kissed</text:p>
      <text:p text:style-name="P1">picture(smile)..i did preserve the kiss but then just</text:p>
      <text:p text:style-name="P1">faded(both laugh)..then you sent another such then won</text:p>
      <text:p text:style-name="P1">Battle Frontier only after that i really was established as a grown up person(both laughs)..May decided to part,Max went back to start his</text:p>
      <text:p text:style-name="P1">journey..Brock as usual wasn't sure whether another was</text:p>
      <text:p text:style-name="P1">due or not but i went straight to Cerulian for 7 days(both</text:p>
      <text:p text:style-name="P1">laugh)..told mom Mist is now my girlfriend and i'll see her later many times but Mist herself told me she may have</text:p>
      <text:p text:style-name="P1">to go away for a long time without contact(both brusts</text:p>
      <text:p text:style-name="P1">into laughter).."</text:p>
      <text:p text:style-name="P1">Misty(laugh) : "mom later told me,the first thing you said like ‘Hi Mom!</text:p>
      <text:p text:style-name="P1">remember Misty, she's my girlfriend now’(both brusts into</text:p>
      <text:p text:style-name="P1">laughter)..and mom was kinda taken aback(both</text:p>
      <text:p text:style-name="P1"><text:soft-page-break/>laughs)..but she knew it all along anyway(both smile).."</text:p>
      <text:p text:style-name="P1">Ash(laugh) : “Professor Oak said all the problems that have had happened is due to the marriage i was talking about being due for 17 years(both brusts into laughter) and not happening exactly then(both laughs)..the whole world knew except so and so but no vulture could’ve done anything as i’m all mistyvious(hugs Misty firmly and Misty also hugs Ash firmly and keep staring into each other’s eyes for a few moments)..”</text:p>
      <text:p text:style-name="P1">Misty(hugging Ash,smile) : “my sweet bee,return(both smile)”</text:p>
      <text:p text:style-name="P1">Ash(smile) : "right then of course those 7 days,Ceruliam</text:p>
      <text:p text:style-name="P1">Cape,the Dates(laugh)..both have had a good dose of it i</text:p>
      <text:p text:style-name="P1">guess..(both laugh).."</text:p>
      <text:p text:style-name="P1">Misty(laugh) : "i'll always remember,'would you go to a</text:p>
      <text:p text:style-name="P1">date if i ask you now',No,why, you're a stranger,you date</text:p>
      <text:p text:style-name="P1">only known people then’(both brusts into laughter).."</text:p>
      <text:p text:style-name="P1">Ash(laugh) : "then your shows,the songs..well infact i</text:p>
      <text:p text:style-name="P1">never knew why Violate was a gym leader anyway(both</text:p>
      <text:p text:style-name="P1">brusts into laughter)..i knew Daisy,you told she was</text:p>
      <text:p text:style-name="P1">always good i saw that one day..but it just never</text:p>
      <text:p text:style-name="P1">interested her..and Lillie was never concentrated..Violet..</text:p>
      <text:p text:style-name="P1">(laugh)..how many(both laugh)?"</text:p>
      <text:p text:style-name="P1">Misty(laugh) : "thrice in whole life(both brusts into</text:p>
      <text:p text:style-name="P1">laughter)..after i returned only once(both brusts into</text:p>
      <text:p text:style-name="P1">laughter)..and you know she'd say 1 on 1,first hit,Mantine</text:p>
      <text:p text:style-name="P1">return,here's your badge(both brusts into laughter)..never</text:p>
      <text:p text:style-name="P1">even bothered to have a second(both brusts intolaughter).."</text:p>
      <text:p text:style-name="P1">Ash : "yeah but in shows i knew what Violet was once in</text:p>
      <text:p text:style-name="P1">her environment..but i only gazed at you(both</text:p>
      <text:p text:style-name="P1">laughes)..and i could see what other people were</text:p>
      <text:p text:style-name="P1">doing..and one man one day probably thought i was</text:p>
      <text:p text:style-name="P1">rather gazing like i know you very well..hey man do you</text:p>
      <text:p text:style-name="P1">know her,yeah second cousin(both brusts into</text:p>
      <text:p text:style-name="P1">laughter)..so that was it..um..just a bit(Misty brusts into</text:p>
      <text:p text:style-name="P1">laughter)..those forsaken brats if are around that ever</text:p>
      <text:p text:style-name="P1">even looked at my flower,i'm starving (both brusts into</text:p>
      <text:p text:style-name="P1">laughter)..but Mist i only later realized boys were ok i</text:p>
      <text:p text:style-name="P1">know girls far more dangerous (both laughes)..cause they</text:p>
      <text:p text:style-name="P1">just want to know everything about you so that they can</text:p>
      <text:p text:style-name="P1">immitate and all..I saw 4 shows..final day finally sweet</text:p>
      <text:p text:style-name="P1">sweet Trace is there(both brusts into laughter)..i knew the</text:p>
      <text:p text:style-name="P1">brat knows not one thing except swimming like 10</text:p>
      <text:p text:style-name="P1">hours(both brusts into laughter)..and you carried him</text:p>
      <text:p text:style-name="P1">throughout and he just didn't know what to do(both</text:p>
      <text:p text:style-name="P1">laughed)..Trace was out didn't know i was in audience so</text:p>
      <text:p text:style-name="P1">when i say hi,he was like why are you not in any</text:p>
      <text:p text:style-name="P1">leagues(both brusts into laughter)...so had fun then that</text:p>
      <text:p text:style-name="P1">moment there..in full night total seclusion your space that</text:p>
      <text:p text:style-name="P1">was..once i entered i knew you had Mistyvious ideas(both</text:p>
      <text:p text:style-name="P1">brusts into laughter)..but then again(both brusts in laughter..”</text:p>
      <text:p text:style-name="P1">Misty(smile) : "just wanted to kiss you for may be like 8</text:p>
      <text:p text:style-name="P1">years(both laughs)..so just went off and once i went very</text:p>
      <text:p text:style-name="P1">close you just asked 'Mist,um..may i..um..have a.."(both</text:p>
      <text:p text:style-name="P1">brusts into laughter).."</text:p>
      <text:p text:style-name="P1">Ash(laugh) : "yeah ,and you straight came in front of me</text:p>
      <text:p text:style-name="P1"><text:soft-page-break/>with your typical mistyvious wink and smile and i got totally dissolved(both smile at each other) and and we had our kiss,a very long one too(both brusts</text:p>
      <text:p text:style-name="P1">into laughter)..more like 80 years (both laughs)..anyhow,i</text:p>
      <text:p text:style-name="P1">though didn't feel awkward but just a bit puzzled because</text:p>
      <text:p text:style-name="P1">i knew you like better than the back of my hands(both smiles at each other) and like never have</text:p>
      <text:p text:style-name="P1">been in that position and situation (both laugh)..so a strange stuff..during our kiss all i thought</text:p>
      <text:p text:style-name="P1">was how much i cherised you and all that..it was great,it</text:p>
      <text:p text:style-name="P1">was great.."</text:p>
      <text:p text:style-name="P1">Misty(smile) : "yeah..i kinda completely lost myself and</text:p>
      <text:p text:style-name="P1">so many emotions and all.. yesterday when you were</text:p>
      <text:p text:style-name="P1">going like spit and caugh(laugh)..i felt really sad.."</text:p>
      <text:p text:style-name="P1">Ash(solemn) : "um..Mist,i did hurt you but we.."</text:p>
      <text:p text:style-name="P1">Misty(smile) : "that was then Ash,long long ago,this is soully(both</text:p>
      <text:p text:style-name="P1">smile)..and then..um..i felt kinda awkward cause i knew you like myself as well(both smile) and then just like was so overjoyed and all(both giggle at each other) and never really wanted to meet</text:p>
      <text:p text:style-name="P1">you the next day but then you just hugged me(both</text:p>
      <text:p text:style-name="P1">laugh)..and then we went to the pool had fun there,well i</text:p>
      <text:p text:style-name="P1">tried to kiss you everytime i saw you(both laugh)..but you</text:p>
      <text:p text:style-name="P1">said may be the first word of wisdom i ever heard from you(both</text:p>
      <text:p text:style-name="P1">laugh).."sweetness turns bitter if tasted too much"(both brusts into laughter)..so desisted..and then you again went,and it was the same phonecalls,pictures and all.."</text:p>
      <text:p text:style-name="P1">Ash(smile) : "well i hugged you the next day cause i thought as you were avoiding me(both laugh) as i might’ve done something very wrong(both brusts into laughter)..so just hugged you and then itself you were again just wanted to be all over(both laughs)..no Mist,i got you fully at that moment how devoted you were cause you knew i’d go away again for ages and all your gym leader etc things went away and i saw how sweet you are and all mine(tendering Misty’s cheeks,Misty smiles)..that self i want to see all the time soully(both hug each other firmly for a few moments)...the rest around the gym my department(both smile)...except(both brusts into laughter)..anyway then again had to depart for the next league,just went to Sinnoh,Brock went in,May</text:p>
      <text:p text:style-name="P1">came to know about us by the end,Max obviously realized</text:p>
      <text:p text:style-name="P1">2 years later(both laugh)..i told Brock minus the kiss(both</text:p>
      <text:p text:style-name="P1">brusts into laughter)..he was happy just patted me..Trace</text:p>
      <text:p text:style-name="P1">was so overjoyed said like why didn't you call me(both</text:p>
      <text:p text:style-name="P1">brusts into laughter)..anyhow then I met Dawn..her first</text:p>
      <text:p text:style-name="P1">question is like Hi!I'm Dawn,tell me about your girlfriend's</text:p>
      <text:p text:style-name="P1">favourite perfume(both brusts into laughter)..she was she..but she</text:p>
      <text:p text:style-name="P1">wasn't like May(both laughes)..much matured and</text:p>
      <text:p text:style-name="P1">absolutely cocky(both laughs)..was a sweet little girl</text:p>
      <text:p text:style-name="P1">really..and Brock was much changed then but he told me</text:p>
      <text:p text:style-name="P1">that this will really be his last trip so just to learn the</text:p>
      <text:p text:style-name="P1">basics cause i still had two more regions left..and really i</text:p>
      <text:p text:style-name="P1">was so oblivious,by the end of battle frontier you told me</text:p>
      <text:p text:style-name="P1">many times and to learn those so i did a little..but then Sinnoh</text:p>
      <text:p text:style-name="P1">went on got 16 badges and two ribbons,well that always</text:p>
      <text:p text:style-name="P1">bored me to hell(both brusts into laughter)..and Drew</text:p>
      <text:p text:style-name="P1">would always go like,5 minutes break it up in 50</text:p>
      <text:p text:style-name="P1">pats(both brusts into laughter)..and May said no only</text:p>
      <text:p text:style-name="P1">5(both laughs) then Dawn finally reviewed it must be 27(both laughs)..Dawn coerced me saying it'll</text:p>
      <text:p text:style-name="P1">help me..so just went along..it was a different experience and good one cause before that i had two shared with May,these two were mine only,kind of an experience..i guess Sinnoh finally made me a man in all senses..(both smile).."</text:p>
      <text:p text:style-name="P1"><text:soft-page-break/>Misty(smile,hugging Ash firmly) : "um,Ash.. detail all your journeys.."</text:p>
      <text:p text:style-name="P1">Ash(giggle) : "at your service as ever(Misty giggles)..</text:p>
      <text:p text:style-name="P1">15,May-17,April,Indigo</text:p>
      <text:p text:style-name="P1">17,May-18,May,Orange</text:p>
      <text:p text:style-name="P1">18,June-20,June,Jhoto</text:p>
      <text:p text:style-name="P1">these were with my sweet sweet Mist flower(both giggle</text:p>
      <text:p text:style-name="P1">and hug)..but(laugh)..there was Trace(both laughes)..i can never</text:p>
      <text:p text:style-name="P1">forget that brat(both laugh)..i wish he atleast came once</text:p>
      <text:p text:style-name="P1">more and especially when Dawn was around(both laugh) and Brock was there as well those three would’ve created a massacare there..(laugh)..i guess i should’ve dragged Trace there and do his works at gym(both laugh)...but i'll now pester him(both laughes) for the rest</text:p>
      <text:p text:style-name="P1">of my life(both laughs)..and you know i unnecessarily wasted a month</text:p>
      <text:p text:style-name="P1">in Jhoto(both laughs).."</text:p>
      <text:p text:style-name="P1">Misty (smirk) : "too much flower(both brusts into</text:p>
      <text:p text:style-name="P1">laughter)"</text:p>
      <text:p text:style-name="P1">Ash(smile) : "yeah,just didn't want to be away from you at</text:p>
      <text:p text:style-name="P1">all..and you were in heaven that 5 year patience</text:p>
      <text:p text:style-name="P1">finally(both laughs).."</text:p>
      <text:p text:style-name="P1">Misty(smile) : "i always knew you only ever looked at me</text:p>
      <text:p text:style-name="P1">like that..never anyone else..but i just wasn't sure...</text:p>
      <text:p text:style-name="P1">but(smile)..now soully souled(both smile and hug)"</text:p>
      <text:p text:style-name="P1">Ash(smile) : "i know what my sweety wasn’t sure about(hugging Misty very firmly,Misty looks into Ash’s eyes smiling)..it was whether or not ‘my Ash was adoring me all the time’(smile,tenders Misty’s hair,Misty hugs Ash firmly,smiling)...</text:p>
      <text:p text:style-name="P1">then back at the journey-&gt;</text:p>
      <text:p text:style-name="P1">20,July-22,June,Hoenn,our reunion at 21,April..i had to live</text:p>
      <text:p text:style-name="P1">without my sweety for 9 months..but i really became your</text:p>
      <text:p text:style-name="P1">fan after that Mist(both smile)..that night i was always</text:p>
      <text:p text:style-name="P1">with you,well Gyarados actually..(both brusts intolaughter).."</text:p>
      <text:p text:style-name="P1">Misty(smile) : "could you have beaten my Gyarados in</text:p>
      <text:p text:style-name="P1">Hoenn?"</text:p>
      <text:p text:style-name="P1">Ash(smile) : "gyms no championships yes but from upto quarters only and only with distinct type advantage like Pikachu or Snorlax but Crawdaunt or Feraligator even then could’ve beaten her as well(both laugh) but Heracross no(both brusts into laughter)..the reunion day i myself would’ve been in pokemon centre for a week(both laugh)..only when i was in the quarters,you know that feeling of invincibility...but you know Mist,if you too were a trainer like me we would’ve tied throughout our career at all points creating a record(both smile) but i’ve very rarely faced Gyarados though throughout my whole career a few times in championships well Hoenn itself being one,surprize surprize(both laughs) then in Gyms Unova and Sinnoh may be 4 times but against Gyarados it was always you not me(both laughs) and you know that Sinnoh final and my problem with your Gyarados is exactly that(both laugh)"</text:p>
      <text:p text:style-name="P1">Misty(laugh) : “chu-bro prefers the little sister(both laughs)”</text:p>
      <text:p text:style-name="P1">Ash(smile) : “yeah but by then i had the initial form of Crawdanuntogator(both laughs)..Mist,i’m nothing to your knowledge on water types but those two pests are truely once only(both laughs)..”</text:p>
      <text:p text:style-name="P1">Misty(smile) : "Ash,i'm a hall of fame myself but you really</text:p>
      <text:p text:style-name="P1">have i mean.. it's just impossible to think what only just</text:p>
      <text:p text:style-name="P1">those two can do and they are just so so common everywhere abadauntly found and they’ve fooled around with Team Rocket highest boss,it’s just impossible..it’s soulmate really.."</text:p>
      <text:p text:style-name="P1">Ash(smile) : "yeah,just letting them be who they are but(laugh)try Goldy with them(both</text:p>
      <text:p text:style-name="P1">brusts into laughter)..anyway then </text:p>
      <text:p text:style-name="P1">Batrle Frontier from 22,July-</text:p>
      <text:p text:style-name="P1">23,December,Battle Frontier</text:p>
      <text:p text:style-name="P1"><text:soft-page-break/>then with my flower for a week</text:p>
      <text:p text:style-name="P1">then 24,January-26,February,Sinnoh,that really made</text:p>
      <text:p text:style-name="P1">me then Pokemon Master..well the normal one(both</text:p>
      <text:p text:style-name="P1">brusts into laughter)”</text:p>
      <text:p text:style-name="P1">Misty(smile) : "yeah you really got very matured during</text:p>
      <text:p text:style-name="P1">Sinnoh and when you returned were the exact dream man for me(Ash laughs,Misty laughs a bit later),unintellectual that is(both brusts into laughter)..and i was very happy..i mean you really mastered the sweet talk then(both brusts into laughter)..about</text:p>
      <text:p text:style-name="P1">Gyarados still(both brusts into laughter).."</text:p>
      <text:p text:style-name="P1">Ash(smile) : "right!infact i should be ever grateful to Gyarados for doing the beau-talking(both brusts into laughter) that too for like 7 years(both brusts into laughter)..actually you know i never told anyone</text:p>
      <text:p text:style-name="P1">about my first kiss myself and still hasn’t and later when</text:p>
      <text:p text:style-name="P1">they pressed me i would always say why were they</text:p>
      <text:p text:style-name="P1">interested at all and so on,Dawn was always very excited about us but never went into overdrive like May who well had reasons(both laughs),Dawn had her</text:p>
      <text:p text:style-name="P1">own goals,Brock had changed quite a lot and we just</text:p>
      <text:p text:style-name="P1">trodden along, your name absolutely skyrocketed just after i left for Sinnoh and was supreme and i was very</text:p>
      <text:p text:style-name="P1">happy for you then"</text:p>
      <text:p text:style-name="P1">Misty(smile) : "yeah,and you were my relief as well as i</text:p>
      <text:p text:style-name="P1">could talk about pokemons with you all day which here</text:p>
      <text:p text:style-name="P1">was hard to do unless Trace was present"</text:p>
      <text:p text:style-name="P1">Ash(smile) : "right,(frwon) that dumb buff..(Misty frowns)..anyway...(smile)but you remember that final..by the way</text:p>
      <text:p text:style-name="P1">Daisy never forgave me for never giving you a flower</text:p>
      <text:p text:style-name="P1">bouquet though(both laughs)till the great discourse(both brusts into laughter)"</text:p>
      <text:p text:style-name="P1">Misty(smile) : "Ash,your two gifts Battle Frontier Trophy</text:p>
      <text:p text:style-name="P1">and Sinnoh League, Especially Sinnoh league,you know</text:p>
      <text:p text:style-name="P1">saved me many times actually.."</text:p>
      <text:p text:style-name="P1">Ash(sigh) : "Mist,really you too need time in Pinkenberry"</text:p>
      <text:p text:style-name="P1">Misty(smile, hugging Ash) : "i'm having every bit of it Ash,</text:p>
      <text:p text:style-name="P1">don't worry"</text:p>
      <text:p text:style-name="P1">Ash(hugging Misty) "right!"</text:p>
      <text:p text:style-name="P1">Misty(smile) : "those two were you know what set Men</text:p>
      <text:p text:style-name="P1">out of Boys,especially that Pikachu vs All in Sinnoh,that</text:p>
      <text:p text:style-name="P1">was the Pokemon Master"</text:p>
      <text:p text:style-name="P1">Ash(hugging Misty) : "i guess Mist,i guess.but um..(Misty</text:p>
      <text:p text:style-name="P1">again laughes)..(laugh) time for brat break(both</text:p>
      <text:p text:style-name="P1">laughes)..those who pesterd my sweet little flower,i'm</text:p>
      <text:p text:style-name="P1">famished (both brusts into laughter),please i beg of you,please come by 12 at night(both brusts into laughter)....well you know Mist,that was my life that after this many years you get a certificate or medal or Trophy so that really was the prize and i thought it would be nice(Misty smiles and tenders Ash’s cheeks,Ash smiles too)..the Orange as you know went to Professor Oak,Hoenn i gave to Brock obviously then those two,then Unova i didn’t give to anyone(hugging Misty firmly) thats all for my sweety to retake(both smile),Kalos had to go to Professor Kukui simply due to the undercover and all and Elite4 they give medals only so yeah,that really was my present(smile)..”</text:p>
      <text:p text:style-name="P1">Misty(smile,hugging Ash firmly) : “my sweet sweet bee(Ash giggles)..but really Ash,nothing like Sinnoh discourse(both brusts into laughter)..”</text:p>
      <text:p text:style-name="P1">Ash(laugh) : “yeah,i’ll remeber myself as well,kinda came off,wanna listen again(smile,Misty smiles and nods)-&gt;</text:p>
      <text:p text:style-name="P1">Psychic has to see you,so agility</text:p>
      <text:p text:style-name="P1"><text:soft-page-break/>Fire has to stay calm with your antics,so irritate</text:p>
      <text:p text:style-name="P1">Ground has to keep you grounded,so springboard</text:p>
      <text:p text:style-name="P1">Dark will show you might,so feign weakness</text:p>
      <text:p text:style-name="P1">Direct type disadvantage thinks you are a bully(Gyarados),so befriend..(Misty laughs)..well chu won’t do beau-monitoring(both brusts into laughter)..</text:p>
      <text:p text:style-name="P1">Dragon would underestimate you,so startle</text:p>
      <text:p text:style-name="P1">Ghost has to engage you to the plays(Ganger),so compete..this was hardest part cause chu had to play which he never liked unless friends or mutual friends and somehow managed only</text:p>
      <text:p text:style-name="P1">Grass would try to finish you quickly,keep patience...this was hard as in this one chu was a quite tired trying to appease Ganger of all(both laugh)..but just after the very first attack i said if i don’t win this i’ll never become what i want to be in mental signals which he was catching by then just around his self discovery of power became very perceptive,so this statement makes sure he kept his patience and then that legendary thunder-chair the first time i saw it before only read and thus shouted then,thus the miracle completed with one of the most elusive and miraculous attack and that was a big thing...”</text:p>
      <text:p text:style-name="P1">Misty(smile) : “How was your feeling now as a review that you had then?”</text:p>
      <text:p text:style-name="P1">Ash(smile) : “well i realized many things that Final day and so on,Pikachu's powers and my</text:p>
      <text:p text:style-name="P1">intuitive powers really did give me the breakthrough,that i</text:p>
      <text:p text:style-name="P1">just knew what to do to win any match in any situation</text:p>
      <text:p text:style-name="P1">against just about anyone,except Gyarados(both laughs)...i lost in Unova only once on a best of 3 gym challenge in the second hall of fame gym that i went to,this was the very first match..</text:p>
      <text:p text:style-name="P1">but other things happened and then the breakup</text:p>
      <text:p text:style-name="P1">and then team rocket came around,where i had to be very</text:p>
      <text:p text:style-name="P1">carefull,and it also was a big thing cause it was life/death of many dependent upon you and your bunch and all about your nerves,but then i really didn't care,was in my</text:p>
      <text:p text:style-name="P1">own mood,own oblivion and fortunately my skills in</text:p>
      <text:p text:style-name="P1">battling did defeat team rocket juniors and then finally the great boss but well(both laughs)..that gave me the very basis of my current plane(both brusts into laughter)"</text:p>
      <text:p text:style-name="P1">Misty(smile) : "yeah busting team rocket just about</text:p>
      <text:p text:style-name="P1">8 months after our breakup and the way how it was done and all that was happening i</text:p>
      <text:p text:style-name="P1">really also thought your head had spun just too much as you might’ve understood you don’t have any match and</text:p>
      <text:p text:style-name="P1">all that, otherwise by the end of the 2nd month right upto</text:p>
      <text:p text:style-name="P1">6th i thought of the reconciliation many times but but</text:p>
      <text:p text:style-name="P1">never quite proceeded and you know all the rest.."</text:p>
      <text:p text:style-name="P1">Ash(smile) : "well i only wish i wasn't such a dumb</text:p>
      <text:p text:style-name="P1">buffoon as well,but you know i was and then i went to</text:p>
      <text:p text:style-name="P1">Kalos,exactly where you should’ve been with me AWOL(both laughs) and by the end of it i knew i had no many match in</text:p>
      <text:p text:style-name="P1">this world when it comes to battling... just after Unova i had</text:p>
      <text:p text:style-name="P1">only one match but that too like match in the sense her best level against my then current level which was only to get better and the match was Laura,were almost 90 by</text:p>
      <text:p text:style-name="P1">then and i met her in Sinnoh when i won the league there</text:p>
      <text:p text:style-name="P1">and she instantly recognized my just blossoming levels and really blessed me much and she actually did tell me</text:p>
      <text:p text:style-name="P1">that i'll surpass her just after the next league victory and anyone else ever that she knew..she just said</text:p>
      <text:p text:style-name="P1">your Pikachu itself is a miracle..i did tell her about</text:p>
      <text:p text:style-name="P1">you,which to my surprize she knew rather well via one of</text:p>
      <text:p text:style-name="P1">her relatives from next generation having woked in</text:p>
      <text:p text:style-name="P1">Cerulian recetly"</text:p>
      <text:p text:style-name="P1">Misty : "yeah,you called her and introduced me to her</text:p>
      <text:p text:style-name="P1"><text:soft-page-break/>from the Gym,and i spoke with her only on that day and</text:p>
      <text:p text:style-name="P1">she really was very kind"</text:p>
      <text:p text:style-name="P1">Ash(smile) : "yeah,as you know a real legend in all</text:p>
      <text:p text:style-name="P1">departments,and(hugging Misty) you'll be such very soon Mist."</text:p>
      <text:p text:style-name="P1">Mist(smile) : "i want(hugs Ash)this only"</text:p>
      <text:p text:style-name="P1">Ash(smile) : "have all the time,as usual(both giggle)then of course</text:p>
      <text:p text:style-name="P1">i won Kalos like i did and i just knew now i don't have any</text:p>
      <text:p text:style-name="P1">match at all and basically i knew it was formality before i</text:p>
      <text:p text:style-name="P1">got into hall of fame and Elite 4 happened,after the very</text:p>
      <text:p text:style-name="P1">first Elite4 with those brats and all,i knew i have become</text:p>
      <text:p text:style-name="P1">once only very concretely and i won't be able to battle long..so just</text:p>
      <text:p text:style-name="P1">oriented the group and somehoe finished(both laugh)..but</text:p>
      <text:p text:style-name="P1">my personal problems just erupted as well anyhow all</text:p>
      <text:p text:style-name="P1">things finally came to be settled forever yesterday,as i had</text:p>
      <text:p text:style-name="P1">MY FLOWER(both hugging each other smile)"</text:p>
      <text:p text:style-name="P1">Misty(smile) : "but i want to restart again(both smile)"</text:p>
      <text:p text:style-name="P1">Ash(smile) : "anything all the time(both smile)..</text:p>
      <text:p text:style-name="P1">so, i come back from Sinnoh now a 4 weeks break and</text:p>
      <text:p text:style-name="P1">again 3 weeks at Cerulian (both brusts into laughter)..this</text:p>
      <text:p text:style-name="P1">time none of those 3 were there but Sarah of all was</text:p>
      <text:p text:style-name="P1">instructed (both laughes)..She comes are you a</text:p>
      <text:p text:style-name="P1">challenger are you a vistior,are you the official observer(both</text:p>
      <text:p text:style-name="P1">laugh)..and i said i'm a challenger..(laugh)..none is here</text:p>
      <text:p text:style-name="P1">now come at 3:30(both brusts into laughter)...then i</text:p>
      <text:p text:style-name="P1">showed my Sinnoh title..ah!your Ash Ketchum..and goes</text:p>
      <text:p text:style-name="P1">all over..then she ofcourse realizes about me and you</text:p>
      <text:p text:style-name="P1">called you,i challenged you(laugh)..and then went all over</text:p>
      <text:p text:style-name="P1">in pool(both brusts into laughter)"</text:p>
      <text:p text:style-name="P1">Misty(laugh) : "yeah,that Sinnoh title and before that that</text:p>
      <text:p text:style-name="P1">discourse you were a real star too then..so i just asked</text:p>
      <text:p text:style-name="P1">Sarah she says new trainer 4 badges,Hoenn,2nd</text:p>
      <text:p text:style-name="P1">region(both laughes)..so then I go and there’s You(smile)..so</text:p>
      <text:p text:style-name="P1">sweet..then the challenge,you go like i choose Ash(laugh)</text:p>
      <text:p text:style-name="P1">and jump into the pool..really you scared me with that</text:p>
      <text:p text:style-name="P1">dive(both).."</text:p>
      <text:p text:style-name="P1">Ash(laugh) : "nah just seeing you adrenaline stuff(both</text:p>
      <text:p text:style-name="P1">laugh)..then my sweety sweetly came with the typical gracefully sweet dive(Misty laughs) and had a very good very long</text:p>
      <text:p text:style-name="P1">hug(both laughs) and all the fooling around(both hugs each other very firmly)..then(laugh)..again</text:p>
      <text:p text:style-name="P1">someone comes new challenger and i just said tell them</text:p>
      <text:p text:style-name="P1">Sinnoh League's new champion Ash Ketchum is here cause this is his quote “VERY OWN” cousin's gym(both brusts into laughter)..so for</text:p>
      <text:p text:style-name="P1">that day the Gym is shut and quote “NONE WERE THERE”(both brusts into laughter..then we had so much fun and</text:p>
      <text:p text:style-name="P1">all that..and that was the time i was telling you yesterday Mist,yeah i didn’t fully understand your antics(smile,Misty laughs) then were just your heart wrenching longing for me otherwise i would’ve got formally engaged then as well cause after that i could’ve travelled without a trouble and any moment come back via relation or take you there(both smile)..anyway still beautiful times..Brock of course decided to go to</text:p>
      <text:p text:style-name="P1">become a Doctor,Trace was just about beeing around Daisy flower i saw(both</text:p>
      <text:p text:style-name="P1">laughs)but still the bufoon took 5 more years(both brusts into laughter)..and so on..you really were on top of your fame</text:p>
      <text:p text:style-name="P1"><text:soft-page-break/>then..good times really..that time i actually thought i had</text:p>
      <text:p text:style-name="P1">stayed enough and we kinda had an understanding.."</text:p>
      <text:p text:style-name="P1">Misty(smile) : "yeah true..we sort of matured and you only</text:p>
      <text:p text:style-name="P1">had 2 leagues left..we both were very happy..Ash,i never</text:p>
      <text:p text:style-name="P1">realized how much danger we and you then took up,so</text:p>
      <text:p text:style-name="P1">difficult isn't it 2 years and all those places.."</text:p>
      <text:p text:style-name="P1">Ash(smile) : "true Mist very much,well in Kalos i hiked</text:p>
      <text:p text:style-name="P1">barely cause there's more cities and all and i had my</text:p>
      <text:p text:style-name="P1">different intentions there but Unova i went in</text:p>
      <text:p text:style-name="P1">26,April-28,September..that really was my tuning</text:p>
      <text:p text:style-name="P1">point...my skills were just it was every day a thousand</text:p>
      <text:p text:style-name="P1">new things and then attention,i completed 30 Gyms</text:p>
      <text:p text:style-name="P1">there and all that..Iris and Cilan barely kept up with</text:p>
      <text:p text:style-name="P1">me..that was Iri’s third and she was pretty matured girl of 23/24 was a different relationship entirely and rather competed with me and could hold her own and all and as Cilan told me much later went to Hoenn next won then Orange which she couldn’t win but found her soulmate in Hoenn and now according to Cilan just wants to settle down(both smile)..then there was the devil Cilan(both laughs)..he was very nice and all that,but then of course eventually comes to know about you(both laughs) and goes all over(both laughs)..Iris’s very first Gym was Cerulian which means(both brusts into laughter)she’s no more sane(both laughs)..so Iris of course remembers you and just says congratulations and all,Cilan can’t believe it and asks me how the hell did i even get close to you(both laughs) to which i scoff that i’m a 4 league champion what does he expect(both laugh),but really you know Mist,that was my ego,i did joke and would do so again if i have to go back there but now it’ll be purely a joke then it had ego mixed with it in a very large quantity(both smile,Misty tenders Ash’s cheeks)..i still never told anybody naming you just said yes i’ve a girlfriend and that’s it but you know travel companions will eventually come to know..Cilan is a true admirer of yours and in my dark days always told me to keep the feet at on ground and not to leave you thinking i was a bigger star,thought actually that i got jealous of your name and then me being there wanted to compet(both smile)..anyhow then all attention and my everyday sudden realizations did create a mess and i just never knew what is what except when i was with my bunch(both smiles)..and i kinda just brushed you aside later cause i just thought what’s the matter Mist herself knows all about it and i’m anyhow going to return to her and had a plan actually to stay with you for 2 or 3 months(Misty smiles and tenders Ash’s hair) then may be more cause i was 3 years advanced than last age limit and just could travel to Kalos ages later but then backtracked cause didn’t want to let go of goal and all,then liked the show boating and parties where girls i saw would jump and when they crossed the line just told them i’ve a girldfriend and then scoffed if necessary that we’re devoted to each other since day one of our relationship and atleast my devotion wont stop increasing(Misty smiles) which dissuaded a few,then a few poses and all with my grwoing abilities,and you finally were fed up and all those m..(Misty sighs and shakes her head)(Grin)..undercover language(both laughs)..anyway all they did was to just moan that you’re not happy never telling me the real issue and i told them Mist says she doens’t want me to come back but she just is living her dream and i don’t want her to come here either breaking that we’re having a rough patch in professional lives but we know each other for more than 12 years it’s all chill and besides i’ll eventually be back and with only one region left i’ll stay there 3 months no trouble and all..but the great matured legends(Misty shakes her head) gets the thing totally upended as did Brock of all later when i told him all is cough and spit the venerable himself gets the meaning but suddenly wisdom dawns that that also then is my view of my flower of all,what an utmost buffoon(Misty shakes her head and laughs)...so these great legends says that their heart throb is infatuated but very sweet so i’m myself having my 12 year old infatuation broken now suddenly cheating yet am not worthy enough to know the real situation but suddenly underground sludges aren’t infatuated despite hanging around exactly like what that great b.. was doing to me in Kalos(Misty sighs and shakes her head).. and suddenly sludges are great venerable ones having the <text:soft-page-break/>license to enter buildings where as if they were anticipating the break-up,what abject retardness is it to think if you’re not spitting at your girlfriend everytime your immature..(sternly,Misty tries to calm Ash down)...no Mist,it’s ok..i must for the sake of it,the legends themselves were infatuated with you and that’s why i never liked that responsibility stuff at all..anyhow..whatever..f.. just spoiled my mood”</text:p>
      <text:p text:style-name="P1">Misty(hugging Ash very firmly,smile) : “sweety,you’re flower wants you now,come”</text:p>
      <text:p text:style-name="P1">Ash(hugging Misty very firmly,angry) : “that’s why Pinkenberry and i won’t hear anything but neither me nor you will use phones if serious matter Orange Elite4 will be too glad to find us and inform us sooner than a wink,that’s my final say”</text:p>
      <text:p text:style-name="P1">Misty(same pose) : “it’s all right dear,just calm down”</text:p>
      <text:p text:style-name="P1">(Ash and Misty keeps hugging each other very firmly for a few minutes)</text:p>
      <text:p text:style-name="P1">Ash : “anyhow,Unova,at first it was well then my head wasn't right then</text:p>
      <text:p text:style-name="P1">our problems started and all that,you weren't in a good</text:p>
      <text:p text:style-name="P1">place either,far worse than me..and that i really regret 30</text:p>
      <text:p text:style-name="P1">is just a number you know..but anyway my flower is just</text:p>
      <text:p text:style-name="P1">here(hugs Misty firmly,smiles,Misty smiles and tenders Ash’s cheeks)..by the end of Unova</text:p>
      <text:p text:style-name="P1">i knew i could go toe to toe and may be even betterElite4..but i came back and all that.."</text:p>
      <text:p text:style-name="P1">Misty(smile) : "yeah you were great but then pressure</text:p>
      <text:p text:style-name="P1">upon me was always increasing and you also weren't that</text:p>
      <text:p text:style-name="P1">close it seemed always became about how great this</text:p>
      <text:p text:style-name="P1">party was or what you could do..then may be for the first</text:p>
      <text:p text:style-name="P1">time in like 8 years i screamed at you and you were rather</text:p>
      <text:p text:style-name="P1">flustered and all..then i realized you came to and</text:p>
      <text:p text:style-name="P1">agreement with press and all but just always seemed very</text:p>
      <text:p text:style-name="P1">far..just profesaional life..and yeah i cheris you..and here</text:p>
      <text:p text:style-name="P1">peole were constantly hanging around me and all</text:p>
      <text:p text:style-name="P1">that..Trace was my only link with normalcy..and i'd always</text:p>
      <text:p text:style-name="P1">tell him keep a tab on Ash,he's gonna get</text:p>
      <text:p text:style-name="P1">bamboozled..and he did what he could do..Brock went so</text:p>
      <text:p text:style-name="P1">busy..did meet me but was rather all into his own stuffs..i</text:p>
      <text:p text:style-name="P1">just felt lonely..i realized then Ash,as you said yesterday..</text:p>
      <text:p text:style-name="P1">truely i do need you so much.. it's just not fulfilled without</text:p>
      <text:p text:style-name="P1">you.."</text:p>
      <text:p text:style-name="P1">Ash : "yeah i just brushed aside your troubles and all..that</text:p>
      <text:p text:style-name="P1">was being bufoon..and then we just came to that day</text:p>
      <text:p text:style-name="P1">when i,Mist,i still regret that and that's what i was telling</text:p>
      <text:p text:style-name="P1">you..i was killing myself as well..i just told you i'm busy i</text:p>
      <text:p text:style-name="P1">dont wait for guys to come into the doorstep..just if i said</text:p>
      <text:p text:style-name="P1">random people,it goes completely different place..and</text:p>
      <text:p text:style-name="P1">you never cared but then these brats..i'm sorry really Mist"Misty(smile) : "yeah,just a guy pestered me to much..and</text:p>
      <text:p text:style-name="P1">then,but Ash(hugging Ash),just take your break(both</text:p>
      <text:p text:style-name="P1">brusts into laughter)</text:p>
      <text:p text:style-name="P1">Ash(laugh) : "those damn brats tried to talk with my sweet</text:p>
      <text:p text:style-name="P1">flower,i'm salivating,the hunger and then the prey..please i</text:p>
      <text:p text:style-name="P1">beg of you..just come around..i'll feraligate you(all brusts</text:p>
      <text:p text:style-name="P1">into laughter)..how many times you used Glalie?"</text:p>
      <text:p text:style-name="P1">Misty(smile) : "few times.. just too good,i didn't think except my Goldy anybody including Gyarados could've beaten her if she was on the mood..but now</text:p>
      <text:p text:style-name="P1">probably same i guess(laugh).."</text:p>
      <text:p text:style-name="P1">Ash(laugh) : "she's a lesser gem(both laugh) but still more</text:p>
      <text:p text:style-name="P1">than any legendary pest if she wants to be(both</text:p>
      <text:p text:style-name="P1"><text:soft-page-break/>laughs)..her thing is that she'll say you look ugly,this will</text:p>
      <text:p text:style-name="P1">check that etc(both laughs)..so now Gyarados will be asked questions why your tentacles are't polished enough?(both brust into laughter)..true pests my bunch.."</text:p>
      <text:p text:style-name="P1">Misty(laugh) : "far sane with me(both laughes)..yeah,i just</text:p>
      <text:p text:style-name="P1">couldn't believe your words as like till yesterday when you showed</text:p>
      <text:p text:style-name="P1">me what you did,soulmate..and i just got angry..then that</text:p>
      <text:p text:style-name="P1">day wasn't good..and i always thought about</text:p>
      <text:p text:style-name="P1">reconciliation but just never knew and you went</text:p>
      <text:p text:style-name="P1">undercover..so we just only had your those words and</text:p>
      <text:p text:style-name="P1">all.."</text:p>
      <text:p text:style-name="P13">Ash<text:span text:style-name="T209">(solemn)</text:span> : "<text:span text:style-name="T209">yeah Mist but after my 23</text:span><text:span text:style-name="T26">rd</text:span><text:span text:style-name="T209"> badge i said many more talented and beautiful girls have better skills than you why are you so upset,that day i regret even more,that word beautiful Mist,why did i have to use that,you know my view now</text:span></text:p>
      <text:p text:style-name="P13"/>
      <text:p text:style-name="P13">yeah,well i went Undercover from 28,November-</text:p>
      <text:p text:style-name="P1">29,June</text:p>
      <text:p text:style-name="P1">and went to Kalos in 29August-31,July</text:p>
      <text:p text:style-name="P1">then I went through Elite4..</text:p>
      <text:p text:style-name="P1">31,September - Unova and Sludge attack..(both laugh) <text:s/></text:p>
      <text:p text:style-name="P1">31,November - Sinnoh|32,January - Hoenn|32,February - Kalos|32,March - Jhoto|32,May - Orange|32,June - Kanto</text:p>
      <text:p text:style-name="P1"/>
      <text:p text:style-name="P1">so yeah,by then you know</text:p>
      <text:p text:style-name="P1">i cut off from Brock and Trace on 28 November itself as they kept pestering me and by the time I reaches Kanto Elite4,i really didn't have any</text:p>
      <text:p text:style-name="P1">touch whatsoever with my roots..my nights went in deep</text:p>
      <text:p text:style-name="P1">studies or fooled around with Ganger or Noivern or Gerninja or someone other..it</text:p>
      <text:p text:style-name="P1">was like as you said yesterday..Pokemon or hell.. just no</text:p>
      <text:p text:style-name="P1">respite...then i planned and got you this month.. really i</text:p>
      <text:p text:style-name="P1">even came home since 26,June..more than 3 years..i</text:p>
      <text:p text:style-name="P1">really was somewhere else..and these 3 has made me</text:p>
      <text:p text:style-name="P1">what i'm now.. especially Kalos..but Mist,really..just lets</text:p>
      <text:p text:style-name="P1">fly off to Pinkenberry...</text:p>
      <text:p text:style-name="P1">Ash(laugh) : "i guess,but you'll forever be a miracle</text:p>
      <text:p text:style-name="P1">monger,i saw Gyarados and then the flamethrower,i was</text:p>
      <text:p text:style-name="P1">rather so jealous of you as i thought i want that,but then..</text:p>
      <text:p text:style-name="P1">(blush)..um..i turned back at you and you were smirking</text:p>
      <text:p text:style-name="P1">at me saying that it was rather very impressive than only</text:p>
      <text:p text:style-name="P1">impressive with a rather proud face then i went into</text:p>
      <text:p text:style-name="P1">flashback and recalled,and i'm naratting this to you now</text:p>
      <text:p text:style-name="P1">cause i was too flustered before to do so but you looked</text:p>
      <text:p text:style-name="P1">nice that day,i already felt</text:p>
      <text:p text:style-name="P1">Ash(laugh) : "indeed,i organized for a show battle in onthe sea insinuating i never got the respect i deserved</text:p>
      <text:p text:style-name="P1">from my favourite City and then you know a few wise</text:p>
      <text:p text:style-name="P1">brats from the gym implied to the press that the king is</text:p>
      <text:p text:style-name="P1">only after the queen only for you to vehemently deny it</text:p>
      <text:p text:style-name="P1">and get you even more angry..(solemn)..Mist(hugging</text:p>
      <text:p text:style-name="P1">Misty),i..um.."</text:p>
      <text:p text:style-name="P1">Misty(smile,looking at Ash) : "i'm right here,dear"</text:p>
      <text:p text:style-name="P1">Ash(smile) : "right,so there was already too much</text:p>
      <text:p text:style-name="P1">interest,but then before the day i trash talked you..(very</text:p>
      <text:p text:style-name="P1"><text:soft-page-break/>grave) Misty,this was the darke.."</text:p>
      <text:p text:style-name="P1">Misty(smile) : "Ash,it was enough for me to be able to see</text:p>
      <text:p text:style-name="P1">you again live after so many years,well rather having been</text:p>
      <text:p text:style-name="P1">forced to(laugh)that trash talking was far better than</text:p>
      <text:p text:style-name="P1">anything i was hearing before,(beaming) Ash,you</text:p>
      <text:p text:style-name="P1">know,none could've got upto my nerves like you did by</text:p>
      <text:p text:style-name="P1">simply calling me a in Lil's childhood word "runt"</text:p>
      <text:p text:style-name="P1">repeatedly exactly the same way she did that you heard</text:p>
      <text:p text:style-name="P1">and those bug pokemon jokes were just..just blown my</text:p>
      <text:p text:style-name="P1">head off"</text:p>
      <text:p text:style-name="P1">Ash(solemn) : "um..anyhow i should make the amends</text:p>
      <text:p text:style-name="P1">right now..so i said for an utter buffoon that i was i still</text:p>
      <text:p text:style-name="P1">could smell some fishy things were going around the</text:p>
      <text:p text:style-name="P1">Gym,which now i just can't help but want to thrash left</text:p>
      <text:p text:style-name="P1">and right,anyhow,i whined about the food,the gym leaders looks,the pokemons nonsense behaviour proving the</text:p>
      <text:p text:style-name="P1">staffs were rather useless,so in a way riled everyone</text:p>
      <text:p text:style-name="P1">up,and as that forced you out to fight me and so on"</text:p>
      <text:p text:style-name="P1">Misty(laugh) : "that fight was the best,i ust went prepared</text:p>
      <text:p text:style-name="P1">and then out of blue you offered to show all your</text:p>
      <text:p text:style-name="P1">pokemons and then showing Pikachu and saying you'll</text:p>
      <text:p text:style-name="P1">want me to choose for you and i just screamed at you just</text:p>
      <text:p text:style-name="P1">as i used to when we were 15 which was after many</text:p>
      <text:p text:style-name="P1">months actually,i was so solitary.."</text:p>
      <text:p text:style-name="P1">Ash : "yeah,i had to carry on my antics and the crowd</text:p>
      <text:p text:style-name="P1">were suddenly all poured into it when i played my trick by</text:p>
      <text:p text:style-name="P1">offering that chorus which actually was to affect your</text:p>
      <text:p text:style-name="P1">pokemons only.."</text:p>
      <text:p text:style-name="P1">Misty(laugh) : "that was really like i just couldn't imagine</text:p>
      <text:p text:style-name="P1">and none of my pokemons were able to do anything,i was</text:p>
      <text:p text:style-name="P1">too agitated and confused to tell them to counter with the</text:p>
      <text:p text:style-name="P1">same trick,which still wouldn't have worked would it Ash?"</text:p>
      <text:p text:style-name="P1">Ash(smile) : "no not,you just didn't have that jovial</text:p>
      <text:p text:style-name="P1">self as i said my bunch is impossible to defeat either a tie or a victory and to tie you had to be jovial means (hugging Misty firmly,Misty also hugs Ash fimly)my sweet cherished flower would've been beaming in my arms(both smile)..once Golduck of all was confused,and that's exactly</text:p>
      <text:p text:style-name="P1">what Pikachu was there for doing,i knew it's a matter of</text:p>
      <text:p text:style-name="P1">time till the crowd just forces you to quit..you know</text:p>
      <text:p text:style-name="P1">Mist..now at my level, except you i mean then you had so</text:p>
      <text:p text:style-name="P1">many troubles..but except you nobody really can stop</text:p>
      <text:p text:style-name="P1">me..but of course my flower is my flower(huggs Mistyfirmly,Misty huggs Ash,smile)..and my flower only can</text:p>
      <text:p text:style-name="P1">stop me cause the moment she appears across the</text:p>
      <text:p text:style-name="P1">field,i'll just jump off and hug my flower all i want(both</text:p>
      <text:p text:style-name="P1">laughs)"</text:p>
      <text:p text:style-name="P1">Misty(smile,hugging Ash) : "and i'm all about my sweet</text:p>
      <text:p text:style-name="P1">bee.."</text:p>
      <text:p text:style-name="P1">Ash(smile) : "but then you were agitated and i just took</text:p>
      <text:p text:style-name="P1">the advantage,(both laugh)..well i still wanted to hug you</text:p>
      <text:p text:style-name="P1">to death when we did that handshake (both laugh)..and</text:p>
      <text:p text:style-name="P1">that's why the gloves(both brusts into laughter).."</text:p>
      <text:p text:style-name="P1">Misty(smile) : "really,that was something,i just sweared</text:p>
      <text:p text:style-name="P1"><text:soft-page-break/>you to which you again retorted with the Psyduck jokes</text:p>
      <text:p text:style-name="P1">then i just had given up and finally had to tell you to try to</text:p>
      <text:p text:style-name="P1">fight me one on one(laugh)which Snorlax did to an extent</text:p>
      <text:p text:style-name="P1">that i still can't help but laugh"</text:p>
      <text:p text:style-name="P1">Ash(smile) : "yes,it was hard cause none of my pokemons</text:p>
      <text:p text:style-name="P1">was ever going to battle in the first place and Gyarados</text:p>
      <text:p text:style-name="P1">first charged but with that typical Snorlax yawn she was</text:p>
      <text:p text:style-name="P1">so utterly flustered that she just flamethrowed him,to</text:p>
      <text:p text:style-name="P1">which Snorlax,just went into the water</text:p>
      <text:p text:style-name="P1">Misty(laugh) : "then i told Gyarados to to do the ultimate</text:p>
      <text:p text:style-name="P1">Gyarados Rage,it was just a suicidal attarck only for</text:p>
      <text:p text:style-name="P1">Snorlax to tell her that "neither you nor your master don't</text:p>
      <text:p text:style-name="P1">have any idea how to swim",which made her so flustered that Snorlax jumped on top of her head and kept</text:p>
      <text:p text:style-name="P1">on doing the antics and telling her how to stay calm and</text:p>
      <text:p text:style-name="P1">ask questions before doing anything (both laugh) that</text:p>
      <text:p text:style-name="P1">finally made Gyarados so happy that she just gave</text:p>
      <text:p text:style-name="P1">in...that jump itself,Ash i knew what Snorlax and you've</text:p>
      <text:p text:style-name="P1">become..but that was funny Snorlax,your false alarm</text:p>
      <text:p text:style-name="P1">when we were dating(both laugh)..that was real scary.."</text:p>
      <text:p text:style-name="P1">Ash(frown) : "and some Cerulian brats even then had the</text:p>
      <text:p text:style-name="P1">audacity to insinuate that this wasn't funny(laugh)"</text:p>
      <text:p text:style-name="P1">Misty(laugh) : "really,Cerulian and you have become like</text:p>
      <text:p text:style-name="P1">water and fire..anyhow I was just too shocked to do</text:p>
      <text:p text:style-name="P1">anything and finally tried Dewgong vs Pikachu which</text:p>
      <text:p text:style-name="P1">Pikachu just went away with trying to balance himself on</text:p>
      <text:p text:style-name="P1">him and lightly iron telling him each time he discomforted</text:p>
      <text:p text:style-name="P1">it, Dewgong was just too known to Pikachu and despite</text:p>
      <text:p text:style-name="P1">they never liked each other,my poor boy just couldn't think</text:p>
      <text:p text:style-name="P1">that this is not a play..and then i realized your trick of</text:p>
      <text:p text:style-name="P1">sentimental tactics and screamed you off as a cheat</text:p>
      <text:p text:style-name="P1">barely restraining myself from talking all about us to the</text:p>
      <text:p text:style-name="P1">crowd"</text:p>
      <text:p text:style-name="P1">Ash(smile) : "that i myself will,not by words but by</text:p>
      <text:p text:style-name="P1">action,when my official marriage ceremony takes place</text:p>
      <text:p text:style-name="P1">exactly there,me marrying my cherished flower the infinite</text:p>
      <text:p text:style-name="P1">and one more time(hugging Misty,Misty smiles and hugsAsh)"</text:p>
      <text:p text:style-name="P1">Misty(laugh) : "and won't they insinuate anything then?"</text:p>
      <text:p text:style-name="P1">Ash(smile) : "that's the point Mist,when they do i'll tell</text:p>
      <text:p text:style-name="P1">them i wanted my flower and my flower wanted me,if any</text:p>
      <text:p text:style-name="P1">brat has any trouble with that i'll play the hometown</text:p>
      <text:p text:style-name="P1">Pokemon Master Hall of Fame card, insinuating that</text:p>
      <text:p text:style-name="P1">Cerulian never gave me my due which Viridian did,to</text:p>
      <text:p text:style-name="P1">which they'll point to my flower,self contradicting</text:p>
      <text:p text:style-name="P1">themselves to my point that I CHERISH MY FLOWER and</text:p>
      <text:p text:style-name="P1">my flower cherishes me(hugging Misty)"</text:p>
      <text:p text:style-name="P1">Misty(laugh, hugging Ash) : "surely,and that's exactly why</text:p>
      <text:p text:style-name="P1">you didn't go on their invitation didn't you, mouthing off</text:p>
      <text:p text:style-name="P1">the "Showoff Gym" with a "young Dramabook Sinister</text:p>
      <text:p text:style-name="P1">Princess" roaming around like an "Old Venerable</text:p>
      <text:p text:style-name="P1">Venasaur(laugh)?"</text:p>
      <text:p text:style-name="P1">Ash(solemn, hugging Misty firmly) : "um..Mist,you.."</text:p>
      <text:p text:style-name="P1"><text:soft-page-break/>Misty(frown) : "hey,cut it off,would ya?we're just having</text:p>
      <text:p text:style-name="P1">fun."</text:p>
      <text:p text:style-name="P1">Ash(whinning) : "umm..no..my flower before that has to</text:p>
      <text:p text:style-name="P1">spend 1 year in Pinkenberry.."</text:p>
      <text:p text:style-name="P1">Misty(laugh) : "Ash,we'll go there, don't be so upset about</text:p>
      <text:p text:style-name="P1">it"</text:p>
      <text:p text:style-name="P1">Ash(whinning) : "no,i want to runaway with my flower</text:p>
      <text:p text:style-name="P1">tonight.."Misty(brusts into laughter) : "mom said too much</text:p>
      <text:p text:style-name="P1">imagination"</text:p>
      <text:p text:style-name="P1">Ash(brusts into laughter) : "absolutely not"</text:p>
      <text:p text:style-name="P1">Misty(smile) : "anyhow then i screamed and the referee</text:p>
      <text:p text:style-name="P1">said draw and i lose"</text:p>
      <text:p text:style-name="P1">Ash(smile) : "actually on that whole night that was my</text:p>
      <text:p text:style-name="P1">best bit as i told before that i get to date you,so i said first</text:p>
      <text:p text:style-name="P1">handshake and once that was done,'thats our date,thank</text:p>
      <text:p text:style-name="P1">you 'mam(both laughs)"</text:p>
      <text:p text:style-name="P1">Misty(smile) : "what did you say in those hangouts and</text:p>
      <text:p text:style-name="P1">date away there?"</text:p>
      <text:p text:style-name="P1">Ash(laugh) : "well after undercover the logic of swearing</text:p>
      <text:p text:style-name="P1">was very clear to me(both laugh)..so in Kalos parties</text:p>
      <text:p text:style-name="P1">like,'hi!i'm this a date/hangout"..well i never danced with</text:p>
      <text:p text:style-name="P1">anyone except you till Kalos when we broke up..and you</text:p>
      <text:p text:style-name="P1">know the rest.. it's only my flower whoose touch is exactly</text:p>
      <text:p text:style-name="P1">that flower to me(both smiles to each other)..rest well</text:p>
      <text:p text:style-name="P1">once Serena pesterd me,danced with her friend (both</text:p>
      <text:p text:style-name="P1">brusts into laughter)..another two times i said i like to</text:p>
      <text:p text:style-name="P1">dance without any contact(both laugh)..so they just</text:p>
      <text:p text:style-name="P1">finished in a minute(both laugh)..so i'd go 'yay,i heard you,</text:p>
      <text:p text:style-name="P1">what's the meaning of the name'(both brusts into</text:p>
      <text:p text:style-name="P1">laughter)..and then a few pokemons,when they tried to go</text:p>
      <text:p text:style-name="P1">personal,'thanks for sharing your knowledge,see youlater'(both laugh)..few wanted to talk further..Unova was</text:p>
      <text:p text:style-name="P1">different..'do you have a girl'..and the way they looked the</text:p>
      <text:p text:style-name="P1">damn pus and blood..i'd say 'i have a girlfriend whoose</text:p>
      <text:p text:style-name="P1">very very devoted to me and we cherish each other</text:p>
      <text:p text:style-name="P1">beyond limits'..that ended the discussion there but some</text:p>
      <text:p text:style-name="P1">people..'who is she' as so on..'nah,i can only say this</text:p>
      <text:p text:style-name="P1">much,sorry if i'm being rude'..and that's it..my abject</text:p>
      <text:p text:style-name="P1">failure was only not having the realization that Cerulian</text:p>
      <text:p text:style-name="P1">Gym needed my presence for atleast 3 weeks..and even</text:p>
      <text:p text:style-name="P1">after i was so flustered after our break-up,i never even</text:p>
      <text:p text:style-name="P1">thought i could go back to you and instantly cut everyone</text:p>
      <text:p text:style-name="P1">off..just called you once the day after and you were gym</text:p>
      <text:p text:style-name="P1">battling so i thought it's just that that's it and the Gym</text:p>
      <text:p text:style-name="P1">once more,where Berge told me nothing can happen,</text:p>
      <text:p text:style-name="P1">don't disturb...so i just returned and talked with</text:p>
      <text:p text:style-name="P1">Trace,Brock etc and i was so puzzled that all they thought</text:p>
      <text:p text:style-name="P1">was that as i told you why why why..it just felt like Misty</text:p>
      <text:p text:style-name="P1">was all i never had any part in our relationship..so at first i</text:p>
      <text:p text:style-name="P1">just told them don't get into my business as i knew Trace</text:p>
      <text:p text:style-name="P1">and Daisy were close and Viol if ever liked anyone it was</text:p>
      <text:p text:style-name="P1">Brock and viseversa..Gary and Lillie has very similar</text:p>
      <text:p text:style-name="P1"><text:soft-page-break/>characters and Gary kinda had a bit of feelings for her..so</text:p>
      <text:p text:style-name="P1">i just sternly told them forget me and don't get detached</text:p>
      <text:p text:style-name="P1">because i broke up..Gary only got my clue that i meant nomore business about Cerulian Gym for me but you should</text:p>
      <text:p text:style-name="P1">go your way just don't disturb me..rest you know,again</text:p>
      <text:p text:style-name="P1">and again Misty is unhappy and all..i told them i don't</text:p>
      <text:p text:style-name="P1">want to hear,i've got one league left and that's all i know</text:p>
      <text:p text:style-name="P1">later me and Misty can patch up..and you know me</text:p>
      <text:p text:style-name="P1">Mist..it just i mean 13 years and I just thought that was</text:p>
      <text:p text:style-name="P1">really it..i never felt why should I talk again with you cause</text:p>
      <text:p text:style-name="P1">i just never thought of you like just everyone,you were</text:p>
      <text:p text:style-name="P1">always different to me and I was 28..i just thought that</text:p>
      <text:p text:style-name="P1">well so much then..and i also never really bothered to find</text:p>
      <text:p text:style-name="P1">anyone cause it was as you said Misty or bust,</text:p>
      <text:p text:style-name="P1">absolutely...now Trace went on,patch up..he was as good</text:p>
      <text:p text:style-name="P1">as ever but then one day i just couldn't keep it to me</text:p>
      <text:p text:style-name="P1">anymore,and i never sweared like that,in Unova or</text:p>
      <text:p text:style-name="P1">otherwise may be one or two bad words but that day it</text:p>
      <text:p text:style-name="P1">just went off.."</text:p>
      <text:p text:style-name="P1">Misty : "Trace didn't return to Cerulian after that for two</text:p>
      <text:p text:style-name="P1">weeks only phone,that too rare with me only Daisy,then</text:p>
      <text:p text:style-name="P1">when he did he told me Ash i think isn't going to come</text:p>
      <text:p text:style-name="P1">back easily and said he told me things that has just</text:p>
      <text:p text:style-name="P1">broken me apart beyond imagination and he really was</text:p>
      <text:p text:style-name="P1">very depressed.."</text:p>
      <text:p text:style-name="P1">Ash : "yeah,then Brock..same thing almost..but he went</text:p>
      <text:p text:style-name="P1">ahead saying find someone else exactly like you,that justturned my head so much i straight went up and said</text:p>
      <text:p text:style-name="P1">you're nothing but blodd and all and showed a</text:p>
      <text:p text:style-name="P1">document,a book page actually(both laugh)..and said</text:p>
      <text:p text:style-name="P1">read it if you can...his interpretation helped him,but he</text:p>
      <text:p text:style-name="P1">thought my flower is the same as any sludge to me,so</text:p>
      <text:p text:style-name="P1">was absolutely incensed..Max just asked me once or</text:p>
      <text:p text:style-name="P1">twice,i just brushed aside,Dawn same,Iris barely had any</text:p>
      <text:p text:style-name="P1">contact with me,me and Iria was purely professional</text:p>
      <text:p text:style-name="P1">relationship though she was sweet.."</text:p>
      <text:p text:style-name="P1">Misty : "yeah,she hardly had any contact with me either</text:p>
      <text:p text:style-name="P1">but yeah later cut off,Cilan as i told you once after break-</text:p>
      <text:p text:style-name="P1">up and that's it..."</text:p>
      <text:p text:style-name="P1">Ash :"yeah,just chided me once but has still some</text:p>
      <text:p text:style-name="P1">contact,very professional.. doesn't say anything</text:p>
      <text:p text:style-name="P1">personal..i did tell him after our break-up whether he</text:p>
      <text:p text:style-name="P1">wants to have a date with you to know everything about</text:p>
      <text:p text:style-name="P1">you(both laugh) as he was such a big fan,he just scoffed</text:p>
      <text:p text:style-name="P1">at me saying how can you say that about your girlfriend</text:p>
      <text:p text:style-name="P1">and so on..i pointed out that she's no more my</text:p>
      <text:p text:style-name="P1">girlfriend,to which he got flustered and chided me but</text:p>
      <text:p text:style-name="P1">said he won't go much cause i may think he indeed</text:p>
      <text:p text:style-name="P1">wanted to date you(both laugh)..very frank guy..since then</text:p>
      <text:p text:style-name="P1">never spoke except once that i may try to patch up but</text:p>
      <text:p text:style-name="P1">then again said none of his business..truely a goodprofessional guy..and i have no contacts with Clemont</text:p>
      <text:p text:style-name="P1"><text:soft-page-break/>and Serena only calls profeasor oak..i gave you her</text:p>
      <text:p text:style-name="P1">details cause i actually wanted to show how you're</text:p>
      <text:p text:style-name="P1">behaving even after so much humiliation and knowing</text:p>
      <text:p text:style-name="P1">that this girl was with me and so on.."</text:p>
      <text:p text:style-name="P1">Misty(smirk) : "hum.. Ashy-boy?so much faith in Mist</text:p>
      <text:p text:style-name="P1">right?(giggle)"</text:p>
      <text:p text:style-name="P1">Ash(smile) : "and my flower kept it..(both hug each other</text:p>
      <text:p text:style-name="P1">firmly)...yeah,</text:p>
      <text:p text:style-name="P1">then 28,December-29,June,Undercover.</text:p>
      <text:p text:style-name="P1">well they got me in November just as i decided i'll go for</text:p>
      <text:p text:style-name="P1">Kalos..so just went along,started from January till</text:p>
      <text:p text:style-name="P1">May,June was final,July took a rest,August go out to</text:p>
      <text:p text:style-name="P1">Kalos...in June i was at (),where Violet went and all that,i</text:p>
      <text:p text:style-name="P1">just sent my under-cover beaus(both laugh) there..yeah</text:p>
      <text:p text:style-name="P1">they'll be in Pinkenberry only(both brusts into</text:p>
      <text:p text:style-name="P1">laughter)..they extracted Violet's personal info, learnt</text:p>
      <text:p text:style-name="P1">about Brock,then i send an unnamed letter to Mr Kane</text:p>
      <text:p text:style-name="P1">Slate insinuating (both laugh) that Violet still has Brock in</text:p>
      <text:p text:style-name="P1">her mind and that's all..well i mouthed Trace and Brock</text:p>
      <text:p text:style-name="P1">off in November and it was 7 months so i knew</text:p>
      <text:p text:style-name="P1">Brock being him certainly must have throughly</text:p>
      <text:p text:style-name="P1">changed..so yeah that was really it anout Cerulian and all</text:p>
      <text:p text:style-name="P1">you know,after that i took a month rest at Professor Kukui's lab and all that,there Dawn's parents came and</text:p>
      <text:p text:style-name="P1">met me,had a chat and all and Drew and May came...well</text:p>
      <text:p text:style-name="P1">Drew was upset with me cause he thought finally ego has</text:p>
      <text:p text:style-name="P1">caught me up but he never showed that openly just told</text:p>
      <text:p text:style-name="P1">me not to get too carried away,this was before</text:p>
      <text:p text:style-name="P1">Undercover,after that he never mentioned personal</text:p>
      <text:p text:style-name="P1">matters at all...then May,she was again beaking my head</text:p>
      <text:p text:style-name="P1">off,why,why,why,why..i just said why do you want to</text:p>
      <text:p text:style-name="P1">know,are you thinking of breaking up as well..she was</text:p>
      <text:p text:style-name="P1">very upset and sad and then just said she'll never discuss</text:p>
      <text:p text:style-name="P1">anything personal about me but she will as usual tell me</text:p>
      <text:p text:style-name="P1">if she really broke up or not..then she contacted me</text:p>
      <text:p text:style-name="P1">sometimes and all just light chatting same as Drew...till i</text:p>
      <text:p text:style-name="P1">sweared her off on her anniversary..that was a big</text:p>
      <text:p text:style-name="P1">mistake from me..anyhow then that fiasco with Serena</text:p>
      <text:p text:style-name="P1">happened and all that..then the sludge attack,i just had</text:p>
      <text:p text:style-name="P1">given up on everything un-pokemon(laugh,Misty smiles</text:p>
      <text:p text:style-name="P1">and hugs Ash firmly)...Gary never talked about anything</text:p>
      <text:p text:style-name="P1">personal neither Trace,well Trace would just give the</text:p>
      <text:p text:style-name="P1">phone to staffs but rarely very brief just reports,we called</text:p>
      <text:p text:style-name="P1">each other by surnames <text:span text:style-name="T225">which we were doing last night</text:span>(laugh,Misty smiles)..Gary only</text:p>
      <text:p text:style-name="P1">said when he got engaged to Lillie and later married her</text:p>
      <text:p text:style-name="P1">and then about his future, that's it..i was <text:span text:style-name="T226">very </text:span>happy for him</text:p>
      <text:p text:style-name="P1">and all,and now he didn't mention the name Lillie at all cause else i probably would've mouthed him as well(laugh,Misty</text:p>
      <text:p text:style-name="P1">smiles)..oh and once Professor Oak told me Trace got</text:p>
      <text:p text:style-name="P1">married to Daisy,naming her..so i just said good news</text:p>
      <text:p text:style-name="P1">that's all..i had no news about you except papers and here</text:p>
      <text:p text:style-name="P1">and there those i never cared about..the sludge attack i</text:p>
      <text:p text:style-name="P1"><text:soft-page-break/>realized it would be hard so i got even more ferocious and</text:p>
      <text:p text:style-name="P1">all..and yeah 29,August-31,July was Kalos,28,</text:p>
      <text:p text:style-name="P1">September,November, was Elite4s,Unova,Sinnoh,sludge attack at Unova itself..then</text:p>
      <text:p text:style-name="P1">29,January,February,March,May which was Hoenn,Kalos,Jhoto and Orange finally</text:p>
      <text:p text:style-name="P1">in June went to Kanto Elite4,then my flower again</text:p>
      <text:p text:style-name="P1">appeared to save me from insanity and just now in</text:p>
      <text:p text:style-name="P1">August,i've married my soulmate Misty Waterflower(both</text:p>
      <text:p text:style-name="P1">smile at each other hugging each other firmly)"</text:p>
      <text:p text:style-name="P1">Misty(smile) : "Ash,Kalos studies probably helped you to</text:p>
      <text:p text:style-name="P1">get through Jhoto right?"</text:p>
      <text:p text:style-name="P1">Ash(smile) : "yeah pretty much,but you know i never won</text:p>
      <text:p text:style-name="P1">Jhoto and so i just thought i had a score to settle so was</text:p>
      <text:p text:style-name="P1">very determined...Orange was extremely painful..well</text:p>
      <text:p text:style-name="P1">during Jhoto i had an extremely strong pungent feeling</text:p>
      <text:p text:style-name="P1">but somehow brushed it off..then studied again but after</text:p>
      <text:p text:style-name="P1">Jhoto i really had not much direction cause only Orange</text:p>
      <text:p text:style-name="P1">and Kanto were left,Orange i've already won and only</text:p>
      <text:p text:style-name="P1">Kanto..but you know i never wanted to face Lance,he himself infact persisted..you know you've to travel to all</text:p>
      <text:p text:style-name="P1">the gyms whoose badge you have and that's why Kalos</text:p>
      <text:p text:style-name="P1">was so busy and took my focus off..then you know all</text:p>
      <text:p text:style-name="P1">your memories in Jhoto...oh and Pettlesburg was great</text:p>
      <text:p text:style-name="P1">Norman and () were extremely professional,not one word</text:p>
      <text:p text:style-name="P1">about May or Max or about me nothing just very formal</text:p>
      <text:p text:style-name="P1">visit..so i was ok..but Jhoto i told them from before no</text:p>
      <text:p text:style-name="P1">personal questions at all and none dis..so that was all</text:p>
      <text:p text:style-name="P1">right but those feelings were very pungent though i was</text:p>
      <text:p text:style-name="P1">focused and brushed them off but then Orange had to</text:p>
      <text:p text:style-name="P1">come and i knew i was in trouble but just went on and all</text:p>
      <text:p text:style-name="P1">sorts of personal questions were asked..Jhoto of course</text:p>
      <text:p text:style-name="P1">knows all about you and got the clue that I don't want to</text:p>
      <text:p text:style-name="P1">remember you,those who remembered you <text:span text:style-name="T210">with me</text:span> that is and</text:p>
      <text:p text:style-name="P1">there was <text:span text:style-name="T210">2</text:span> only..but Orange you know they <text:span text:style-name="T211">also </text:span>knew</text:p>
      <text:p text:style-name="P1">everything but too zealous,Danny i told you,Rudy first</text:p>
      <text:p text:style-name="P1">thing after formality how great Misty is doing,to which i</text:p>
      <text:p text:style-name="P1">just told him i don't know anything about her for the last</text:p>
      <text:p text:style-name="P1">13 years i parted ways after Orange she went back to the</text:p>
      <text:p text:style-name="P1">gym only had brief contacts for one year but i just don't</text:p>
      <text:p text:style-name="P1">know what happened to her at all but i'm very happy to</text:p>
      <text:p text:style-name="P1">hear she's doing well and i heard it before so yeah,it was</text:p>
      <text:p text:style-name="P1">ok...but all our memories were really troubling me and</text:p>
      <text:p text:style-name="P14">somehow got over,then Officially i had to meet you and </text:p>
      <text:p text:style-name="P14">Foster but Kanto being my own region and last i could</text:p>
      <text:p text:style-name="P1">pick and choose and that's why it was the last,i didn't</text:p>
      <text:p text:style-name="P1">want to come as i already had 6 victories for Hall of Fame</text:p>
      <text:p text:style-name="P1">qualification <text:span text:style-name="T212">and you can do this as i’ve won every single round in all those 6 matches</text:span> but Lance persisted and couldn't say no..but</text:p>
      <text:p text:style-name="P17">went to all gyms even Viridian and Pewter,<text:span text:style-name="T227">Brawn i told you and myself am so ashamed what i did say(hugs Misty firmly,Misty hugs Ash and pats his back smiles)...thanks sweety..(both smiles at each other and Misty tenders Ash’s hairs)...anyway he you know ever the same,just jovial did talk about Cerulian but only said that he was rather not happy by you know as you said that Battle Frontier stuff,but he didn’t tell me about it at all just said the gym leader is too egotistical(both </text:span><text:soft-page-break/><text:span text:style-name="T227">smile and hugs each other) and thats all nothing much...others didn’t talk much and i rather showed them i’m very interested about the gyms itself and exact opposite in personal matters so it just went on...and then Pewter had to go,</text:span>telling Foster</text:p>
      <text:p text:style-name="P1">that please don't ask me any personal things..he obliged</text:p>
      <text:p text:style-name="P1">as he was the one who requested me all the time and</text:p>
      <text:p text:style-name="P15">begged almost later so i had to come <text:span text:style-name="T213">and you know i’ve always kept some professional contact with both Foster and Mr Slate despite Brock and they were very good in this regard never one word about him or you no matter what and i just like Foster as a bro as you know as well extremely sweet boy</text:span>...then after Lance i</text:p>
      <text:p text:style-name="P1">knew my career has come to a<text:span text:style-name="T228">n absolute end</text:span> then with</text:p>
      <text:p text:style-name="P1">my level i saw the next 40/50 years just absolutely</text:p>
      <text:p text:style-name="P1">nothing to do at all...i thought of going back to Kalos buy</text:p>
      <text:p text:style-name="P1">a library and rest there then thought no Professor Kukui's</text:p>
      <text:p text:style-name="P1">Lab,i take up a job after resignation here from the hall,and</text:p>
      <text:p text:style-name="P1">just play around with my bunch and else..i just didn't have</text:p>
      <text:p text:style-name="P1">any goal at all <text:span text:style-name="T229">and had i really went to Kukui lab i obviously would’ve totally cut off from here</text:span>..<text:span text:style-name="T230">Gary knew that,he also agreed saying yes that would be better if i so want but he also told me that my mom would’ve had a tough situation to which i just said that farm...cause i knew that if i kinda take up the life of pokemons absolute maximum a year atmost and that would’ve been it for me so i in the end kinda gave up saying mom would certainly live longer than a year...Professor Kukui too sort of understood it told me you don’t need a job just come here relax and get married and all..i just said no i’ll love to spend time with my bunch only and you know my level and mood and all he also didn’t want to mingle so just really let everything go just after i walked out finally from Kanto Elite4 HQ but you know just thought atleast i will die out of fun with my bunch that would be my satisfaction </text:span>but then as God may have it..i came to</text:p>
      <text:p text:style-name="P1">know about my sweet Mist <text:span text:style-name="T231">flower</text:span> and her plight and then i still</text:p>
      <text:p text:style-name="P1">was unsure but then i had the final Soulmate realization</text:p>
      <text:p text:style-name="P1">and just just jumped upon my Mist..and she's my wife</text:p>
      <text:p text:style-name="P1">now(both hug each other firmly and smile at each</text:p>
      <text:p text:style-name="P1">other)..."</text:p>
      <text:p text:style-name="P1">Misty(smile) : "you never looked at me like anything</text:p>
      <text:p text:style-name="P1">ordinary Ash, neither did I...your personal life made no</text:p>
      <text:p text:style-name="P1">sense without me and viseversa...i thought i should call</text:p>
      <text:p text:style-name="P1">but waited for you a bit then 2nd to 6th i thought i should reconcile cause i knew how stubborn you are but then</text:p>
      <text:p text:style-name="P1">you were undercover,Lance only knew and I desperately</text:p>
      <text:p text:style-name="P1">asked him,he told me it's a secret..<text:span text:style-name="T214">this was</text:span> via Professor Oak,so that</text:p>
      <text:p text:style-name="P1">broke my heart even more cause there was no hope may</text:p>
      <text:p text:style-name="P1">be i would've never saw you again and that only reminded</text:p>
      <text:p text:style-name="P1">me of none other than Mom's condition,she as well didn't</text:p>
      <text:p text:style-name="P1">understand our break-up and then this..i was desparate to</text:p>
      <text:p text:style-name="P1">get out and so was doing this and that..but could never</text:p>
      <text:p text:style-name="P1">actually go to date..yeah spoke with guys and said ok let's</text:p>
      <text:p text:style-name="P1">date..but just as i had to go,i just couldn't as i can never</text:p>
      <text:p text:style-name="P1">imagine a random bloke even touching me on a date or</text:p>
      <text:p text:style-name="P1">something i mean personal..date to me was synonymous</text:p>
      <text:p text:style-name="P1">with my Ash and that's all...so i just didn't know then 2</text:p>
      <text:p text:style-name="P1">years passed all my sisters went away and it was really</text:p>
      <text:p text:style-name="P1">horrible there so i started to do what i was doing,then Hall</text:p>
      <text:p text:style-name="P1">of Fame and that craze and it made me even more sad</text:p>
      <text:p text:style-name="P1">cause Gym leader hall of fame is so so difficult..and it</text:p>
      <text:p text:style-name="P1">just went on..and i just truely went to use those poisons..i</text:p>
      <text:p text:style-name="P1"><text:soft-page-break/>just wanted to forget you and i couldn't..but (smile)..i'm</text:p>
      <text:p text:style-name="P1">soully with my Ash now(both hug each other firmly and</text:p>
      <text:p text:style-name="P16">smiling at each other)"</text:p>
      <text:p text:style-name="P16"/>
      <text:p text:style-name="P16">only for my pokemons to get me in and then i broke into</text:p>
      <text:p text:style-name="P1">your room,till then that record was playing constantly</text:p>
      <text:p text:style-name="P1">around the Gym,which they couldn't catch as it was fit</text:p>
      <text:p text:style-name="P1">with my own dress."</text:p>
      <text:p text:style-name="P1">Misty(hugging Ash) : "when is that date happening?"</text:p>
      <text:p text:style-name="P1">Ash(solemn) : "um..Mist, yesterday when i was torturing</text:p>
      <text:p text:style-name="P1">you.."</text:p>
      <text:p text:style-name="P1">Misty(frown) : "which ended with our happy marriage,cut</text:p>
      <text:p text:style-name="P1">to the exact part"</text:p>
      <text:p text:style-name="P1">Ash(smile,hugging Misty) : "right,my flower is looking very</text:p>
      <text:p text:style-name="P1">bright since then"</text:p>
      <text:p text:style-name="P1">Misty(smile,hugging Ash) : "and so is my bee.continue."</text:p>
      <text:p text:style-name="P1">Ash(smile) : "i'll date my flower exactly there every</text:p>
      <text:p text:style-name="P1">morning and evening after(scowl) she has to appease</text:p>
      <text:p text:style-name="P1">some chosen goddamn b.."</text:p>
      <text:p text:style-name="P1">Misty(frown) : "yeah we all know that."</text:p>
      <text:p text:style-name="P1">Ash(concerned) : "um..no Mist,you were always so tired</text:p>
      <text:p text:style-name="P1">everyday,those brats will queue in from 6 in the morning</text:p>
      <text:p text:style-name="P1">till 5 in the morning,so..(Misty laughs)..7:30-8:30 and 10-</text:p>
      <text:p text:style-name="P1">11 everyday.."</text:p>
      <text:p text:style-name="P1">Misty(laugh) : "Ash,i'll have to study too.."</text:p>
      <text:p text:style-name="P1">Ash(frown) : "the goddamn articles..and you also will</text:p>
      <text:p text:style-name="P1">have to give presentations?"</text:p>
      <text:p text:style-name="P1">Misty(smile) : "reports on my Pokemons,Staffs,all ofit,well Sarah writes but i have to go thorough and sign and</text:p>
      <text:p text:style-name="P1">all that,then you have to fix this and that..a Gym</text:p>
      <text:p text:style-name="P1">sometimes is a real pest and feels like a cage.."</text:p>
      <text:p text:style-name="P1">Ash(tenderly cajoling Misty's cheeks,solemn) : "so much</text:p>
      <text:p text:style-name="P1">strain my little flower had to go through all for a</text:p>
      <text:p text:style-name="P1">godforsaken brat like me.."</text:p>
      <text:p text:style-name="P1">Misty(frown) : "Ash!"</text:p>
      <text:p text:style-name="P1">Ash(solemn) : "um..no,my flower has to be beaming all</text:p>
      <text:p text:style-name="P1">the time and i'll take care of those dumb things</text:p>
      <text:p text:style-name="P1">myself,besides,they'll pester me as well..(laugh).."</text:p>
      <text:p text:style-name="P1">Misty(laugh) : "infinitely more than me,you have the whole</text:p>
      <text:p text:style-name="P1">world to look after"</text:p>
      <text:p text:style-name="P1">Ash(frown) : "i'll only take care of one thing and.."</text:p>
      <text:p text:style-name="P1">Misty(laugh) : "Vulture or Brat?"</text:p>
      <text:p text:style-name="P1">Ash(scowl) : "anybody that dares to come around the gym</text:p>
      <text:p text:style-name="P1">anytime except 11-11:15 strictly with 7 league tiles and</text:p>
      <text:p text:style-name="P1">31 Kanto badges..i'll show them otherwise.."</text:p>
      <text:p text:style-name="P1">Misty(laugh) : "all right,we'll date atleast 5 full day a week</text:p>
      <text:p text:style-name="P1">Ash(scowl) : "6"</text:p>
      <text:p text:style-name="P1">Misty(smile) : "Ash,you want to go to the cape on a</text:p>
      <text:p text:style-name="P1">Fullmoon 2 am in summer? it's heaven"</text:p>
      <text:p text:style-name="P1">Ash(frown) : "umm..but,my flower may catch..um..heat.."</text:p>
      <text:p text:style-name="P1">Misty(smile) : "right,so we're going there every fool moon"</text:p>
      <text:p text:style-name="P1"><text:soft-page-break/>Ash(smile) : "everyday would do(scowl)given no otherbrat has the audacity to come anywhere near the whole</text:p>
      <text:p text:style-name="P1">cape..um..that whole day"</text:p>
      <text:p text:style-name="P1">Misty(laugh) : "you'll love Cerulian Ash,you'll see"</text:p>
      <text:p text:style-name="P1">Ash(smile) : "only my flower and (showing the ring)what</text:p>
      <text:p text:style-name="P1">my flower gave me from there"</text:p>
      <text:p text:style-name="P1">Misty(smile,holding Ash's neck) : "really Ash, there's just</text:p>
      <text:p text:style-name="P1">so much to do with you,and now finally only you(hugging</text:p>
      <text:p text:style-name="P1">Ash)"</text:p>
      <text:p text:style-name="P1">Ash(smile, hugging Misty) : "right,but um..want to know</text:p>
      <text:p text:style-name="P1">about the precise observation(both brusts into laughter)?"</text:p>
      <text:p text:style-name="P1">Misty(laugh) : "Ash, I can't believe how you even know</text:p>
      <text:p text:style-name="P1">when i have to go to washroom..(both laugh)..(tendering</text:p>
      <text:p text:style-name="P1">Ash).. precisely soulmate(both giggle)"</text:p>
      <text:p text:style-name="P1">Ash(smile) : "well,at first i had to observe you for my own</text:p>
      <text:p text:style-name="P1">safety(both laughes uncontrollably)..then just after one</text:p>
      <text:p text:style-name="P1">month it was may be infatuation but from 3rd month i just</text:p>
      <text:p text:style-name="P1">just always wanted to look at your face all the time..it</text:p>
      <text:p text:style-name="P1">wasn't that i won't get a bit charmed by other good</text:p>
      <text:p text:style-name="P1">looking girls..but it was just that one moment that's</text:p>
      <text:p text:style-name="P1">all..you were totally different...i never still consider you</text:p>
      <text:p text:style-name="P1">say beautiful or good looking.."</text:p>
      <text:p text:style-name="P1">Misty(smile) : "soully wordplay"</text:p>
      <text:p text:style-name="P1">Ash(smile) : "right..well i knew your whole body cause we</text:p>
      <text:p text:style-name="P1">were always together as do you but it is too i know like it'smy own..you never appeared to me as a cute girl whoose</text:p>
      <text:p text:style-name="P1">dying for me all time,it was just that your presence was</text:p>
      <text:p text:style-name="P1">so sweet and enticing to me,later just grew and i guess all</text:p>
      <text:p text:style-name="P1">the previous states was for yesterday..soully unified with</text:p>
      <text:p text:style-name="P1">my sweet soulmate Mist(both beam and smile)"</text:p>
      <text:p text:style-name="P1">Misty(smile) : "yeah Ash,i much later realized it during the</text:p>
      <text:p text:style-name="P1">last 5 months of depression you and rest... you gazed at</text:p>
      <text:p text:style-name="P1">me at it then i didn't realize but later i saw many sludges</text:p>
      <text:p text:style-name="P1">and then i realized what you had for me which was more</text:p>
      <text:p text:style-name="P1">cleared later..you ever looked at me like your very very</text:p>
      <text:p text:style-name="P1">own..just didn't make any difference to you..never saw</text:p>
      <text:p text:style-name="P1">that in anyone else and now i know it's only you(smiles)"</text:p>
      <text:p text:style-name="P1">Ash(smile) : "yeah,your eyes too,you ever looked at my</text:p>
      <text:p text:style-name="P1">face with blind devotion and while fighting (both laugh)..i</text:p>
      <text:p text:style-name="P1">was more afraid that you sometimes came so close that</text:p>
      <text:p text:style-name="P1">you'll kiss my head off(both laugh).."</text:p>
      <text:p text:style-name="P1">Misty(laugh) : "i wanted to do that so many times</text:p>
      <text:p text:style-name="P1">Ash(both smile)..but at the moment i always thought</text:p>
      <text:p text:style-name="P1">you're my very own,a kiss just won't define my adoration</text:p>
      <text:p text:style-name="P1">for you..and your whole presence too so sweet to</text:p>
      <text:p text:style-name="P1">me...truely Soulmates can have that much naturality</text:p>
      <text:p text:style-name="P1">between them.."</text:p>
      <text:p text:style-name="P1">Ash(smile) : "yeah,so true....<text:span text:style-name="T233">you know gender and all,but you were just totally something else to me and i also know so was i and now i exactly know as you do we’re ONE(both smile at each other)..when we’re two,</text:span>for us <text:span text:style-name="T234">each </text:span>we just <text:span text:style-name="T232">don’t</text:span> know</text:p>
      <text:p text:style-name="P18">anything except <text:span text:style-name="T235">the</text:span> other"</text:p>
      <text:p text:style-name="P18">Misty(smile) : "Soulmate"</text:p>
      <text:p text:style-name="P1"><text:soft-page-break/>(both hug each other very firmly and smile at each other <text:span text:style-name="T236">looking into each other’s eyes and stay like that for long time</text:span>)</text:p>
      <text:p text:style-name="P1"/>
      <text:p text:style-name="P1"/>
      <text:p text:style-name="P1"/>
      <text:p text:style-name="P1">Misty(smile) : "Ash remember our battle at Whirl and for</text:p>
      <text:p text:style-name="P1">Totodile? i'll always love those two cause before that</text:p>
      <text:p text:style-name="P1">truely we were too mischievous with each other"</text:p>
      <text:p text:style-name="P1">Ash(laugh) : "i had no respect for you as being any good</text:p>
      <text:p text:style-name="P1">in our entire 5 years travel,Whirl i was playing along as a</text:p>
      <text:p text:style-name="P1">sportsman"</text:p>
      <text:p text:style-name="P1">Misty(smile) : "but your idea of me being a miracle</text:p>
      <text:p text:style-name="P1">monger hasn't changed since the day you saw Gyarados"</text:p>
      <text:p text:style-name="P1">Ash(smile,hugging Misty) : "am i wrong?"</text:p>
      <text:p text:style-name="P1">Misty(laugh) : "i can never forget Gyarados' plight against</text:p>
      <text:p text:style-name="P1">Snorlax ever"</text:p>
      <text:p text:style-name="P1">Ash(smile) : "that's exactly why i can't battle at all any</text:p>
      <text:p text:style-name="P1">more Officially,my condition won't allow me"</text:p>
      <text:p text:style-name="P1">Misty : "Ash,your pokemons would still battle if i tell them</text:p>
      <text:p text:style-name="P1">to right?"</text:p>
      <text:p text:style-name="P1">Ash : "yeah sure but you'll have to finish quickly and</text:p>
      <text:p text:style-name="P1">handle them a bit carefully,they're all just always waiting</text:p>
      <text:p text:style-name="P1">for the very next moment of fun,unless you can agree</text:p>
      <text:p text:style-name="P1">some false alarms..but most importantly they'll never</text:p>
      <text:p text:style-name="P1">attack anyone it'll be just to teach you the art of the</text:p>
      <text:p text:style-name="P19">attack(both laughes uncontrollably)</text:p>
      <text:p text:style-name="P19">"Misty : "yeah you're right,but actually the only time they'll</text:p>
      <text:p text:style-name="P1">seriously battle is if it's Life and Death ain't it?and false</text:p>
      <text:p text:style-name="P1">alarms will only give accordingly limited opportunity</text:p>
      <text:p text:style-name="P1">where they'll be a bit too serious than just fooling around"</text:p>
      <text:p text:style-name="P1">Ash : "yeah pretty much,i only need them for momentary</text:p>
      <text:p text:style-name="P1">defense thats all,and my ultimate compells me to die</text:p>
      <text:p text:style-name="P1">right beside them"</text:p>
      <text:p text:style-name="P1">Misty : "yes Ash,that you have to"</text:p>
      <text:p text:style-name="P1">Ash : "you've only set that with Dewgong and Golduck</text:p>
      <text:p text:style-name="P1">Mist,but(concerned) um..you still can get agitated</text:p>
      <text:p text:style-name="P1">sometimes given those brats.."</text:p>
      <text:p text:style-name="P1">Misty(smile) : "yeah,but you'll be there with me"</text:p>
      <text:p text:style-name="P1">Ash(smile) : "right,but Mist,i've not heard your singing for</text:p>
      <text:p text:style-name="P1">such a long time..the way you hummed those songs and</text:p>
      <text:p text:style-name="P1">later sang to me,but i prefer your humming more(both</text:p>
      <text:p text:style-name="P1">smile)..just humming,you get a little better then ok?"</text:p>
      <text:p text:style-name="P1">Misty(smile) :</text:p>
      <text:p text:style-name="P1">Ash(hugging Misty,smile) : "that made my whole day"</text:p>
      <text:p text:style-name="P1">Misty(hugging Ash,smile) : "anytime"</text:p>
      <text:p text:style-name="P1">.......</text:p>
      <text:p text:style-name="P1">Ash(solemn) : "Mist,you cried very much yesterday and</text:p>
      <text:p text:style-name="P1">twice gave me some scare by almost fainting and then</text:p>
      <text:p text:style-name="P1">those 10/15 minutes you lied on the grass sobbing</text:p>
      <text:p text:style-name="P1">uncontrollably finally coming to the realizations"Misty(smile) : "dear,you were being honest with yourself</text:p>
      <text:p text:style-name="P1">that's all"</text:p>
      <text:p text:style-name="P1"><text:soft-page-break/>Ash : "still,um..i just want something..</text:p>
      <text:p text:style-name="P1">Misty(smile) : "Viridian Lake?"</text:p>
      <text:p text:style-name="P1">Ash(smile,hugging Misty) : "Perfect, tomorrow night,we</text:p>
      <text:p text:style-name="P1">go to Pinkenberry on Charizard"</text:p>
      <text:p text:style-name="P1">Misty(laugh) : "you want to avoid everybody right?"</text:p>
      <text:p text:style-name="P1">Ash(smile) : "Mist,there are many totally islands in Orange</text:p>
      <text:p text:style-name="P1">where very few people go that too for day to day life,we</text:p>
      <text:p text:style-name="P1">can stay in any of those all our lives without anyone ever</text:p>
      <text:p text:style-name="P1">knowing our whereabouts"</text:p>
      <text:p text:style-name="P1">Misty(laugh) : "where would the kids go?"</text:p>
      <text:p text:style-name="P1">Ash(smile) : "on Charizard"</text:p>
      <text:p text:style-name="P1">Misty(smile,Looking at Ash) : "we'll see about that,ok?"</text:p>
      <text:p text:style-name="P1">Ash(smile) : "ok,but not so easy so though with</text:p>
      <text:p text:style-name="P1">kids(laugh)i can't swear left and right and bash Cerulian</text:p>
      <text:p text:style-name="P1">Vultures at all then."</text:p>
      <text:p text:style-name="P1">Misty(hugging,looking at Ash) : "it's all right Ash,just that.."</text:p>
      <text:p text:style-name="P1">Ash(hugging and looking at Misty,smile) : "all in good</text:p>
      <text:p text:style-name="P1">times dear,all in good times."</text:p>
      <text:p text:style-name="P1">(both hug for a long time)</text:p>
      <text:p text:style-name="P1">..........</text:p>
      <text:p text:style-name="P1">Misty(smile) : "Ash,tell me,you already knew i was allyours even before you confronted me yesterday,right?"</text:p>
      <text:p text:style-name="P1">Ash(smile) : "umm..i guessed it but you know i had to</text:p>
      <text:p text:style-name="P1">absolutely confirm..but Mist(hugging Misty,solemn).."</text:p>
      <text:p text:style-name="P1">Misty(smile,hugging Ash) : "Ash,it's alright! as we broke</text:p>
      <text:p text:style-name="P1">up i was confused,Green knew me and i knew him in</text:p>
      <text:p text:style-name="P1">childhood then he was a nice guy and Brock was so</text:p>
      <text:p text:style-name="P1">dissapointed in you that..Ash,cut it"</text:p>
      <text:p text:style-name="P1">Ash(frown) : "no i won't i'll kill Brock as soon as i see that</text:p>
      <text:p text:style-name="P1">brat..(solemn)Mist,i can't believe Brock of all people</text:p>
      <text:p text:style-name="P1">could..could.."</text:p>
      <text:p text:style-name="P1">Misty(scoff) : "Ash! get a hold on youself!"</text:p>
      <text:p text:style-name="P1">Ash(dejected,hugging Misty) : "agree to spend a month in</text:p>
      <text:p text:style-name="P1">Pinkenberry,only then."</text:p>
      <text:p text:style-name="P1">Misty(smile,hugging Ash) : "1 week dear,you'll be bored</text:p>
      <text:p text:style-name="P1">yourself that long"</text:p>
      <text:p text:style-name="P1">Ash : "surely my grave was good enough as i told</text:p>
      <text:p text:style-name="P1">Brock,indeed.So kinds tried to impress things upon you</text:p>
      <text:p text:style-name="P1">leading you to cut him off..and Trace?</text:p>
      <text:p text:style-name="P1">Misty(sigh) : "Trace never got out of confusion about you</text:p>
      <text:p text:style-name="P1">and as he was with Daisy,this idea that i will only be</text:p>
      <text:p text:style-name="P1">healed staying away gripped him entirely,so later i had to</text:p>
      <text:p text:style-name="P1">cut off"</text:p>
      <text:p text:style-name="P1">Ash(sigh) : "this en.. hasn't changed, anyhow,Brock</text:p>
      <text:p text:style-name="P1">realized something himself about himself and given hischaracter could change himself very quickly"</text:p>
      <text:p text:style-name="P1">Misty : "right"</text:p>
      <text:p text:style-name="P1">Ash(smile) : "and i know about those brats enough,nah!</text:p>
      <text:p text:style-name="P1">as much as i would love to but i can't feel but sympathy</text:p>
      <text:p text:style-name="P1">for them and they're not going the rounds for sure,Unlike</text:p>
      <text:p text:style-name="P1">Serena.."</text:p>
      <text:p text:style-name="P1">Misty(smile) : "neither is Serena"</text:p>
      <text:p text:style-name="P1"><text:soft-page-break/>Ash(laugh) : "i hope so,but our treatments has been</text:p>
      <text:p text:style-name="P1">similar,same words even"</text:p>
      <text:p text:style-name="P1">Misty(laugh) : "natural"</text:p>
      <text:p text:style-name="P1">......</text:p>
      <text:p text:style-name="P1">Brock : "oh..um..hi Ash.."</text:p>
      <text:p text:style-name="P1">Ash(extremely grave) : "why is it so Brock,that i find</text:p>
      <text:p text:style-name="P1">there's 3 particular names among which 1 is extremely</text:p>
      <text:p text:style-name="P1">extremely important to you as if for this NAME you have a</text:p>
      <text:p text:style-name="P1">bit too much,a bit too desparate,a bit too intense,a bit</text:p>
      <text:p text:style-name="P1">too.."</text:p>
      <text:p text:style-name="P1">Brock : "Ash,it was a mistake,you know as well then that</text:p>
      <text:p text:style-name="P1">your rounds which you told us earlier was only intuitive to</text:p>
      <text:p text:style-name="P1">you as well..and.."</text:p>
      <text:p text:style-name="P1">Ash(laugh) : "i told you a d.. l... r..?"</text:p>
      <text:p text:style-name="P1">Brock(sigh) : "i much later came to know that you saved</text:p>
      <text:p text:style-name="P1">me actually.."Ash(frown) : "later?later?why is it so o Brocko that i've</text:p>
      <text:p text:style-name="P1">found people being obsessed with a particular word</text:p>
      <text:p text:style-name="P1">"BEST" are a bit too emotional,bit too on the edge,bit too.."</text:p>
      <text:p text:style-name="P1">Brock(sigh) : "Ash,please stop it.i know you did your</text:p>
      <text:p text:style-name="P1">rounds obsessively to a point where now if asked you</text:p>
      <text:p text:style-name="P1">just.."</text:p>
      <text:p text:style-name="P1">Ash(smile) : "sweet sweet Brock,have you seen that just</text:p>
      <text:p text:style-name="P1">like you.."</text:p>
      <text:p text:style-name="P1">Brock : "yeah,alright, don't get so excited,yes cong.."</text:p>
      <text:p text:style-name="P1">Ash(smile) : "sweet sweet.."</text:p>
      <text:p text:style-name="P1">Brock(sigh) : "Man,you need rest..ok,ok,you need to spend</text:p>
      <text:p text:style-name="P1">many months only with Misty in a secluded place and</text:p>
      <text:p text:style-name="P1">that i shouldn't have ever disturbed you yesterday.."</text:p>
      <text:p text:style-name="P1">Ash(scowl) : "was that a challenge Brock?"</text:p>
      <text:p text:style-name="P1">Brock(sigh) : "fine..we should've ever known that you and</text:p>
      <text:p text:style-name="P1">Misty got married the very moment you two met each</text:p>
      <text:p text:style-name="P1">other,and i having just come along afterwards should've</text:p>
      <text:p text:style-name="P1">been the very first one to stand up and declare it when</text:p>
      <text:p text:style-name="P1">time came..</text:p>
      <text:p text:style-name="P1">Ash(grave) : "your coming with me immediately to</text:p>
      <text:p text:style-name="P1">Viridian Forest lake,NOW,just phone home say you'll be</text:p>
      <text:p text:style-name="P1">late"</text:p>
      <text:p text:style-name="P1">Brock : "hey.."Ash(frown) : "you saw Ganger right? don't try me,Mist is</text:p>
      <text:p text:style-name="P1">there as well so you won't be killed thanks to her"</text:p>
      <text:p text:style-name="P1">Brock : "um..at this.."</text:p>
      <text:p text:style-name="P1">Ash(smile) : "Brocko,Brocko,Brocko,you don't want to play</text:p>
      <text:p text:style-name="P1">games again do you? i played a great match with Trace in</text:p>
      <text:p text:style-name="P1">the morning that his great grandchildren will love to</text:p>
      <text:p text:style-name="P1">recall,comply or the result won't be very sweet"</text:p>
      <text:p text:style-name="P1">Brock(sigh) : "alright come on.."</text:p>
      <text:p text:style-name="P1">.....</text:p>
      <text:p text:style-name="P1">Misty(smile) : "hi,Brock(laugh) Brock he's Ash,our little</text:p>
      <text:p text:style-name="P1">pal..sit down.."</text:p>
      <text:p text:style-name="P1">Brock(looking at Ash) : "he doesn't look so little any more"</text:p>
      <text:p text:style-name="P1">Ash(smile) : "Brock do you.."</text:p>
      <text:p text:style-name="P1">Brock(sigh) : "Ash,please,i know what you're trying to get</text:p>
      <text:p text:style-name="P1">to and Misty only came cause your not in a good</text:p>
      <text:p text:style-name="P1"><text:soft-page-break/>condition,Ash we're sorry, alright,you made our day this</text:p>
      <text:p text:style-name="P1">morning for the rest of our lives, things happen.."</text:p>
      <text:p text:style-name="P1">Ash(smile) : "like i was (Misty frowns at Ash)NOT RIGHT?"</text:p>
      <text:p text:style-name="P1">Brock(sigh) : "alright, alright,I'll talk with Misty and you'll</text:p>
      <text:p text:style-name="P1">just watch over if i somehow was rude to her,if i'm shoot</text:p>
      <text:p text:style-name="P1">me all you want(Misty laughs) it's not funny Misty,your</text:p>
      <text:p text:style-name="P1">husband is hellbent on proving to everyone that he was</text:p>
      <text:p text:style-name="P1">right about you and viseversa and so unless we really</text:p>
      <text:p text:style-name="P1">confess it the umpteenth and another time,he'll notdesist(Misty brusts into laughter) and if we don't comply</text:p>
      <text:p text:style-name="P1">he'll set his Ganger and Crawdauntogator on us who</text:p>
      <text:p text:style-name="P1">would pester and fonele us to our next life sooner than</text:p>
      <text:p text:style-name="P1">we would like(Misty laughs loudly)Please Ash,i didn't say</text:p>
      <text:p text:style-name="P1">anything wrong"</text:p>
      <text:p text:style-name="P1">Ash(smile) : "sweet,sweet Brock.."</text:p>
      <text:p text:style-name="P1">Misty(laughing) : "Brock,you guys are so afraid of him all</text:p>
      <text:p text:style-name="P1">the time,he just wants to go to honeymoon as quickly as</text:p>
      <text:p text:style-name="P1">he can..this is this first place where we met,and i told him</text:p>
      <text:p text:style-name="P1">to see if he could get you which he happily obliged"</text:p>
      <text:p text:style-name="P1">Brock : "at this.."</text:p>
      <text:p text:style-name="P1">Ash(smile) : "lucy already knows it,i told her,but Brock</text:p>
      <text:p text:style-name="P1">what was it that you were insi.."</text:p>
      <text:p text:style-name="P1">Misty(sigh) : "Ash,i'll talk remember"</text:p>
      <text:p text:style-name="P1">Ash(sigh) : "alright but(smile) sweet sweet..(Misty again</text:p>
      <text:p text:style-name="P1">laughs)"</text:p>
      <text:p text:style-name="P1">Brock(sigh) : "Ash,really, you're just too playful all the</text:p>
      <text:p text:style-name="P1">time,i didn't insinuate anything"</text:p>
      <text:p text:style-name="P1">Ash(smile) : "you didn.."</text:p>
      <text:p text:style-name="P1">Misty(laugh) : "Ash,i got this,ok?he wants to prove he's not</text:p>
      <text:p text:style-name="P1">the best choice but forever is the choice that is we are</text:p>
      <text:p text:style-name="P1">ever like this- like I'm Ash and He's Misty, Soulmates,one</text:p>
      <text:p text:style-name="P1">entity appearing as two to each other...but in between</text:p>
      <text:p text:style-name="P1">according to him some friends didn't help him byagreeing to look after the Gym,and that is especially you</text:p>
      <text:p text:style-name="P1">since you had been a gym leader and Cerulian provided</text:p>
      <text:p text:style-name="P1">ample opportunities for your studies"</text:p>
      <text:p text:style-name="P1">Ash(frown) : "and.."</text:p>
      <text:p text:style-name="P1">Misty(laugh) : "he's saying that rock vs water type was no</text:p>
      <text:p text:style-name="P1">excuse for someone like you who had more than enough</text:p>
      <text:p text:style-name="P1">aptitude and knowledge"</text:p>
      <text:p text:style-name="P1">Brock(sigh) : "Ash,i had my personal issues then,then lucy</text:p>
      <text:p text:style-name="P1">came and i've understood my mistakes myself,i'm</text:p>
      <text:p text:style-name="P1">extremely sorry and no no repercussion has taken place</text:p>
      <text:p text:style-name="P1">from our mistakes for a long time and you just enjoy your</text:p>
      <text:p text:style-name="P1">honeymoon with Misty it's all chill"</text:p>
      <text:p text:style-name="P1">Ash(scowl) : "but i'm the BEST.."</text:p>
      <text:p text:style-name="P1">Brock(sight) : "alright,i'll give the rigourous.."</text:p>
      <text:p text:style-name="P1">Ash(frown) : "bash the Vultures(Misty laughs) for me and</text:p>
      <text:p text:style-name="P1">f..(Misty frowns : "Ash!").. whatever,just bash Cerulian</text:p>
      <text:p text:style-name="P1">Vultures (Misty brusts out in laughter)"</text:p>
      <text:p text:style-name="P1">Brock : "you two little brats have always pestered me to</text:p>
      <text:p text:style-name="P1">death(Misty laughs even more)Misty,cut it he's going to</text:p>
      <text:p text:style-name="P1"><text:soft-page-break/>completely devour me up unless you help(Misty tears out</text:p>
      <text:p text:style-name="P1">of laughter)(sigh)Ash,those two terms.."</text:p>
      <text:p text:style-name="P1">Ash(frowns) : "Vulture is anyone who tries to portray that</text:p>
      <text:p text:style-name="P1">i'm a playboy and all my antics are deceit like if i'm</text:p>
      <text:p text:style-name="P1">drinking a glass of water its not because of the fact thati'm thirsty,but its a ploy to actually get something else"</text:p>
      <text:p text:style-name="P1">Brock(sigh, concern) : "Ash,we're sorry we beli.."</text:p>
      <text:p text:style-name="P1">Ash(smile) : "you bel.."</text:p>
      <text:p text:style-name="P1">Misty(frowns at Ash) : "Ash!beat it,i'm here"</text:p>
      <text:p text:style-name="P1">Ash(whinning) : "my little flower was.."</text:p>
      <text:p text:style-name="P1">Misty(sigh) : "Ash, it's alright..cut it"</text:p>
      <text:p text:style-name="P1">Brock(smile) : "No,Ash,you really were</text:p>
      <text:p text:style-name="P1">right,none..um..only..um(Misty laughs)..alright,you and</text:p>
      <text:p text:style-name="P1">your flower were always together but a suddenly a herd of</text:p>
      <text:p text:style-name="P1">vultures flown too quickly (Misty again brusts into</text:p>
      <text:p text:style-name="P1">laughter)Misty,please help me on this..(Misty laughs</text:p>
      <text:p text:style-name="P1">uncontrollably)(sigh) anyway.. flown too quickly towards</text:p>
      <text:p text:style-name="P1">Cerulian causing a little gust which for a very short time</text:p>
      <text:p text:style-name="P1">span that went away before anybody even could</text:p>
      <text:p text:style-name="P1">realize,only giving you and your flower a little bit of</text:p>
      <text:p text:style-name="P1">illusion that you weren't as cl..um..(Misty brusts into</text:p>
      <text:p text:style-name="P1">laughter once more)a little bit closure wasn't immediately</text:p>
      <text:p text:style-name="P1">needed(Misty laughs) but as soon as it went you and your</text:p>
      <text:p text:style-name="P1">flower were again together and you didn't ever even</text:p>
      <text:p text:style-name="P1">notice that you weren't at..umm(Misty laughs</text:p>
      <text:p text:style-name="P1">uncontrollably)..anyhow you never even had the throught</text:p>
      <text:p text:style-name="P1">that you didn't have to be..umm(Misty laughs)..you didn't</text:p>
      <text:p text:style-name="P1">ever thought that you don't have to be closer to your</text:p>
      <text:p text:style-name="P1">flower..which is you and your flower always only wants toget closer and closer..(Misty laughs)..happy?"</text:p>
      <text:p text:style-name="P1">Ash(frown) : "Cerulian means all the brats that had the</text:p>
      <text:p text:style-name="P1">audacity to challenge my flower uttering the word</text:p>
      <text:p text:style-name="P1">"challenge" and all those who ever went there with the</text:p>
      <text:p text:style-name="P1">scant thought of trying to even look at my flower(Misty</text:p>
      <text:p text:style-name="P1">brusts into laughter) or those who ever said a bad word</text:p>
      <text:p text:style-name="P1">about my flower must be immediately with their</text:p>
      <text:p text:style-name="P1">godforsaken families packed off to hell(Misty laughs)"</text:p>
      <text:p text:style-name="P1">Brock(sigh) : "all right..Misty,please make sure the</text:p>
      <text:p text:style-name="P1">destination is absolutely empty including the sky(Misty</text:p>
      <text:p text:style-name="P1">brusts into laughter again)..the Vultures went to the</text:p>
      <text:p text:style-name="P1">Cerulian to..alright The Vultures flew from Cerulian to</text:p>
      <text:p text:style-name="P1">Cerulian (Misty laughs) in a cyclic way that never created</text:p>
      <text:p text:style-name="P1">an illusion in your mind that you had to be not getting</text:p>
      <text:p text:style-name="P1">more close to your flower..(Misty brusts into laughter)..</text:p>
      <text:p text:style-name="P1">happy.."</text:p>
      <text:p text:style-name="P1">Ash(scowl) : "why is it so Brock that i've found Viridian</text:p>
      <text:p text:style-name="P1">had the audacity to put a bike in that damned centre</text:p>
      <text:p text:style-name="P1">where you work-a bike that came with this illusion that</text:p>
      <text:p text:style-name="P1">me and my flower had to be parting?(Misty again laughs)"</text:p>
      <text:p text:style-name="P1">Brock(sigh) : "Ash,please,may you with your flower be</text:p>
      <text:p text:style-name="P1">always blessed,let me go Man,please(Misty brusts into</text:p>
      <text:p text:style-name="P1">laughter)"</text:p>
      <text:p text:style-name="P1"><text:soft-page-break/>Ash(scoff) : "was that a threat Brock?(Misty laughs) thatwe're not always blessed,not.."</text:p>
      <text:p text:style-name="P1">Brock(sigh) : "Ash,please!it's our mistake that we ever</text:p>
      <text:p text:style-name="P1">thought there were two different things called Ash and</text:p>
      <text:p text:style-name="P1">Misty as there really isn't and now we're so happy to know</text:p>
      <text:p text:style-name="P1">that..(Misty giggles)"</text:p>
      <text:p text:style-name="P1">Misty(smile) : "you just made our day Brock,thanks"</text:p>
      <text:p text:style-name="P1">Brock(sigh) : "thanks Misty..uh,God saved me today(Misty</text:p>
      <text:p text:style-name="P1">brusts into laughter)"</text:p>
      <text:p text:style-name="P1">Ash(smile) : "sweet sweet Brock.."</text:p>
      <text:p text:style-name="P1">Brock : "Misty,take him to honeymoon as quickly as</text:p>
      <text:p text:style-name="P1">possible and don't return before a year(Misty brusts into</text:p>
      <text:p text:style-name="P1">laughter again) and be always with him..(smile)..am I</text:p>
      <text:p text:style-name="P1">wrong Ash?"</text:p>
      <text:p text:style-name="P1">Ash(laugh) : "not at all, thanks man,have dinner here"</text:p>
      <text:p text:style-name="P1">Brock(smile) : "thanks but.."</text:p>
      <text:p text:style-name="P1">Ash(smiles) : "sweet sweet.."</text:p>
      <text:p text:style-name="P1">Brock(sigh) : "alright,(Misty brusts into laughter) i'm not</text:p>
      <text:p text:style-name="P1">cooking (Ash laughs),who has cooked?"</text:p>
      <text:p text:style-name="P1">Ash(smile) : "yours truely,enjoy youself(goes to get the</text:p>
      <text:p text:style-name="P1">dishes)"</text:p>
      <text:p text:style-name="P1">Brock(laugh) : "Misty,all your 4 years only just this last few</text:p>
      <text:p text:style-name="P1">minutes has completely erased away as if it truely was an</text:p>
      <text:p text:style-name="P1">illusion"</text:p>
      <text:p text:style-name="P1">Misty(giggle) : "exactly Brock,i've not laughed like this foryears..thanks to you and thanks to my beau(blush,smile)"</text:p>
      <text:p text:style-name="P1">Brock(laugh) : "already poems are flowing all around"</text:p>
      <text:p text:style-name="P1">Misty(blush,giggle) : "couldn't desist"</text:p>
      <text:p text:style-name="P1">Brock(smile) : "Misty,i'm very sorry that i pressed him like</text:p>
      <text:p text:style-name="P1">that this morning,but i can see he has just brushed</text:p>
      <text:p text:style-name="P1">everything off as well"</text:p>
      <text:p text:style-name="P1">Misty(smile) : "no i can't mind anymore as i also saw the</text:p>
      <text:p text:style-name="P1">conclusion,which he repeats to just about everyone at</text:p>
      <text:p text:style-name="P1">home and Lab and now they are self recognizing his word</text:p>
      <text:p text:style-name="P1">only to avoid his verbal smacking like you just did,gave</text:p>
      <text:p text:style-name="P1">Trace a real scare in the morning only to make him say by</text:p>
      <text:p text:style-name="P1">himself exactly these but yours were far easier as i am</text:p>
      <text:p text:style-name="P1">here, being with him you know like its been about 30</text:p>
      <text:p text:style-name="P1">hours may be and we didn't sleep a win in between yet</text:p>
      <text:p text:style-name="P1">you see how fresh we both are? in these 30 hours or so i</text:p>
      <text:p text:style-name="P1">have had like every enotion possible and he gave me this</text:p>
      <text:p text:style-name="P1">ring as i told you yesterday itself,Brock it just fells i've</text:p>
      <text:p text:style-name="P1">been married to him eternally..and I can't believe it was so</text:p>
      <text:p text:style-name="P1">easy to say this exact word,but with him it's just has</text:p>
      <text:p text:style-name="P1">become too natural that you don't have any second</text:p>
      <text:p text:style-name="P1">thoughts at all..i can't believe my luck either Brock...even</text:p>
      <text:p text:style-name="P1">10 days ago at this very moment where i was and today</text:p>
      <text:p text:style-name="P1">where i'm today...it's better than every dream i've ever</text:p>
      <text:p text:style-name="P1">had(blush,giggle)"Brock(smile) : "very true,today morning i was telling lucy</text:p>
      <text:p text:style-name="P1">of his words,antics and contents and this night also has</text:p>
      <text:p text:style-name="P1">been wonderful,really it just truely feels that there never</text:p>
      <text:p text:style-name="P1">were any separation at all among all of us,and i can't</text:p>
      <text:p text:style-name="P1">believe he with such reputation and antics would just</text:p>
      <text:p text:style-name="P1"><text:soft-page-break/>brush it of like a dust particle in a matter of a day"</text:p>
      <text:p text:style-name="P1">Misty(smile) : "right but(concerned) he has taken a big toll</text:p>
      <text:p text:style-name="P1">himself mentally you know..his sweetness just allows him</text:p>
      <text:p text:style-name="P1">to express even his grievance in a way that will make</text:p>
      <text:p text:style-name="P1">those who doesn't like him to absolutely adore him"</text:p>
      <text:p text:style-name="P1">Brock(smile) : "absolutely,Misty,you two are just as he</text:p>
      <text:p text:style-name="P1">said always was is and will be together,but yeah take</text:p>
      <text:p text:style-name="P1">good care of him and he does need you more than the</text:p>
      <text:p text:style-name="P1">rest,Trace was smacked because Ash just don't want to</text:p>
      <text:p text:style-name="P1">let you leave him for a moment right?</text:p>
      <text:p text:style-name="P1">Misty(smile,blush) : "absolutely,but could you believe</text:p>
      <text:p text:style-name="P1">Brock that the Ash we saw and my real heart-throb since</text:p>
      <text:p text:style-name="P1">the first sight when i was 15 and now i'm 32..all 17 years</text:p>
      <text:p text:style-name="P1">so much happening with all 3 of us,this is the biggest</text:p>
      <text:p text:style-name="P1">evolution really and he's a once only living legend you</text:p>
      <text:p text:style-name="P1">must've sensed his Pikachu's and his Ganger's ability?"</text:p>
      <text:p text:style-name="P1">Brock : "absolute legend in all respect indeed and yeah</text:p>
      <text:p text:style-name="P1">that Ash and this same thing but may be way sweeter</text:p>
      <text:p text:style-name="P1">now always fooling around and not wanting ever to stop and just wanting to be with you all the time.</text:p>
      <text:p text:style-name="P1">Misty(smile,Blush) : "yup, that's my 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3:21:27.330443166</meta:creation-date>
    <meta:editing-cycles>718</meta:editing-cycles>
    <meta:editing-duration>PT11H20M50S</meta:editing-duration>
    <dc:date>2018-08-02T21:40:44.327348101</dc:date>
    <meta:generator>LibreOffice/5.1.6.2$Linux_X86_64 LibreOffice_project/10m0$Build-2</meta:generator>
    <meta:document-statistic meta:table-count="0" meta:image-count="0" meta:object-count="0" meta:page-count="69" meta:paragraph-count="2525" meta:word-count="37524" meta:character-count="223199" meta:non-whitespace-character-count="188190"/>
  </office:meta>
</office:document-meta>
</file>